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625in"/>
    </style:style>
    <style:style style:name="Table3.D" style:family="table-column">
      <style:table-column-properties style:column-width="2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1b8281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1bba09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1d3a7f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1e0794a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2170c4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21a325c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22aa70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70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8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9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80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84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8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9" style:family="paragraph" style:parent-style-name="Standard">
      <style:text-properties fo:font-style="italic" officeooo:paragraph-rsid="01605f24" style:font-style-asian="italic" style:font-style-complex="italic"/>
    </style:style>
    <style:style style:name="P90" style:family="paragraph" style:parent-style-name="Standard">
      <style:text-properties fo:font-style="italic" officeooo:paragraph-rsid="016a3660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1a2da39" officeooo:paragraph-rsid="01a2da39" style:font-style-asian="italic" style:font-style-complex="italic"/>
    </style:style>
    <style:style style:name="P98" style:family="paragraph" style:parent-style-name="Standard">
      <style:text-properties fo:font-style="italic" officeooo:paragraph-rsid="01bef01a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1d3a7f4" officeooo:paragraph-rsid="01d3a7f4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1c515ea" officeooo:paragraph-rsid="01c515ea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1dcb337" officeooo:paragraph-rsid="01dcb3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1dcb337" officeooo:paragraph-rsid="02510414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1df2599" officeooo:paragraph-rsid="01df259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1eebdc2" officeooo:paragraph-rsid="01eebdc2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1eebdc2" officeooo:paragraph-rsid="021163ff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1eebdc2" officeooo:paragraph-rsid="02119d3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208988e" officeooo:paragraph-rsid="0208988e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2168352" officeooo:paragraph-rsid="0216fe3f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2168352" officeooo:paragraph-rsid="02168352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2168352" officeooo:paragraph-rsid="02170c4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219e33a" officeooo:paragraph-rsid="0219e33a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223d236" officeooo:paragraph-rsid="0223d236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2257f56" officeooo:paragraph-rsid="02257f5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2257f56" officeooo:paragraph-rsid="0226309a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226309a" officeooo:paragraph-rsid="0226309a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22be1a2" officeooo:paragraph-rsid="022be1a2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21a325c" officeooo:paragraph-rsid="021a325c" style:font-style-asian="italic" style:font-style-complex="italic"/>
    </style:style>
    <style:style style:name="P118" style:family="paragraph" style:parent-style-name="Standard">
      <style:text-properties fo:font-style="italic" officeooo:rsid="0239a029" officeooo:paragraph-rsid="0239a029" style:font-style-asian="italic" style:font-style-complex="italic"/>
    </style:style>
    <style:style style:name="P119" style:family="paragraph" style:parent-style-name="Standard">
      <style:text-properties fo:font-style="italic" officeooo:paragraph-rsid="0239fde1" style:font-style-asian="italic" style:font-style-complex="italic"/>
    </style:style>
    <style:style style:name="P120" style:family="paragraph" style:parent-style-name="Standard">
      <style:text-properties fo:font-style="italic" officeooo:rsid="0239fde1" officeooo:paragraph-rsid="0239fde1" style:font-style-asian="italic" style:font-style-complex="italic"/>
    </style:style>
    <style:style style:name="P121" style:family="paragraph" style:parent-style-name="Standard">
      <style:text-properties fo:font-style="italic" officeooo:rsid="023b505d" officeooo:paragraph-rsid="023b505d" style:font-style-asian="italic" style:font-style-complex="italic"/>
    </style:style>
    <style:style style:name="P122" style:family="paragraph" style:parent-style-name="Standard">
      <style:text-properties fo:font-style="italic" officeooo:rsid="023b505d" officeooo:paragraph-rsid="023cf6c9" style:font-style-asian="italic" style:font-style-complex="italic"/>
    </style:style>
    <style:style style:name="P123" style:family="paragraph" style:parent-style-name="Standard">
      <style:text-properties fo:font-style="italic" officeooo:rsid="023f2d17" officeooo:paragraph-rsid="023f2d17" style:font-style-asian="italic" style:font-style-complex="italic"/>
    </style:style>
    <style:style style:name="P124" style:family="paragraph" style:parent-style-name="Standard">
      <style:text-properties fo:font-style="italic" officeooo:paragraph-rsid="023f2d17" style:font-style-asian="italic" style:font-style-complex="italic"/>
    </style:style>
    <style:style style:name="P125" style:family="paragraph" style:parent-style-name="Standard">
      <style:text-properties fo:font-style="italic" officeooo:paragraph-rsid="02403027" style:font-style-asian="italic" style:font-style-complex="italic"/>
    </style:style>
    <style:style style:name="P126" style:family="paragraph" style:parent-style-name="Standard">
      <style:text-properties fo:font-style="italic" officeooo:rsid="0242d14c" officeooo:paragraph-rsid="0242d14c" style:font-style-asian="italic" style:font-style-complex="italic"/>
    </style:style>
    <style:style style:name="P127" style:family="paragraph" style:parent-style-name="Standard">
      <style:text-properties fo:font-style="italic" officeooo:rsid="0244b51e" officeooo:paragraph-rsid="0244b51e" style:font-style-asian="italic" style:font-style-complex="italic"/>
    </style:style>
    <style:style style:name="P128" style:family="paragraph" style:parent-style-name="Standard">
      <style:text-properties fo:font-style="italic" officeooo:rsid="0248313e" officeooo:paragraph-rsid="0248313e" style:font-style-asian="italic" style:font-style-complex="italic"/>
    </style:style>
    <style:style style:name="P129" style:family="paragraph" style:parent-style-name="Standard">
      <style:text-properties fo:font-style="italic" officeooo:paragraph-rsid="024980dc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1a3bf4c" officeooo:paragraph-rsid="01b48736" style:font-style-asian="italic" style:font-style-complex="italic"/>
    </style:style>
    <style:style style:name="P131" style:family="paragraph" style:parent-style-name="Standard">
      <style:text-properties fo:font-style="italic" officeooo:paragraph-rsid="025457b9" style:font-style-asian="italic" style:font-style-complex="italic"/>
    </style:style>
    <style:style style:name="P132" style:family="paragraph" style:parent-style-name="Standard">
      <style:text-properties fo:font-style="italic" officeooo:rsid="025c1edd" officeooo:paragraph-rsid="025c47d1" style:font-style-asian="italic" style:font-style-complex="italic"/>
    </style:style>
    <style:style style:name="P133" style:family="paragraph" style:parent-style-name="Standard">
      <style:text-properties fo:font-style="italic" officeooo:paragraph-rsid="025ca15a" style:font-style-asian="italic" style:font-style-complex="italic"/>
    </style:style>
    <style:style style:name="P134" style:family="paragraph" style:parent-style-name="Standard">
      <style:text-properties fo:font-style="italic" officeooo:rsid="0264a88e" officeooo:paragraph-rsid="0264d8eb" style:font-style-asian="italic" style:font-style-complex="italic"/>
    </style:style>
    <style:style style:name="P135" style:family="paragraph" style:parent-style-name="Standard">
      <style:text-properties fo:font-style="italic" officeooo:paragraph-rsid="0264d8eb" style:font-style-asian="italic" style:font-style-complex="italic"/>
    </style:style>
    <style:style style:name="P136" style:family="paragraph" style:parent-style-name="Standard">
      <style:text-properties fo:font-style="italic" officeooo:rsid="026d9ead" officeooo:paragraph-rsid="0275e047" style:font-style-asian="italic" style:font-style-complex="italic"/>
    </style:style>
    <style:style style:name="P137" style:family="paragraph" style:parent-style-name="Standard">
      <style:text-properties fo:font-style="italic" officeooo:paragraph-rsid="0286868f" style:font-style-asian="italic" style:font-style-complex="italic"/>
    </style:style>
    <style:style style:name="P138" style:family="paragraph" style:parent-style-name="Standard">
      <style:text-properties fo:font-style="italic" officeooo:paragraph-rsid="02898692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paragraph-rsid="024980dc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25457b9" officeooo:paragraph-rsid="025457b9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25457b9" officeooo:paragraph-rsid="02578e84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255b347" officeooo:paragraph-rsid="025457b9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25b0090" officeooo:paragraph-rsid="025b0090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fo:font-weight="normal" officeooo:rsid="025c1edd" officeooo:paragraph-rsid="025c1edd" style:font-style-asian="italic" style:font-weight-asian="normal" style:font-style-complex="italic" style:font-weight-complex="normal"/>
    </style:style>
    <style:style style:name="P159" style:family="paragraph" style:parent-style-name="Standard">
      <style:text-properties fo:font-style="italic" fo:font-weight="normal" officeooo:rsid="0264a88e" officeooo:paragraph-rsid="0264a88e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fo:font-weight="normal" officeooo:rsid="0264d8eb" officeooo:paragraph-rsid="0264d8eb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font-style="italic" fo:font-weight="normal" officeooo:rsid="0269ddcc" officeooo:paragraph-rsid="0269ddcc" style:font-style-asian="italic" style:font-weight-asian="normal" style:font-style-complex="italic" style:font-weight-complex="normal"/>
    </style:style>
    <style:style style:name="P162" style:family="paragraph" style:parent-style-name="Standard">
      <style:text-properties fo:font-style="italic" fo:font-weight="normal" officeooo:rsid="026d91be" officeooo:paragraph-rsid="026d91be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font-style="italic" fo:font-weight="normal" officeooo:rsid="026d91be" officeooo:paragraph-rsid="026d9752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fo:font-weight="normal" officeooo:rsid="027124a9" officeooo:paragraph-rsid="026d9ead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fo:font-weight="normal" officeooo:rsid="02734a54" officeooo:paragraph-rsid="02734a54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fo:font-weight="normal" officeooo:rsid="02734a54" officeooo:paragraph-rsid="0276fe33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fo:font-weight="normal" officeooo:rsid="028463d8" officeooo:paragraph-rsid="028463d8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69" style:family="paragraph" style:parent-style-name="Standard">
      <style:text-properties fo:font-style="italic" style:text-underline-style="none" fo:font-weight="normal" officeooo:rsid="025457b9" officeooo:paragraph-rsid="025457b9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style:text-underline-style="none" fo:font-weight="normal" officeooo:rsid="0255b347" officeooo:paragraph-rsid="025457b9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15%"/>
      <style:text-properties officeooo:paragraph-rsid="0018f3c7"/>
    </style:style>
    <style:style style:name="P172" style:family="paragraph" style:parent-style-name="Standard">
      <style:paragraph-properties fo:line-height="115%"/>
      <style:text-properties officeooo:paragraph-rsid="00495423"/>
    </style:style>
    <style:style style:name="P173" style:family="paragraph" style:parent-style-name="Standard">
      <style:paragraph-properties fo:line-height="115%"/>
      <style:text-properties officeooo:paragraph-rsid="004961a2"/>
    </style:style>
    <style:style style:name="P174" style:family="paragraph" style:parent-style-name="Standard">
      <style:paragraph-properties fo:line-height="115%"/>
      <style:text-properties officeooo:paragraph-rsid="0041ce35"/>
    </style:style>
    <style:style style:name="P175" style:family="paragraph" style:parent-style-name="Standard">
      <style:paragraph-properties fo:line-height="115%"/>
      <style:text-properties officeooo:paragraph-rsid="005fae66"/>
    </style:style>
    <style:style style:name="P176" style:family="paragraph" style:parent-style-name="Standard">
      <style:paragraph-properties fo:line-height="115%"/>
      <style:text-properties officeooo:paragraph-rsid="00a38197"/>
    </style:style>
    <style:style style:name="P177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79" style:family="paragraph" style:parent-style-name="Standard">
      <style:paragraph-properties fo:line-height="100%"/>
      <style:text-properties fo:font-size="14pt" fo:font-style="normal" fo:font-weight="bold" officeooo:rsid="0218ad4b" officeooo:paragraph-rsid="0218ad4b" style:font-size-asian="14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text-properties fo:font-size="14pt" fo:font-style="normal" fo:font-weight="bold" officeooo:rsid="024ee7c9" officeooo:paragraph-rsid="024ee7c9" style:font-size-asian="14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text-properties fo:font-size="14pt" fo:font-style="normal" fo:font-weight="bold" officeooo:rsid="0282a5b6" officeooo:paragraph-rsid="0282a5b6" style:font-size-asian="14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83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84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85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86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87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88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89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90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91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92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93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94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95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96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97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198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199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200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201" style:family="paragraph" style:parent-style-name="Standard">
      <style:paragraph-properties fo:line-height="100%"/>
      <style:text-properties fo:font-weight="bold" officeooo:rsid="01bdc2ea" officeooo:paragraph-rsid="01bdc2ea" style:font-weight-asian="bold" style:font-weight-complex="bold"/>
    </style:style>
    <style:style style:name="P202" style:family="paragraph" style:parent-style-name="Standard">
      <style:paragraph-properties fo:line-height="100%"/>
      <style:text-properties fo:font-weight="bold" officeooo:rsid="01bef01a" officeooo:paragraph-rsid="01bef01a" style:font-weight-asian="bold" style:font-weight-complex="bold"/>
    </style:style>
    <style:style style:name="P203" style:family="paragraph" style:parent-style-name="Standard">
      <style:text-properties officeooo:rsid="0028ac76" officeooo:paragraph-rsid="0028ac76"/>
    </style:style>
    <style:style style:name="P204" style:family="paragraph" style:parent-style-name="Standard">
      <style:text-properties officeooo:paragraph-rsid="0028ac76"/>
    </style:style>
    <style:style style:name="P205" style:family="paragraph" style:parent-style-name="Standard">
      <style:text-properties officeooo:paragraph-rsid="002e1600"/>
    </style:style>
    <style:style style:name="P206" style:family="paragraph" style:parent-style-name="Standard">
      <style:text-properties officeooo:rsid="0031063a" officeooo:paragraph-rsid="0031063a"/>
    </style:style>
    <style:style style:name="P207" style:family="paragraph" style:parent-style-name="Standard">
      <style:paragraph-properties fo:line-height="115%"/>
      <style:text-properties officeooo:rsid="0031063a" officeooo:paragraph-rsid="003cadc2"/>
    </style:style>
    <style:style style:name="P208" style:family="paragraph" style:parent-style-name="Standard">
      <style:text-properties officeooo:paragraph-rsid="0031063a"/>
    </style:style>
    <style:style style:name="P209" style:family="paragraph" style:parent-style-name="Standard">
      <style:text-properties officeooo:rsid="00327fc5" officeooo:paragraph-rsid="00327fc5"/>
    </style:style>
    <style:style style:name="P210" style:family="paragraph" style:parent-style-name="Standard">
      <style:text-properties officeooo:rsid="00327fc5" officeooo:paragraph-rsid="00365b6d"/>
    </style:style>
    <style:style style:name="P211" style:family="paragraph" style:parent-style-name="Standard">
      <style:text-properties officeooo:rsid="00327fc5" officeooo:paragraph-rsid="0184468d"/>
    </style:style>
    <style:style style:name="P212" style:family="paragraph" style:parent-style-name="Standard">
      <style:text-properties officeooo:rsid="003366c6" officeooo:paragraph-rsid="00348e9f"/>
    </style:style>
    <style:style style:name="P213" style:family="paragraph" style:parent-style-name="Standard">
      <style:text-properties officeooo:rsid="003952b0" officeooo:paragraph-rsid="003952b0"/>
    </style:style>
    <style:style style:name="P214" style:family="paragraph" style:parent-style-name="Standard">
      <style:paragraph-properties fo:line-height="115%"/>
      <style:text-properties officeooo:rsid="0040ace3" officeooo:paragraph-rsid="0040ace3"/>
    </style:style>
    <style:style style:name="P215" style:family="paragraph" style:parent-style-name="Standard">
      <style:paragraph-properties fo:line-height="115%"/>
      <style:text-properties officeooo:rsid="0042499f" officeooo:paragraph-rsid="0042499f"/>
    </style:style>
    <style:style style:name="P216" style:family="paragraph" style:parent-style-name="Standard">
      <style:paragraph-properties fo:line-height="115%"/>
      <style:text-properties officeooo:rsid="00432561" officeooo:paragraph-rsid="00432561"/>
    </style:style>
    <style:style style:name="P217" style:family="paragraph" style:parent-style-name="Standard">
      <style:paragraph-properties fo:line-height="115%"/>
      <style:text-properties officeooo:rsid="00432561" officeooo:paragraph-rsid="0287d99f"/>
    </style:style>
    <style:style style:name="P218" style:family="paragraph" style:parent-style-name="Standard">
      <style:paragraph-properties fo:line-height="115%"/>
      <style:text-properties officeooo:rsid="0044f955" officeooo:paragraph-rsid="0044f955"/>
    </style:style>
    <style:style style:name="P219" style:family="paragraph" style:parent-style-name="Standard">
      <style:paragraph-properties fo:line-height="115%"/>
      <style:text-properties officeooo:rsid="0044f955" officeooo:paragraph-rsid="00abdb64"/>
    </style:style>
    <style:style style:name="P220" style:family="paragraph" style:parent-style-name="Standard">
      <style:paragraph-properties fo:line-height="115%"/>
      <style:text-properties officeooo:rsid="00467a6f" officeooo:paragraph-rsid="00467a6f"/>
    </style:style>
    <style:style style:name="P221" style:family="paragraph" style:parent-style-name="Standard">
      <style:paragraph-properties fo:line-height="115%"/>
      <style:text-properties officeooo:rsid="004876da" officeooo:paragraph-rsid="004876da"/>
    </style:style>
    <style:style style:name="P222" style:family="paragraph" style:parent-style-name="Standard">
      <style:paragraph-properties fo:line-height="115%"/>
      <style:text-properties officeooo:rsid="00495423" officeooo:paragraph-rsid="004961a2"/>
    </style:style>
    <style:style style:name="P223" style:family="paragraph" style:parent-style-name="Standard">
      <style:paragraph-properties fo:line-height="115%"/>
      <style:text-properties officeooo:rsid="00495423" officeooo:paragraph-rsid="00495423"/>
    </style:style>
    <style:style style:name="P224" style:family="paragraph" style:parent-style-name="Standard">
      <style:text-properties officeooo:rsid="004a998d" officeooo:paragraph-rsid="004a998d"/>
    </style:style>
    <style:style style:name="P225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1e773bf" officeooo:paragraph-rsid="01e773bf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2168352" officeooo:paragraph-rsid="02168352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1d78b33" officeooo:paragraph-rsid="01d78b33" style:font-style-asian="normal" style:font-weight-asian="bold" style:font-style-complex="normal" style:font-weight-complex="bold"/>
    </style:style>
    <style:style style:name="P229" style:family="paragraph" style:parent-style-name="Standard">
      <style:text-properties fo:font-style="normal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245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246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1a2da39" officeooo:paragraph-rsid="01a43926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rsid="01b82811" officeooo:paragraph-rsid="01b82811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1b07b18" officeooo:paragraph-rsid="01b07b18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1bef01a" officeooo:paragraph-rsid="01bef01a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1d3a7f4" officeooo:paragraph-rsid="01d3a7f4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1d3e392" officeooo:paragraph-rsid="01d3e392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1d78b33" officeooo:paragraph-rsid="01d78b33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1dbf960" officeooo:paragraph-rsid="01dbf960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1dcb337" officeooo:paragraph-rsid="01dcb337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1df2599" officeooo:paragraph-rsid="01df2599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1e2e632" officeooo:paragraph-rsid="01e2e632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1e2e632" officeooo:paragraph-rsid="01e956af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1eebdc2" officeooo:paragraph-rsid="01eebdc2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208988e" officeooo:paragraph-rsid="01efa26f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21163ff" officeooo:paragraph-rsid="021163ff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e0794a" officeooo:paragraph-rsid="01df2599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e0794a" officeooo:paragraph-rsid="01e0794a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e49296" officeooo:paragraph-rsid="01e49296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2168352" officeooo:paragraph-rsid="02168352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218ad4b" officeooo:paragraph-rsid="0218ad4b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218ad4b" officeooo:paragraph-rsid="022c11c5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219e33a" officeooo:paragraph-rsid="0219e33a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paragraph-rsid="021a325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paragraph-rsid="022aa701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23d236" officeooo:paragraph-rsid="0223d236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257f56" officeooo:paragraph-rsid="02257f56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26309a" officeooo:paragraph-rsid="0226309a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22be1a2" officeooo:paragraph-rsid="022be1a2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22c11c5" officeooo:paragraph-rsid="022c11c5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21a325c" officeooo:paragraph-rsid="021a325c" style:font-style-asian="normal" style:font-style-complex="normal"/>
    </style:style>
    <style:style style:name="P279" style:family="paragraph" style:parent-style-name="Standard">
      <style:text-properties fo:font-style="normal" officeooo:rsid="023b505d" officeooo:paragraph-rsid="023b505d" style:font-style-asian="normal" style:font-style-complex="normal"/>
    </style:style>
    <style:style style:name="P280" style:family="paragraph" style:parent-style-name="Standard">
      <style:text-properties fo:font-style="normal" officeooo:rsid="023b505d" officeooo:paragraph-rsid="023cf6c9" style:font-style-asian="normal" style:font-style-complex="normal"/>
    </style:style>
    <style:style style:name="P281" style:family="paragraph" style:parent-style-name="Standard">
      <style:text-properties fo:font-style="normal" officeooo:rsid="023cf6c9" officeooo:paragraph-rsid="023cf6c9" style:font-style-asian="normal" style:font-style-complex="normal"/>
    </style:style>
    <style:style style:name="P282" style:family="paragraph" style:parent-style-name="Standard">
      <style:text-properties fo:font-style="normal" officeooo:rsid="023cfeda" officeooo:paragraph-rsid="023cfeda" style:font-style-asian="normal" style:font-style-complex="normal"/>
    </style:style>
    <style:style style:name="P283" style:family="paragraph" style:parent-style-name="Standard">
      <style:text-properties fo:font-style="normal" officeooo:rsid="023f2d17" officeooo:paragraph-rsid="023f2d17" style:font-style-asian="normal" style:font-style-complex="normal"/>
    </style:style>
    <style:style style:name="P284" style:family="paragraph" style:parent-style-name="Standard">
      <style:text-properties fo:font-style="normal" officeooo:rsid="0239a029" officeooo:paragraph-rsid="0239a029" style:font-style-asian="normal" style:font-style-complex="normal"/>
    </style:style>
    <style:style style:name="P285" style:family="paragraph" style:parent-style-name="Standard">
      <style:text-properties fo:font-style="normal" officeooo:paragraph-rsid="0239a029" style:font-style-asian="normal" style:font-style-complex="normal"/>
    </style:style>
    <style:style style:name="P286" style:family="paragraph" style:parent-style-name="Standard">
      <style:text-properties fo:font-style="normal" officeooo:rsid="0239fde1" officeooo:paragraph-rsid="0239fde1" style:font-style-asian="normal" style:font-style-complex="normal"/>
    </style:style>
    <style:style style:name="P287" style:family="paragraph" style:parent-style-name="Standard">
      <style:text-properties fo:font-style="normal" officeooo:rsid="0240dcec" officeooo:paragraph-rsid="0240dcec" style:font-style-asian="normal" style:font-style-complex="normal"/>
    </style:style>
    <style:style style:name="P288" style:family="paragraph" style:parent-style-name="Standard">
      <style:text-properties fo:font-style="normal" officeooo:rsid="0242d14c" officeooo:paragraph-rsid="0242d14c" style:font-style-asian="normal" style:font-style-complex="normal"/>
    </style:style>
    <style:style style:name="P289" style:family="paragraph" style:parent-style-name="Standard">
      <style:text-properties fo:font-style="normal" officeooo:rsid="0244b51e" officeooo:paragraph-rsid="0244b51e" style:font-style-asian="normal" style:font-style-complex="normal"/>
    </style:style>
    <style:style style:name="P290" style:family="paragraph" style:parent-style-name="Standard">
      <style:text-properties fo:font-style="normal" officeooo:rsid="025b0090" officeooo:paragraph-rsid="025b0090" style:font-style-asian="normal" style:font-style-complex="normal"/>
    </style:style>
    <style:style style:name="P291" style:family="paragraph" style:parent-style-name="Standard">
      <style:text-properties fo:font-style="normal" officeooo:rsid="0264a88e" officeooo:paragraph-rsid="0264a88e" style:font-style-asian="normal" style:font-style-complex="normal"/>
    </style:style>
    <style:style style:name="P292" style:family="paragraph" style:parent-style-name="Standard">
      <style:text-properties fo:font-style="normal" officeooo:rsid="026bf1d0" officeooo:paragraph-rsid="026bf1d0" style:font-style-asian="normal" style:font-style-complex="normal"/>
    </style:style>
    <style:style style:name="P293" style:family="paragraph" style:parent-style-name="Standard">
      <style:text-properties fo:font-style="normal" officeooo:paragraph-rsid="02734a54" style:font-style-asian="normal" style:font-style-complex="normal"/>
    </style:style>
    <style:style style:name="P294" style:family="paragraph" style:parent-style-name="Standard">
      <style:text-properties fo:font-style="normal" officeooo:rsid="027903cb" officeooo:paragraph-rsid="027903cb" style:font-style-asian="normal" style:font-style-complex="normal"/>
    </style:style>
    <style:style style:name="P295" style:family="paragraph" style:parent-style-name="Standard">
      <style:text-properties fo:font-style="normal" officeooo:rsid="02403027" officeooo:paragraph-rsid="02403027" style:font-style-asian="normal" style:font-style-complex="normal"/>
    </style:style>
    <style:style style:name="P296" style:family="paragraph" style:parent-style-name="Standard">
      <style:text-properties fo:font-style="normal" officeooo:rsid="02428434" officeooo:paragraph-rsid="023f2d17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fo:font-style="normal" fo:font-weight="normal" officeooo:rsid="01e773bf" officeooo:paragraph-rsid="01e773bf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fo:font-style="normal" fo:font-weight="normal" officeooo:rsid="01e956af" officeooo:paragraph-rsid="01e956af" style:font-style-asian="normal" style:font-weight-asian="normal" style:font-style-complex="normal" style:font-weight-complex="normal"/>
    </style:style>
    <style:style style:name="P300" style:family="paragraph" style:parent-style-name="Standard">
      <style:text-properties fo:font-style="normal" fo:font-weight="normal" officeooo:rsid="024a3f35" officeooo:paragraph-rsid="024a3f35" style:font-style-asian="normal" style:font-weight-asian="normal" style:font-style-complex="normal" style:font-weight-complex="normal"/>
    </style:style>
    <style:style style:name="P301" style:family="paragraph" style:parent-style-name="Standard">
      <style:text-properties fo:font-style="normal" fo:font-weight="normal" officeooo:paragraph-rsid="024980dc" style:font-style-asian="normal" style:font-weight-asian="normal" style:font-style-complex="normal" style:font-weight-complex="normal"/>
    </style:style>
    <style:style style:name="P302" style:family="paragraph" style:parent-style-name="Standard">
      <style:text-properties fo:font-style="normal" fo:font-weight="normal" officeooo:rsid="025457b9" officeooo:paragraph-rsid="02637c56" style:font-style-asian="normal" style:font-weight-asian="normal" style:font-style-complex="normal" style:font-weight-complex="normal"/>
    </style:style>
    <style:style style:name="P303" style:family="paragraph" style:parent-style-name="Standard">
      <style:text-properties fo:font-style="normal" fo:font-weight="normal" officeooo:rsid="025457b9" officeooo:paragraph-rsid="025f521f" style:font-style-asian="normal" style:font-weight-asian="normal" style:font-style-complex="normal" style:font-weight-complex="normal"/>
    </style:style>
    <style:style style:name="P304" style:family="paragraph" style:parent-style-name="Standard">
      <style:text-properties fo:font-style="normal" fo:font-weight="normal" officeooo:rsid="02637c56" officeooo:paragraph-rsid="0264d8eb" style:font-style-asian="normal" style:font-weight-asian="normal" style:font-style-complex="normal" style:font-weight-complex="normal"/>
    </style:style>
    <style:style style:name="P305" style:family="paragraph" style:parent-style-name="Standard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306" style:family="paragraph" style:parent-style-name="Standard">
      <style:text-properties fo:font-style="normal" fo:font-weight="normal" officeooo:rsid="0258b111" officeooo:paragraph-rsid="025ca15a" style:font-style-asian="normal" style:font-weight-asian="normal" style:font-style-complex="normal" style:font-weight-complex="normal"/>
    </style:style>
    <style:style style:name="P307" style:family="paragraph" style:parent-style-name="Standard">
      <style:text-properties fo:font-style="normal" fo:font-weight="normal" officeooo:rsid="025b0090" officeooo:paragraph-rsid="025b0090" style:font-style-asian="normal" style:font-weight-asian="normal" style:font-style-complex="normal" style:font-weight-complex="normal"/>
    </style:style>
    <style:style style:name="P308" style:family="paragraph" style:parent-style-name="Standard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309" style:family="paragraph" style:parent-style-name="Standard">
      <style:text-properties fo:font-style="normal" fo:font-weight="normal" officeooo:rsid="025c47d1" officeooo:paragraph-rsid="025c47d1" style:font-style-asian="normal" style:font-weight-asian="normal" style:font-style-complex="normal" style:font-weight-complex="normal"/>
    </style:style>
    <style:style style:name="P310" style:family="paragraph" style:parent-style-name="Standard">
      <style:text-properties fo:font-style="normal" fo:font-weight="normal" officeooo:rsid="025c47d1" officeooo:paragraph-rsid="025ca15a" style:font-style-asian="normal" style:font-weight-asian="normal" style:font-style-complex="normal" style:font-weight-complex="normal"/>
    </style:style>
    <style:style style:name="P311" style:family="paragraph" style:parent-style-name="Standard">
      <style:text-properties fo:font-style="normal" fo:font-weight="normal" officeooo:rsid="025ca15a" officeooo:paragraph-rsid="025ca15a" style:font-style-asian="normal" style:font-weight-asian="normal" style:font-style-complex="normal" style:font-weight-complex="normal"/>
    </style:style>
    <style:style style:name="P312" style:family="paragraph" style:parent-style-name="Standard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313" style:family="paragraph" style:parent-style-name="Standard">
      <style:text-properties fo:font-style="normal" fo:font-weight="normal" officeooo:rsid="0264d8eb" officeooo:paragraph-rsid="0264d8eb" style:font-style-asian="normal" style:font-weight-asian="normal" style:font-style-complex="normal" style:font-weight-complex="normal"/>
    </style:style>
    <style:style style:name="P314" style:family="paragraph" style:parent-style-name="Standard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315" style:family="paragraph" style:parent-style-name="Standard">
      <style:text-properties fo:font-style="normal" fo:font-weight="normal" officeooo:rsid="026d91be" officeooo:paragraph-rsid="026d91be" style:font-style-asian="normal" style:font-weight-asian="normal" style:font-style-complex="normal" style:font-weight-complex="normal"/>
    </style:style>
    <style:style style:name="P316" style:family="paragraph" style:parent-style-name="Standard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317" style:family="paragraph" style:parent-style-name="Standard">
      <style:text-properties fo:font-style="normal" fo:font-weight="normal" officeooo:rsid="027124a9" officeooo:paragraph-rsid="026d9ead" style:font-style-asian="normal" style:font-weight-asian="normal" style:font-style-complex="normal" style:font-weight-complex="normal"/>
    </style:style>
    <style:style style:name="P318" style:family="paragraph" style:parent-style-name="Standard">
      <style:text-properties fo:font-style="normal" fo:font-weight="normal" officeooo:rsid="027124a9" officeooo:paragraph-rsid="0275e047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fo:font-weight="normal" officeooo:rsid="02734a54" officeooo:paragraph-rsid="0275e047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fo:font-weight="normal" officeooo:rsid="02734a54" officeooo:paragraph-rsid="02734a54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fo:font-weight="normal" officeooo:rsid="0282a5b6" officeooo:paragraph-rsid="0282a5b6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fo:font-weight="normal" officeooo:rsid="02871e5d" officeooo:paragraph-rsid="0287d99f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fo:font-weight="normal" officeooo:rsid="0287d99f" officeooo:paragraph-rsid="0287d99f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officeooo:paragraph-rsid="00495423"/>
    </style:style>
    <style:style style:name="P328" style:family="paragraph" style:parent-style-name="Standard">
      <style:paragraph-properties fo:line-height="100%"/>
      <style:text-properties officeooo:paragraph-rsid="0050643a"/>
    </style:style>
    <style:style style:name="P329" style:family="paragraph" style:parent-style-name="Standard">
      <style:paragraph-properties fo:line-height="100%"/>
      <style:text-properties officeooo:paragraph-rsid="005d102b"/>
    </style:style>
    <style:style style:name="P330" style:family="paragraph" style:parent-style-name="Standard">
      <style:paragraph-properties fo:line-height="100%"/>
      <style:text-properties officeooo:paragraph-rsid="00632e51"/>
    </style:style>
    <style:style style:name="P331" style:family="paragraph" style:parent-style-name="Standard">
      <style:paragraph-properties fo:line-height="100%"/>
      <style:text-properties officeooo:paragraph-rsid="006b15e0"/>
    </style:style>
    <style:style style:name="P332" style:family="paragraph" style:parent-style-name="Standard">
      <style:paragraph-properties fo:line-height="100%"/>
      <style:text-properties officeooo:paragraph-rsid="006b5675"/>
    </style:style>
    <style:style style:name="P333" style:family="paragraph" style:parent-style-name="Standard">
      <style:paragraph-properties fo:line-height="100%"/>
      <style:text-properties officeooo:paragraph-rsid="006e3a09"/>
    </style:style>
    <style:style style:name="P334" style:family="paragraph" style:parent-style-name="Standard">
      <style:paragraph-properties fo:line-height="100%"/>
      <style:text-properties officeooo:paragraph-rsid="00738320"/>
    </style:style>
    <style:style style:name="P335" style:family="paragraph" style:parent-style-name="Standard">
      <style:paragraph-properties fo:line-height="100%"/>
      <style:text-properties officeooo:paragraph-rsid="0079265a"/>
    </style:style>
    <style:style style:name="P336" style:family="paragraph" style:parent-style-name="Standard">
      <style:paragraph-properties fo:line-height="100%"/>
      <style:text-properties officeooo:paragraph-rsid="007fa5ba"/>
    </style:style>
    <style:style style:name="P337" style:family="paragraph" style:parent-style-name="Standard">
      <style:paragraph-properties fo:line-height="100%"/>
      <style:text-properties officeooo:paragraph-rsid="00863738"/>
    </style:style>
    <style:style style:name="P338" style:family="paragraph" style:parent-style-name="Standard">
      <style:paragraph-properties fo:line-height="100%"/>
      <style:text-properties officeooo:paragraph-rsid="0091b213"/>
    </style:style>
    <style:style style:name="P339" style:family="paragraph" style:parent-style-name="Standard">
      <style:paragraph-properties fo:line-height="100%"/>
      <style:text-properties officeooo:paragraph-rsid="0097a1b6"/>
    </style:style>
    <style:style style:name="P340" style:family="paragraph" style:parent-style-name="Standard">
      <style:paragraph-properties fo:line-height="100%"/>
      <style:text-properties officeooo:paragraph-rsid="007dc5bf"/>
    </style:style>
    <style:style style:name="P341" style:family="paragraph" style:parent-style-name="Standard">
      <style:paragraph-properties fo:line-height="100%"/>
      <style:text-properties officeooo:paragraph-rsid="0098f07e"/>
    </style:style>
    <style:style style:name="P342" style:family="paragraph" style:parent-style-name="Standard">
      <style:paragraph-properties fo:line-height="100%"/>
      <style:text-properties officeooo:paragraph-rsid="00a1b2bb"/>
    </style:style>
    <style:style style:name="P343" style:family="paragraph" style:parent-style-name="Standard">
      <style:paragraph-properties fo:line-height="100%"/>
      <style:text-properties officeooo:paragraph-rsid="00a38197"/>
    </style:style>
    <style:style style:name="P344" style:family="paragraph" style:parent-style-name="Standard">
      <style:paragraph-properties fo:line-height="100%"/>
      <style:text-properties officeooo:paragraph-rsid="00a9ceec"/>
    </style:style>
    <style:style style:name="P345" style:family="paragraph" style:parent-style-name="Standard">
      <style:paragraph-properties fo:line-height="100%"/>
      <style:text-properties officeooo:paragraph-rsid="00aea48b"/>
    </style:style>
    <style:style style:name="P346" style:family="paragraph" style:parent-style-name="Standard">
      <style:paragraph-properties fo:line-height="100%"/>
      <style:text-properties officeooo:paragraph-rsid="00b112c4"/>
    </style:style>
    <style:style style:name="P347" style:family="paragraph" style:parent-style-name="Standard">
      <style:paragraph-properties fo:line-height="100%"/>
      <style:text-properties officeooo:paragraph-rsid="00b56a82"/>
    </style:style>
    <style:style style:name="P348" style:family="paragraph" style:parent-style-name="Standard">
      <style:paragraph-properties fo:line-height="100%"/>
      <style:text-properties officeooo:paragraph-rsid="00b38348"/>
    </style:style>
    <style:style style:name="P349" style:family="paragraph" style:parent-style-name="Standard">
      <style:paragraph-properties fo:line-height="100%"/>
      <style:text-properties officeooo:paragraph-rsid="00a9eb52"/>
    </style:style>
    <style:style style:name="P350" style:family="paragraph" style:parent-style-name="Standard">
      <style:paragraph-properties fo:line-height="100%"/>
      <style:text-properties officeooo:paragraph-rsid="00b87274"/>
    </style:style>
    <style:style style:name="P351" style:family="paragraph" style:parent-style-name="Standard">
      <style:paragraph-properties fo:line-height="100%"/>
      <style:text-properties officeooo:paragraph-rsid="00940908"/>
    </style:style>
    <style:style style:name="P352" style:family="paragraph" style:parent-style-name="Standard">
      <style:paragraph-properties fo:line-height="100%"/>
      <style:text-properties officeooo:paragraph-rsid="00c752f4"/>
    </style:style>
    <style:style style:name="P353" style:family="paragraph" style:parent-style-name="Standard">
      <style:paragraph-properties fo:line-height="100%"/>
      <style:text-properties officeooo:paragraph-rsid="00da4493"/>
    </style:style>
    <style:style style:name="P354" style:family="paragraph" style:parent-style-name="Standard">
      <style:paragraph-properties fo:line-height="100%"/>
      <style:text-properties officeooo:paragraph-rsid="00df0165"/>
    </style:style>
    <style:style style:name="P355" style:family="paragraph" style:parent-style-name="Standard">
      <style:paragraph-properties fo:line-height="100%"/>
      <style:text-properties officeooo:paragraph-rsid="00ebd6e4"/>
    </style:style>
    <style:style style:name="P356" style:family="paragraph" style:parent-style-name="Standard">
      <style:paragraph-properties fo:line-height="100%"/>
      <style:text-properties officeooo:paragraph-rsid="00f3e97e"/>
    </style:style>
    <style:style style:name="P357" style:family="paragraph" style:parent-style-name="Standard">
      <style:paragraph-properties fo:line-height="100%"/>
      <style:text-properties officeooo:paragraph-rsid="0104ff89"/>
    </style:style>
    <style:style style:name="P358" style:family="paragraph" style:parent-style-name="Standard">
      <style:paragraph-properties fo:line-height="100%"/>
      <style:text-properties officeooo:paragraph-rsid="010f38a8"/>
    </style:style>
    <style:style style:name="P359" style:family="paragraph" style:parent-style-name="Standard">
      <style:paragraph-properties fo:line-height="100%"/>
      <style:text-properties officeooo:paragraph-rsid="01115e60"/>
    </style:style>
    <style:style style:name="P360" style:family="paragraph" style:parent-style-name="Standard">
      <style:paragraph-properties fo:line-height="100%"/>
      <style:text-properties officeooo:paragraph-rsid="0116ddb3"/>
    </style:style>
    <style:style style:name="P361" style:family="paragraph" style:parent-style-name="Standard">
      <style:paragraph-properties fo:line-height="100%"/>
      <style:text-properties officeooo:paragraph-rsid="01220b82"/>
    </style:style>
    <style:style style:name="P362" style:family="paragraph" style:parent-style-name="Standard">
      <style:paragraph-properties fo:line-height="100%"/>
      <style:text-properties officeooo:paragraph-rsid="0125223e"/>
    </style:style>
    <style:style style:name="P363" style:family="paragraph" style:parent-style-name="Standard">
      <style:paragraph-properties fo:line-height="100%"/>
      <style:text-properties officeooo:paragraph-rsid="01309713"/>
    </style:style>
    <style:style style:name="P364" style:family="paragraph" style:parent-style-name="Standard">
      <style:paragraph-properties fo:line-height="100%"/>
      <style:text-properties officeooo:paragraph-rsid="01326b81"/>
    </style:style>
    <style:style style:name="P365" style:family="paragraph" style:parent-style-name="Standard">
      <style:paragraph-properties fo:line-height="100%"/>
      <style:text-properties officeooo:paragraph-rsid="00f58c93"/>
    </style:style>
    <style:style style:name="P366" style:family="paragraph" style:parent-style-name="Standard">
      <style:paragraph-properties fo:line-height="100%"/>
      <style:text-properties officeooo:paragraph-rsid="013c52d4"/>
    </style:style>
    <style:style style:name="P367" style:family="paragraph" style:parent-style-name="Standard">
      <style:paragraph-properties fo:line-height="100%"/>
      <style:text-properties officeooo:paragraph-rsid="013d6fbb"/>
    </style:style>
    <style:style style:name="P368" style:family="paragraph" style:parent-style-name="Standard">
      <style:paragraph-properties fo:line-height="100%"/>
      <style:text-properties officeooo:paragraph-rsid="013ddfc0"/>
    </style:style>
    <style:style style:name="P369" style:family="paragraph" style:parent-style-name="Standard">
      <style:paragraph-properties fo:line-height="100%"/>
      <style:text-properties officeooo:paragraph-rsid="013f1034"/>
    </style:style>
    <style:style style:name="P370" style:family="paragraph" style:parent-style-name="Standard">
      <style:paragraph-properties fo:line-height="100%"/>
      <style:text-properties officeooo:paragraph-rsid="0143c3ef"/>
    </style:style>
    <style:style style:name="P371" style:family="paragraph" style:parent-style-name="Standard">
      <style:paragraph-properties fo:line-height="100%"/>
      <style:text-properties officeooo:paragraph-rsid="0152a0f8"/>
    </style:style>
    <style:style style:name="P372" style:family="paragraph" style:parent-style-name="Standard">
      <style:paragraph-properties fo:line-height="100%"/>
      <style:text-properties officeooo:paragraph-rsid="0162a1a6"/>
    </style:style>
    <style:style style:name="P373" style:family="paragraph" style:parent-style-name="Standard">
      <style:paragraph-properties fo:line-height="100%"/>
      <style:text-properties officeooo:paragraph-rsid="016f6694"/>
    </style:style>
    <style:style style:name="P374" style:family="paragraph" style:parent-style-name="Standard">
      <style:paragraph-properties fo:line-height="100%"/>
      <style:text-properties officeooo:paragraph-rsid="017440d5"/>
    </style:style>
    <style:style style:name="P375" style:family="paragraph" style:parent-style-name="Standard">
      <style:paragraph-properties fo:line-height="100%"/>
      <style:text-properties officeooo:paragraph-rsid="017485c8"/>
    </style:style>
    <style:style style:name="P376" style:family="paragraph" style:parent-style-name="Standard">
      <style:paragraph-properties fo:line-height="100%"/>
      <style:text-properties officeooo:paragraph-rsid="0189b6bf"/>
    </style:style>
    <style:style style:name="P377" style:family="paragraph" style:parent-style-name="Standard">
      <style:paragraph-properties fo:line-height="100%"/>
      <style:text-properties officeooo:paragraph-rsid="01a0f13a"/>
    </style:style>
    <style:style style:name="P378" style:family="paragraph" style:parent-style-name="Standard">
      <style:paragraph-properties fo:line-height="100%"/>
      <style:text-properties officeooo:paragraph-rsid="01a43926"/>
    </style:style>
    <style:style style:name="P379" style:family="paragraph" style:parent-style-name="Standard">
      <style:paragraph-properties fo:line-height="100%"/>
      <style:text-properties officeooo:paragraph-rsid="01a8c651"/>
    </style:style>
    <style:style style:name="P380" style:family="paragraph" style:parent-style-name="Standard">
      <style:paragraph-properties fo:line-height="100%"/>
      <style:text-properties officeooo:paragraph-rsid="01bc7f93"/>
    </style:style>
    <style:style style:name="P381" style:family="paragraph" style:parent-style-name="Standard">
      <style:paragraph-properties fo:line-height="100%"/>
      <style:text-properties officeooo:paragraph-rsid="01bef01a"/>
    </style:style>
    <style:style style:name="P382" style:family="paragraph" style:parent-style-name="Standard">
      <style:paragraph-properties fo:line-height="100%"/>
      <style:text-properties officeooo:paragraph-rsid="01c0a50b"/>
    </style:style>
    <style:style style:name="P383" style:family="paragraph" style:parent-style-name="Standard">
      <style:paragraph-properties fo:line-height="100%"/>
      <style:text-properties officeooo:paragraph-rsid="01dcb337"/>
    </style:style>
    <style:style style:name="P384" style:family="paragraph" style:parent-style-name="Standard">
      <style:paragraph-properties fo:line-height="100%"/>
      <style:text-properties officeooo:paragraph-rsid="01e956af"/>
    </style:style>
    <style:style style:name="P385" style:family="paragraph" style:parent-style-name="Standard">
      <style:paragraph-properties fo:line-height="100%"/>
      <style:text-properties officeooo:paragraph-rsid="01eebdc2"/>
    </style:style>
    <style:style style:name="P386" style:family="paragraph" style:parent-style-name="Standard">
      <style:paragraph-properties fo:line-height="100%"/>
      <style:text-properties officeooo:paragraph-rsid="01f1f76c"/>
    </style:style>
    <style:style style:name="P387" style:family="paragraph" style:parent-style-name="Standard">
      <style:paragraph-properties fo:line-height="100%"/>
      <style:text-properties officeooo:paragraph-rsid="01fac782"/>
    </style:style>
    <style:style style:name="P388" style:family="paragraph" style:parent-style-name="Standard">
      <style:paragraph-properties fo:line-height="100%"/>
      <style:text-properties officeooo:paragraph-rsid="0208988e"/>
    </style:style>
    <style:style style:name="P389" style:family="paragraph" style:parent-style-name="Standard">
      <style:paragraph-properties fo:line-height="100%"/>
      <style:text-properties officeooo:paragraph-rsid="020f6fa6"/>
    </style:style>
    <style:style style:name="P390" style:family="paragraph" style:parent-style-name="Standard">
      <style:paragraph-properties fo:line-height="100%"/>
      <style:text-properties officeooo:paragraph-rsid="02168352"/>
    </style:style>
    <style:style style:name="P391" style:family="paragraph" style:parent-style-name="Standard">
      <style:paragraph-properties fo:line-height="100%"/>
      <style:text-properties officeooo:paragraph-rsid="021a325c"/>
    </style:style>
    <style:style style:name="P392" style:family="paragraph" style:parent-style-name="Standard">
      <style:paragraph-properties fo:line-height="100%"/>
      <style:text-properties officeooo:paragraph-rsid="0219e33a"/>
    </style:style>
    <style:style style:name="P393" style:family="paragraph" style:parent-style-name="Standard">
      <style:paragraph-properties fo:line-height="100%"/>
      <style:text-properties officeooo:paragraph-rsid="0226309a"/>
    </style:style>
    <style:style style:name="P394" style:family="paragraph" style:parent-style-name="Standard">
      <style:paragraph-properties fo:line-height="100%"/>
      <style:text-properties officeooo:paragraph-rsid="022e2006"/>
    </style:style>
    <style:style style:name="P395" style:family="paragraph" style:parent-style-name="Standard">
      <style:paragraph-properties fo:line-height="100%"/>
      <style:text-properties officeooo:rsid="00579098" officeooo:paragraph-rsid="00579098"/>
    </style:style>
    <style:style style:name="P396" style:family="paragraph" style:parent-style-name="Standard">
      <style:paragraph-properties fo:line-height="100%"/>
      <style:text-properties officeooo:rsid="005e617e" officeooo:paragraph-rsid="005e617e"/>
    </style:style>
    <style:style style:name="P397" style:family="paragraph" style:parent-style-name="Standard">
      <style:paragraph-properties fo:line-height="100%"/>
      <style:text-properties officeooo:rsid="005e617e" officeooo:paragraph-rsid="00a9eb52"/>
    </style:style>
    <style:style style:name="P398" style:family="paragraph" style:parent-style-name="Standard">
      <style:paragraph-properties fo:line-height="100%"/>
      <style:text-properties officeooo:rsid="0069c514" officeooo:paragraph-rsid="0069c514"/>
    </style:style>
    <style:style style:name="P399" style:family="paragraph" style:parent-style-name="Standard">
      <style:paragraph-properties fo:line-height="100%"/>
      <style:text-properties officeooo:rsid="006b15e0" officeooo:paragraph-rsid="006b15e0"/>
    </style:style>
    <style:style style:name="P400" style:family="paragraph" style:parent-style-name="Standard">
      <style:paragraph-properties fo:line-height="100%"/>
      <style:text-properties officeooo:rsid="00745134" officeooo:paragraph-rsid="00745134"/>
    </style:style>
    <style:style style:name="P401" style:family="paragraph" style:parent-style-name="Standard">
      <style:paragraph-properties fo:line-height="100%"/>
      <style:text-properties officeooo:rsid="00745134" officeooo:paragraph-rsid="00756d32"/>
    </style:style>
    <style:style style:name="P402" style:family="paragraph" style:parent-style-name="Standard">
      <style:paragraph-properties fo:line-height="100%"/>
      <style:text-properties officeooo:rsid="00745134" officeooo:paragraph-rsid="00936952"/>
    </style:style>
    <style:style style:name="P403" style:family="paragraph" style:parent-style-name="Standard">
      <style:paragraph-properties fo:line-height="100%"/>
      <style:text-properties officeooo:rsid="007739a0" officeooo:paragraph-rsid="007739a0"/>
    </style:style>
    <style:style style:name="P404" style:family="paragraph" style:parent-style-name="Standard">
      <style:paragraph-properties fo:line-height="100%"/>
      <style:text-properties officeooo:rsid="007aa141" officeooo:paragraph-rsid="007aa141"/>
    </style:style>
    <style:style style:name="P405" style:family="paragraph" style:parent-style-name="Standard">
      <style:paragraph-properties fo:line-height="100%"/>
      <style:text-properties style:use-window-font-color="true" officeooo:paragraph-rsid="007aa141"/>
    </style:style>
    <style:style style:name="P406" style:family="paragraph" style:parent-style-name="Standard">
      <style:paragraph-properties fo:line-height="100%"/>
      <style:text-properties style:use-window-font-color="true" officeooo:paragraph-rsid="0138616c"/>
    </style:style>
    <style:style style:name="P407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408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410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416" style:family="paragraph" style:parent-style-name="Standard">
      <style:paragraph-properties fo:line-height="100%"/>
      <style:text-properties style:use-window-font-color="true" fo:font-style="italic" officeooo:paragraph-rsid="01bef01a" style:font-style-asian="italic" style:font-style-complex="italic"/>
    </style:style>
    <style:style style:name="P417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418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419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420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421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422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423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424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425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426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427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428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429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430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431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432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433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434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435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436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437" style:family="paragraph" style:parent-style-name="Standard">
      <style:paragraph-properties fo:line-height="100%"/>
      <style:text-properties style:use-window-font-color="true" fo:font-style="italic" officeooo:rsid="01b07b18" officeooo:paragraph-rsid="01bef01a" style:font-style-asian="italic" style:font-style-complex="italic"/>
    </style:style>
    <style:style style:name="P438" style:family="paragraph" style:parent-style-name="Standard">
      <style:paragraph-properties fo:line-height="100%"/>
      <style:text-properties style:use-window-font-color="true" fo:font-style="italic" officeooo:rsid="01a3bf4c" officeooo:paragraph-rsid="01bef01a" style:font-style-asian="italic" style:font-style-complex="italic"/>
    </style:style>
    <style:style style:name="P439" style:family="paragraph" style:parent-style-name="Standard">
      <style:paragraph-properties fo:line-height="100%"/>
      <style:text-properties style:use-window-font-color="true" fo:font-style="italic" officeooo:rsid="01bef01a" officeooo:paragraph-rsid="01bef01a" style:font-style-asian="italic" style:font-style-complex="italic"/>
    </style:style>
    <style:style style:name="P440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441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442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445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458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468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469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470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471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474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475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476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477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b9f16" style:font-style-asian="normal" style:font-style-complex="normal"/>
    </style:style>
    <style:style style:name="P478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officeooo:rsid="018f40a0" officeooo:paragraph-rsid="018f40a0" style:font-style-asian="normal" style:font-style-complex="normal"/>
    </style:style>
    <style:style style:name="P479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officeooo:rsid="018f40a0" officeooo:paragraph-rsid="018f40a0" style:font-style-asian="italic" style:font-style-complex="italic"/>
    </style:style>
    <style:style style:name="P480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481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482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483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484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485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486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487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488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489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490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491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492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493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494" style:family="paragraph" style:parent-style-name="Standard">
      <style:text-properties fo:font-weight="normal" officeooo:rsid="024a3f35" officeooo:paragraph-rsid="024a3f35" style:font-weight-asian="normal" style:font-weight-complex="normal"/>
    </style:style>
    <style:style style:name="P495" style:family="paragraph" style:parent-style-name="Standard">
      <style:text-properties fo:font-weight="normal" officeooo:paragraph-rsid="0276fe33" style:font-weight-asian="normal" style:font-weight-complex="normal"/>
    </style:style>
    <style:style style:name="P496" style:family="paragraph" style:parent-style-name="Standard">
      <style:paragraph-properties fo:line-height="100%"/>
      <style:text-properties officeooo:rsid="0091b213" officeooo:paragraph-rsid="0091b213"/>
    </style:style>
    <style:style style:name="P497" style:family="paragraph" style:parent-style-name="Standard">
      <style:paragraph-properties fo:line-height="100%"/>
      <style:text-properties officeooo:rsid="009600b6" officeooo:paragraph-rsid="009600b6"/>
    </style:style>
    <style:style style:name="P498" style:family="paragraph" style:parent-style-name="Standard">
      <style:paragraph-properties fo:line-height="100%"/>
      <style:text-properties officeooo:rsid="00a1b2bb" officeooo:paragraph-rsid="00a1b2bb"/>
    </style:style>
    <style:style style:name="P499" style:family="paragraph" style:parent-style-name="Standard">
      <style:paragraph-properties fo:line-height="115%"/>
      <style:text-properties officeooo:rsid="00a73331" officeooo:paragraph-rsid="00a73331"/>
    </style:style>
    <style:style style:name="P500" style:family="paragraph" style:parent-style-name="Standard">
      <style:paragraph-properties fo:line-height="100%"/>
      <style:text-properties officeooo:rsid="00602e5b" officeooo:paragraph-rsid="00a9eb52"/>
    </style:style>
    <style:style style:name="P501" style:family="paragraph" style:parent-style-name="Standard">
      <style:paragraph-properties fo:line-height="100%"/>
      <style:text-properties officeooo:rsid="00a9ceec" officeooo:paragraph-rsid="00a9ceec"/>
    </style:style>
    <style:style style:name="P502" style:family="paragraph" style:parent-style-name="Standard">
      <style:paragraph-properties fo:line-height="100%"/>
      <style:text-properties officeooo:rsid="00b5bbf4" officeooo:paragraph-rsid="00b5bbf4"/>
    </style:style>
    <style:style style:name="P503" style:family="paragraph" style:parent-style-name="Standard">
      <style:paragraph-properties fo:line-height="100%"/>
      <style:text-properties officeooo:rsid="00baaa8f" officeooo:paragraph-rsid="00baaa8f"/>
    </style:style>
    <style:style style:name="P504" style:family="paragraph" style:parent-style-name="Standard">
      <style:text-properties officeooo:paragraph-rsid="004a998d"/>
    </style:style>
    <style:style style:name="P505" style:family="paragraph" style:parent-style-name="Standard">
      <style:text-properties officeooo:paragraph-rsid="0018f3c7"/>
    </style:style>
    <style:style style:name="P506" style:family="paragraph" style:parent-style-name="Standard">
      <style:paragraph-properties fo:line-height="100%"/>
      <style:text-properties officeooo:rsid="00c3966f" officeooo:paragraph-rsid="00c09908"/>
    </style:style>
    <style:style style:name="P507" style:family="paragraph" style:parent-style-name="Standard">
      <style:paragraph-properties fo:line-height="100%"/>
      <style:text-properties officeooo:rsid="00d0573d" officeooo:paragraph-rsid="00d58808"/>
    </style:style>
    <style:style style:name="P508" style:family="paragraph" style:parent-style-name="Standard">
      <style:paragraph-properties fo:line-height="100%"/>
      <style:text-properties officeooo:rsid="00d58808" officeooo:paragraph-rsid="00d58808"/>
    </style:style>
    <style:style style:name="P509" style:family="paragraph" style:parent-style-name="Standard">
      <style:text-properties officeooo:paragraph-rsid="00ec7646"/>
    </style:style>
    <style:style style:name="P510" style:family="paragraph" style:parent-style-name="Standard">
      <style:text-properties officeooo:paragraph-rsid="00f1c02d"/>
    </style:style>
    <style:style style:name="P511" style:family="paragraph" style:parent-style-name="Standard">
      <style:paragraph-properties fo:line-height="100%"/>
      <style:text-properties officeooo:rsid="013ddfc0" officeooo:paragraph-rsid="013ddfc0"/>
    </style:style>
    <style:style style:name="P512" style:family="paragraph" style:parent-style-name="Standard">
      <style:text-properties fo:color="#c9211e" officeooo:paragraph-rsid="00073bb5"/>
    </style:style>
    <style:style style:name="P513" style:family="paragraph" style:parent-style-name="Standard">
      <style:text-properties fo:color="#c9211e" officeooo:rsid="00073bb5" officeooo:paragraph-rsid="00073bb5"/>
    </style:style>
    <style:style style:name="P514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515" style:family="paragraph" style:parent-style-name="Standard">
      <style:paragraph-properties fo:line-height="115%"/>
      <style:text-properties fo:color="#c9211e" officeooo:paragraph-rsid="003a01ce"/>
    </style:style>
    <style:style style:name="P516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517" style:family="paragraph" style:parent-style-name="Standard">
      <style:text-properties fo:color="#c9211e" officeooo:paragraph-rsid="001b7ac1"/>
    </style:style>
    <style:style style:name="P518" style:family="paragraph" style:parent-style-name="Standard">
      <style:text-properties fo:color="#c9211e" officeooo:paragraph-rsid="0026d40f"/>
    </style:style>
    <style:style style:name="P519" style:family="paragraph" style:parent-style-name="Standard">
      <style:text-properties fo:color="#c9211e" officeooo:rsid="0026d40f" officeooo:paragraph-rsid="0026d40f"/>
    </style:style>
    <style:style style:name="P520" style:family="paragraph" style:parent-style-name="Standard">
      <style:text-properties fo:color="#c9211e" officeooo:rsid="0012269b" officeooo:paragraph-rsid="0012269b"/>
    </style:style>
    <style:style style:name="P521" style:family="paragraph" style:parent-style-name="Standard">
      <style:text-properties officeooo:paragraph-rsid="0162a1a6"/>
    </style:style>
    <style:style style:name="P522" style:family="paragraph" style:parent-style-name="Standard">
      <style:text-properties officeooo:paragraph-rsid="01648ccb"/>
    </style:style>
    <style:style style:name="P523" style:family="paragraph" style:parent-style-name="Standard">
      <style:paragraph-properties fo:line-height="100%"/>
      <style:text-properties officeooo:rsid="0195759d" officeooo:paragraph-rsid="0192a2f5"/>
    </style:style>
    <style:style style:name="P524" style:family="paragraph" style:parent-style-name="Standard">
      <style:paragraph-properties fo:line-height="100%"/>
      <style:text-properties officeooo:rsid="019715a7" officeooo:paragraph-rsid="019715a7"/>
    </style:style>
    <style:style style:name="P525" style:family="paragraph" style:parent-style-name="Standard">
      <style:paragraph-properties fo:line-height="100%"/>
      <style:text-properties officeooo:rsid="019e8d3a" officeooo:paragraph-rsid="019e8d3a"/>
    </style:style>
    <style:style style:name="P526" style:family="paragraph" style:parent-style-name="Standard">
      <style:paragraph-properties fo:line-height="100%"/>
      <style:text-properties officeooo:rsid="01a00fa0" officeooo:paragraph-rsid="01a00fa0"/>
    </style:style>
    <style:style style:name="P527" style:family="paragraph" style:parent-style-name="Standard">
      <style:paragraph-properties fo:line-height="100%"/>
      <style:text-properties officeooo:rsid="01b46c19" officeooo:paragraph-rsid="01b46c19"/>
    </style:style>
    <style:style style:name="P528" style:family="paragraph" style:parent-style-name="Standard">
      <style:paragraph-properties fo:line-height="100%"/>
      <style:text-properties officeooo:rsid="01bef01a" officeooo:paragraph-rsid="01bef01a"/>
    </style:style>
    <style:style style:name="P529" style:family="paragraph" style:parent-style-name="Standard">
      <style:text-properties officeooo:paragraph-rsid="01bef01a"/>
    </style:style>
    <style:style style:name="P530" style:family="paragraph" style:parent-style-name="Standard">
      <style:text-properties officeooo:rsid="01c3f677" officeooo:paragraph-rsid="01c3f677"/>
    </style:style>
    <style:style style:name="P531" style:family="paragraph" style:parent-style-name="Standard">
      <style:paragraph-properties fo:line-height="100%"/>
      <style:text-properties officeooo:rsid="01e49296" officeooo:paragraph-rsid="01e49296"/>
    </style:style>
    <style:style style:name="P532" style:family="paragraph" style:parent-style-name="Standard">
      <style:text-properties officeooo:rsid="0239a029" officeooo:paragraph-rsid="0239a029"/>
    </style:style>
    <style:style style:name="P533" style:family="paragraph" style:parent-style-name="Standard">
      <style:text-properties officeooo:paragraph-rsid="0239fde1"/>
    </style:style>
    <style:style style:name="P534" style:family="paragraph" style:parent-style-name="Standard">
      <style:text-properties officeooo:paragraph-rsid="023b505d"/>
    </style:style>
    <style:style style:name="P535" style:family="paragraph" style:parent-style-name="Standard">
      <style:text-properties officeooo:paragraph-rsid="023cf6c9"/>
    </style:style>
    <style:style style:name="P536" style:family="paragraph" style:parent-style-name="Standard">
      <style:text-properties officeooo:paragraph-rsid="023f2d17"/>
    </style:style>
    <style:style style:name="P537" style:family="paragraph" style:parent-style-name="Standard">
      <style:text-properties officeooo:paragraph-rsid="0242d14c"/>
    </style:style>
    <style:style style:name="P538" style:family="paragraph" style:parent-style-name="Standard">
      <style:text-properties officeooo:paragraph-rsid="0244b51e"/>
    </style:style>
    <style:style style:name="P539" style:family="paragraph" style:parent-style-name="Standard">
      <style:text-properties officeooo:rsid="0248313e" officeooo:paragraph-rsid="0248313e"/>
    </style:style>
    <style:style style:name="P540" style:family="paragraph" style:parent-style-name="Standard">
      <style:text-properties officeooo:paragraph-rsid="024980dc"/>
    </style:style>
    <style:style style:name="P541" style:family="paragraph" style:parent-style-name="Standard">
      <style:text-properties officeooo:paragraph-rsid="025457b9"/>
    </style:style>
    <style:style style:name="P542" style:family="paragraph" style:parent-style-name="Standard">
      <style:text-properties officeooo:paragraph-rsid="02578e84"/>
    </style:style>
    <style:style style:name="P543" style:family="paragraph" style:parent-style-name="Standard">
      <style:text-properties officeooo:paragraph-rsid="025b0090"/>
    </style:style>
    <style:style style:name="P544" style:family="paragraph" style:parent-style-name="Standard">
      <style:text-properties officeooo:paragraph-rsid="025c47d1"/>
    </style:style>
    <style:style style:name="P545" style:family="paragraph" style:parent-style-name="Standard">
      <style:text-properties officeooo:paragraph-rsid="025ca15a"/>
    </style:style>
    <style:style style:name="P546" style:family="paragraph" style:parent-style-name="Standard">
      <style:text-properties officeooo:paragraph-rsid="025f521f"/>
    </style:style>
    <style:style style:name="P547" style:family="paragraph" style:parent-style-name="Standard">
      <style:text-properties officeooo:rsid="0264a88e" officeooo:paragraph-rsid="0264a88e"/>
    </style:style>
    <style:style style:name="P548" style:family="paragraph" style:parent-style-name="Standard">
      <style:text-properties officeooo:rsid="0264a88e" officeooo:paragraph-rsid="0264d8eb"/>
    </style:style>
    <style:style style:name="P549" style:family="paragraph" style:parent-style-name="Standard">
      <style:text-properties officeooo:paragraph-rsid="0264a88e"/>
    </style:style>
    <style:style style:name="P550" style:family="paragraph" style:parent-style-name="Standard">
      <style:text-properties officeooo:paragraph-rsid="0264d8eb"/>
    </style:style>
    <style:style style:name="P551" style:family="paragraph" style:parent-style-name="Standard">
      <style:text-properties officeooo:paragraph-rsid="026d9ead"/>
    </style:style>
    <style:style style:name="P552" style:family="paragraph" style:parent-style-name="Standard">
      <style:text-properties officeooo:paragraph-rsid="02734a54"/>
    </style:style>
    <style:style style:name="P553" style:family="paragraph" style:parent-style-name="Standard">
      <style:text-properties officeooo:paragraph-rsid="027423ff"/>
    </style:style>
    <style:style style:name="P554" style:family="paragraph" style:parent-style-name="Standard">
      <style:text-properties officeooo:paragraph-rsid="0276fe33"/>
    </style:style>
    <style:style style:name="P555" style:family="paragraph" style:parent-style-name="Standard">
      <style:text-properties officeooo:paragraph-rsid="027903cb"/>
    </style:style>
    <style:style style:name="P556" style:family="paragraph" style:parent-style-name="Standard">
      <style:text-properties officeooo:paragraph-rsid="027c2ca3"/>
    </style:style>
    <style:style style:name="P557" style:family="paragraph" style:parent-style-name="Standard">
      <style:text-properties officeooo:paragraph-rsid="0240dcec"/>
    </style:style>
    <style:style style:name="P558" style:family="paragraph" style:parent-style-name="Standard">
      <style:text-properties officeooo:paragraph-rsid="0282a5b6"/>
    </style:style>
    <style:style style:name="P559" style:family="paragraph" style:parent-style-name="Standard">
      <style:paragraph-properties fo:line-height="100%"/>
      <style:text-properties style:text-line-through-style="solid" style:text-line-through-type="single" officeooo:paragraph-rsid="018f47be"/>
    </style:style>
    <style:style style:name="P560" style:family="paragraph" style:parent-style-name="Standard">
      <style:paragraph-properties fo:line-height="100%"/>
      <style:text-properties style:text-line-through-style="solid" style:text-line-through-type="single" officeooo:paragraph-rsid="018f40a0"/>
    </style:style>
    <style:style style:name="P561" style:family="paragraph" style:parent-style-name="Standard">
      <style:text-properties officeooo:paragraph-rsid="02898692"/>
    </style:style>
    <style:style style:name="P562" style:family="paragraph" style:parent-style-name="Standard">
      <style:text-properties officeooo:paragraph-rsid="028a40e0"/>
    </style:style>
    <style:style style:name="P563" style:family="paragraph" style:parent-style-name="Standard">
      <style:text-properties officeooo:paragraph-rsid="029037af"/>
    </style:style>
    <style:style style:name="P564" style:family="paragraph" style:parent-style-name="Standard">
      <style:text-properties officeooo:paragraph-rsid="0290eea4"/>
    </style:style>
    <style:style style:name="P565" style:family="paragraph" style:parent-style-name="Standard">
      <style:text-properties officeooo:paragraph-rsid="02928a29"/>
    </style:style>
    <style:style style:name="P566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567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568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569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570" style:family="paragraph" style:parent-style-name="Table_20_Contents">
      <style:paragraph-properties fo:text-align="center" style:justify-single-word="false"/>
      <style:text-properties fo:font-weight="bold" officeooo:rsid="0242d14c" officeooo:paragraph-rsid="0242d14c" style:font-weight-asian="bold" style:font-weight-complex="bold"/>
    </style:style>
    <style:style style:name="P571" style:family="paragraph" style:parent-style-name="Table_20_Contents">
      <style:paragraph-properties fo:text-align="center" style:justify-single-word="false"/>
    </style:style>
    <style:style style:name="P572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573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574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575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576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577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578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579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580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581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582" style:family="paragraph" style:parent-style-name="Table_20_Contents">
      <style:paragraph-properties fo:text-align="center" style:justify-single-word="false"/>
      <style:text-properties officeooo:rsid="0242d14c" officeooo:paragraph-rsid="0242d14c"/>
    </style:style>
    <style:style style:name="P583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584" style:family="paragraph" style:parent-style-name="Standard" style:list-style-name="L1">
      <style:text-properties fo:color="#c9211e" officeooo:rsid="00073bb5" officeooo:paragraph-rsid="00073bb5"/>
    </style:style>
    <style:style style:name="P585" style:family="paragraph" style:parent-style-name="Standard" style:list-style-name="L7">
      <style:text-properties fo:color="#c9211e" officeooo:rsid="00073bb5" officeooo:paragraph-rsid="00073bb5"/>
    </style:style>
    <style:style style:name="P586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587" style:family="paragraph" style:parent-style-name="Standard" style:list-style-name="L4">
      <style:text-properties fo:color="#c9211e" officeooo:rsid="0026d40f" officeooo:paragraph-rsid="0026d40f"/>
    </style:style>
    <style:style style:name="P588" style:family="paragraph" style:parent-style-name="Standard" style:list-style-name="L5">
      <style:text-properties fo:color="#c9211e" officeooo:rsid="0012269b" officeooo:paragraph-rsid="0012269b"/>
    </style:style>
    <style:style style:name="P589" style:family="paragraph" style:parent-style-name="Standard" style:list-style-name="L6">
      <style:text-properties fo:color="#c9211e" officeooo:rsid="0012269b" officeooo:paragraph-rsid="0012269b"/>
    </style:style>
    <style:style style:name="P590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591" style:family="paragraph" style:parent-style-name="Standard">
      <style:text-properties fo:color="#c9211e" fo:font-style="normal" fo:font-weight="normal" officeooo:rsid="028b3dfe" officeooo:paragraph-rsid="029037af" style:font-style-asian="normal" style:font-weight-asian="normal" style:font-style-complex="normal" style:font-weight-complex="normal"/>
    </style:style>
    <style:style style:name="P592" style:family="paragraph" style:parent-style-name="Standard" style:list-style-name="L3">
      <style:text-properties officeooo:paragraph-rsid="0018f3c7"/>
    </style:style>
    <style:style style:name="P593" style:family="paragraph" style:parent-style-name="Standard" style:list-style-name="L3">
      <style:text-properties officeooo:rsid="0018f3c7" officeooo:paragraph-rsid="0018f3c7"/>
    </style:style>
    <style:style style:name="P594" style:family="paragraph" style:parent-style-name="Standard" style:list-style-name="L9">
      <style:paragraph-properties fo:line-height="100%"/>
      <style:text-properties officeooo:paragraph-rsid="006e3a09"/>
    </style:style>
    <style:style style:name="P595" style:family="paragraph" style:parent-style-name="Standard" style:list-style-name="L9">
      <style:paragraph-properties fo:line-height="100%"/>
      <style:text-properties officeooo:paragraph-rsid="007037b8"/>
    </style:style>
    <style:style style:name="P596" style:family="paragraph" style:parent-style-name="Standard" style:list-style-name="L10">
      <style:paragraph-properties fo:line-height="100%"/>
      <style:text-properties officeooo:paragraph-rsid="00a4ffd5"/>
    </style:style>
    <style:style style:name="P597" style:family="paragraph" style:parent-style-name="Standard" style:list-style-name="L11">
      <style:paragraph-properties fo:line-height="100%"/>
      <style:text-properties officeooo:paragraph-rsid="00d58808"/>
    </style:style>
    <style:style style:name="P598" style:family="paragraph" style:parent-style-name="Standard" style:list-style-name="L12">
      <style:paragraph-properties fo:line-height="100%"/>
      <style:text-properties officeooo:paragraph-rsid="00f70330"/>
    </style:style>
    <style:style style:name="P599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600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601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602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603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604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605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606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607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608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609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610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611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612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613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614" style:family="paragraph" style:parent-style-name="Standard">
      <style:text-properties fo:font-size="14pt" fo:font-style="normal" fo:font-weight="bold" officeooo:rsid="0239a029" officeooo:paragraph-rsid="0239a029" style:font-size-asian="14pt" style:font-style-asian="normal" style:font-weight-asian="bold" style:font-size-complex="14pt" style:font-style-complex="normal" style:font-weight-complex="bold"/>
    </style:style>
    <style:style style:name="P615" style:family="paragraph" style:parent-style-name="Standard" style:list-style-name="L20">
      <style:text-properties fo:font-style="normal" officeooo:rsid="023cfeda" officeooo:paragraph-rsid="023cfeda" style:font-style-asian="normal" style:font-style-complex="normal"/>
    </style:style>
    <style:style style:name="P616" style:family="paragraph" style:parent-style-name="Standard" style:list-style-name="L21">
      <style:text-properties fo:font-style="normal" officeooo:rsid="023f2d17" officeooo:paragraph-rsid="023f2d17" style:font-style-asian="normal" style:font-style-complex="normal"/>
    </style:style>
    <style:style style:name="P617" style:family="paragraph" style:parent-style-name="Standard">
      <style:text-properties fo:font-style="normal" officeooo:rsid="023f2d17" officeooo:paragraph-rsid="023f2d17" style:font-style-asian="normal" style:font-style-complex="normal"/>
    </style:style>
    <style:style style:name="P618" style:family="paragraph" style:parent-style-name="Standard" style:list-style-name="L21">
      <style:text-properties fo:font-style="normal" officeooo:rsid="02403027" officeooo:paragraph-rsid="02403027" style:font-style-asian="normal" style:font-style-complex="normal"/>
    </style:style>
    <style:style style:name="P619" style:family="paragraph" style:parent-style-name="Standard" style:list-style-name="L22">
      <style:text-properties fo:font-style="normal" officeooo:rsid="0242d14c" officeooo:paragraph-rsid="0242d14c" style:font-style-asian="normal" style:font-style-complex="normal"/>
    </style:style>
    <style:style style:name="P620" style:family="paragraph" style:parent-style-name="Standard">
      <style:text-properties fo:font-style="normal" officeooo:rsid="024888ae" officeooo:paragraph-rsid="024980dc" style:font-style-asian="normal" style:font-style-complex="normal"/>
    </style:style>
    <style:style style:name="P621" style:family="paragraph" style:parent-style-name="Standard" style:list-style-name="L24">
      <style:text-properties fo:font-style="normal" officeooo:rsid="025b0090" officeooo:paragraph-rsid="025b0090" style:font-style-asian="normal" style:font-style-complex="normal"/>
    </style:style>
    <style:style style:name="P622" style:family="paragraph" style:parent-style-name="Standard" style:list-style-name="L25">
      <style:text-properties fo:font-style="normal" officeooo:rsid="025c47d1" officeooo:paragraph-rsid="025c47d1" style:font-style-asian="normal" style:font-style-complex="normal"/>
    </style:style>
    <style:style style:name="P623" style:family="paragraph" style:parent-style-name="Standard" style:list-style-name="L29">
      <style:text-properties fo:font-style="normal" officeooo:paragraph-rsid="0269ddcc" style:font-style-asian="normal" style:font-style-complex="normal"/>
    </style:style>
    <style:style style:name="P624" style:family="paragraph" style:parent-style-name="Standard" style:list-style-name="L24">
      <style:text-properties fo:font-style="normal" fo:font-weight="normal" officeooo:rsid="025c1edd" officeooo:paragraph-rsid="025c1edd" style:font-style-asian="normal" style:font-weight-asian="normal" style:font-style-complex="normal" style:font-weight-complex="normal"/>
    </style:style>
    <style:style style:name="P625" style:family="paragraph" style:parent-style-name="Standard" style:list-style-name="L27">
      <style:text-properties fo:font-style="normal" fo:font-weight="normal" officeooo:rsid="0258b111" officeooo:paragraph-rsid="0258b111" style:font-style-asian="normal" style:font-weight-asian="normal" style:font-style-complex="normal" style:font-weight-complex="normal"/>
    </style:style>
    <style:style style:name="P626" style:family="paragraph" style:parent-style-name="Standard" style:list-style-name="L28">
      <style:text-properties fo:font-style="normal" fo:font-weight="normal" officeooo:rsid="0264a88e" officeooo:paragraph-rsid="0264a88e" style:font-style-asian="normal" style:font-weight-asian="normal" style:font-style-complex="normal" style:font-weight-complex="normal"/>
    </style:style>
    <style:style style:name="P627" style:family="paragraph" style:parent-style-name="Standard" style:list-style-name="L29">
      <style:text-properties fo:font-style="normal" fo:font-weight="normal" officeooo:rsid="0269ddcc" officeooo:paragraph-rsid="0269ddcc" style:font-style-asian="normal" style:font-weight-asian="normal" style:font-style-complex="normal" style:font-weight-complex="normal"/>
    </style:style>
    <style:style style:name="P628" style:family="paragraph" style:parent-style-name="Standard" style:list-style-name="L30">
      <style:text-properties fo:font-style="normal" fo:font-weight="normal" officeooo:rsid="026d9752" officeooo:paragraph-rsid="026d9752" style:font-style-asian="normal" style:font-weight-asian="normal" style:font-style-complex="normal" style:font-weight-complex="normal"/>
    </style:style>
    <style:style style:name="P629" style:family="paragraph" style:parent-style-name="Standard" style:list-style-name="L31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630" style:family="paragraph" style:parent-style-name="Standard" style:list-style-name="L32">
      <style:text-properties fo:font-style="normal" fo:font-weight="normal" officeooo:rsid="028463d8" officeooo:paragraph-rsid="028463d8" style:font-style-asian="normal" style:font-weight-asian="normal" style:font-style-complex="normal" style:font-weight-complex="normal"/>
    </style:style>
    <style:style style:name="P631" style:family="paragraph" style:parent-style-name="Standard" style:list-style-name="L32">
      <style:text-properties fo:font-style="normal" fo:font-weight="normal" officeooo:rsid="028463d8" officeooo:paragraph-rsid="028513af" style:font-style-asian="normal" style:font-weight-asian="normal" style:font-style-complex="normal" style:font-weight-complex="normal"/>
    </style:style>
    <style:style style:name="P632" style:family="paragraph" style:parent-style-name="Standard" style:list-style-name="L32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633" style:family="paragraph" style:parent-style-name="Standard" style:list-style-name="L33">
      <style:text-properties fo:font-style="normal" fo:font-weight="normal" officeooo:rsid="028513af" officeooo:paragraph-rsid="028513af" style:font-style-asian="normal" style:font-weight-asian="normal" style:font-style-complex="normal" style:font-weight-complex="normal"/>
    </style:style>
    <style:style style:name="P634" style:family="paragraph" style:parent-style-name="Standard" style:list-style-name="L33">
      <style:text-properties fo:font-style="normal" fo:font-weight="normal" officeooo:rsid="0286868f" officeooo:paragraph-rsid="0286868f" style:font-style-asian="normal" style:font-weight-asian="normal" style:font-style-complex="normal" style:font-weight-complex="normal"/>
    </style:style>
    <style:style style:name="P635" style:family="paragraph" style:parent-style-name="Standard">
      <style:text-properties fo:font-style="normal" fo:font-weight="normal" officeooo:rsid="02871e5d" officeooo:paragraph-rsid="0290eea4" style:font-style-asian="normal" style:font-weight-asian="normal" style:font-style-complex="normal" style:font-weight-complex="normal"/>
    </style:style>
    <style:style style:name="P636" style:family="paragraph" style:parent-style-name="Standard">
      <style:text-properties fo:font-style="normal" fo:font-weight="normal" officeooo:rsid="024a3f35" officeooo:paragraph-rsid="024a3f35" style:font-style-asian="normal" style:font-weight-asian="normal" style:font-style-complex="normal" style:font-weight-complex="normal"/>
    </style:style>
    <style:style style:name="P637" style:family="paragraph" style:parent-style-name="Standard" style:list-style-name="L23">
      <style:text-properties officeooo:paragraph-rsid="02578e84"/>
    </style:style>
    <style:style style:name="P638" style:family="paragraph" style:parent-style-name="Standard">
      <style:text-properties fo:font-style="italic" fo:font-weight="normal" officeooo:rsid="025c1edd" officeooo:paragraph-rsid="025c47d1" style:font-style-asian="italic" style:font-weight-asian="normal" style:font-style-complex="italic" style:font-weight-complex="normal"/>
    </style:style>
    <style:style style:name="P639" style:family="paragraph" style:parent-style-name="Standard">
      <style:text-properties fo:font-style="italic" fo:font-weight="normal" officeooo:rsid="0264d8eb" officeooo:paragraph-rsid="0264d8eb" style:font-style-asian="italic" style:font-weight-asian="normal" style:font-style-complex="italic" style:font-weight-complex="normal"/>
    </style:style>
    <style:style style:name="P640" style:family="paragraph" style:parent-style-name="Standard">
      <style:text-properties fo:font-style="italic" fo:font-weight="normal" officeooo:rsid="028513af" officeooo:paragraph-rsid="0286868f" style:font-style-asian="italic" style:font-weight-asian="normal" style:font-style-complex="italic" style:font-weight-complex="normal"/>
    </style:style>
    <style:style style:name="P641" style:family="paragraph" style:parent-style-name="Standard">
      <style:text-properties fo:font-style="italic" fo:font-weight="normal" officeooo:rsid="026d9752" officeooo:paragraph-rsid="02ae076d" style:font-style-asian="italic" style:font-weight-asian="normal" style:font-style-complex="italic" style:font-weight-complex="normal"/>
    </style:style>
    <style:style style:name="P642" style:family="paragraph" style:parent-style-name="Standard">
      <style:text-properties fo:font-style="italic" officeooo:rsid="023f2d17" officeooo:paragraph-rsid="02ad45f8" style:font-style-asian="italic" style:font-style-complex="italic"/>
    </style:style>
    <style:style style:name="P643" style:family="paragraph" style:parent-style-name="Standard" style:list-style-name="L26">
      <style:text-properties officeooo:paragraph-rsid="025ca15a"/>
    </style:style>
    <style:style style:name="P644" style:family="paragraph" style:parent-style-name="Standard" style:list-style-name="L26">
      <style:text-properties officeooo:rsid="025ca15a" officeooo:paragraph-rsid="025ca15a"/>
    </style:style>
    <style:style style:name="P645" style:family="paragraph" style:parent-style-name="Standard">
      <style:text-properties style:text-line-through-style="none" style:text-line-through-type="none" fo:font-style="italic" fo:font-weight="normal" officeooo:rsid="02898692" officeooo:paragraph-rsid="02898692" style:font-style-asian="italic" style:font-weight-asian="normal" style:font-style-complex="italic" style:font-weight-complex="normal"/>
    </style:style>
    <style:style style:name="P646" style:family="paragraph" style:parent-style-name="Standard">
      <style:text-properties style:text-line-through-style="none" style:text-line-through-type="none" fo:font-style="italic" fo:font-weight="normal" officeooo:rsid="02898692" officeooo:paragraph-rsid="02b6c92f" style:font-style-asian="italic" style:font-weight-asian="normal" style:font-style-complex="italic" style:font-weight-complex="normal"/>
    </style:style>
    <style:style style:name="P647" style:family="paragraph" style:parent-style-name="Standard">
      <style:text-properties style:text-line-through-style="none" style:text-line-through-type="none" fo:font-style="italic" fo:font-weight="normal" officeooo:rsid="02a2fd77" officeooo:paragraph-rsid="02a2fd77" style:font-style-asian="italic" style:font-weight-asian="normal" style:font-style-complex="italic" style:font-weight-complex="normal"/>
    </style:style>
    <style:style style:name="P648" style:family="paragraph" style:parent-style-name="Standard">
      <style:text-properties style:text-line-through-style="none" style:text-line-through-type="none" fo:font-style="italic" fo:font-weight="normal" officeooo:rsid="02b2ab93" officeooo:paragraph-rsid="02b2ab93" style:font-style-asian="italic" style:font-weight-asian="normal" style:font-style-complex="italic" style:font-weight-complex="normal"/>
    </style:style>
    <style:style style:name="P649" style:family="paragraph" style:parent-style-name="Standard">
      <style:text-properties style:text-line-through-style="none" style:text-line-through-type="none" fo:font-style="normal" fo:font-weight="normal" officeooo:rsid="02898692" officeooo:paragraph-rsid="02898692" style:font-style-asian="normal" style:font-weight-asian="normal" style:font-style-complex="normal" style:font-weight-complex="normal"/>
    </style:style>
    <style:style style:name="P650" style:family="paragraph" style:parent-style-name="Standard">
      <style:text-properties style:text-line-through-style="none" style:text-line-through-type="none" fo:font-style="normal" fo:font-weight="normal" officeooo:rsid="029fd737" officeooo:paragraph-rsid="029fd737" style:font-style-asian="normal" style:font-weight-asian="normal" style:font-style-complex="normal" style:font-weight-complex="normal"/>
    </style:style>
    <style:style style:name="P651" style:family="paragraph" style:parent-style-name="Standard">
      <style:text-properties style:text-line-through-style="none" style:text-line-through-type="none" fo:font-style="normal" fo:font-weight="normal" officeooo:rsid="029fd737" officeooo:paragraph-rsid="02b6c92f" style:font-style-asian="normal" style:font-weight-asian="normal" style:font-style-complex="normal" style:font-weight-complex="normal"/>
    </style:style>
    <style:style style:name="P652" style:family="paragraph" style:parent-style-name="Standard">
      <style:text-properties style:text-line-through-style="none" style:text-line-through-type="none" fo:font-style="normal" fo:font-weight="normal" officeooo:rsid="029fd737" officeooo:paragraph-rsid="02b72204" style:font-style-asian="normal" style:font-weight-asian="normal" style:font-style-complex="normal" style:font-weight-complex="normal"/>
    </style:style>
    <style:style style:name="P653" style:family="paragraph" style:parent-style-name="Standard">
      <style:text-properties style:text-line-through-style="none" style:text-line-through-type="none" fo:font-style="normal" fo:font-weight="normal" officeooo:rsid="02a2fd77" officeooo:paragraph-rsid="02a2fd77" style:font-style-asian="normal" style:font-weight-asian="normal" style:font-style-complex="normal" style:font-weight-complex="normal"/>
    </style:style>
    <style:style style:name="P654" style:family="paragraph" style:parent-style-name="Standard">
      <style:text-properties style:text-line-through-style="none" style:text-line-through-type="none" fo:font-style="normal" fo:font-weight="normal" officeooo:rsid="02ad45f8" officeooo:paragraph-rsid="02ad45f8" style:font-style-asian="normal" style:font-weight-asian="normal" style:font-style-complex="normal" style:font-weight-complex="normal"/>
    </style:style>
    <style:style style:name="P655" style:family="paragraph" style:parent-style-name="Standard">
      <style:text-properties style:text-line-through-style="none" style:text-line-through-type="none" fo:font-style="normal" fo:font-weight="normal" officeooo:rsid="02ad45f8" officeooo:paragraph-rsid="02b3508b" style:font-style-asian="normal" style:font-weight-asian="normal" style:font-style-complex="normal" style:font-weight-complex="normal"/>
    </style:style>
    <style:style style:name="P656" style:family="paragraph" style:parent-style-name="Standard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657" style:family="paragraph" style:parent-style-name="Standard" style:list-style-name="L34">
      <style:text-properties style:text-line-through-style="none" style:text-line-through-type="none" fo:font-style="normal" fo:font-weight="normal" officeooo:rsid="02b2ab93" officeooo:paragraph-rsid="02b2ab93" style:font-style-asian="normal" style:font-weight-asian="normal" style:font-style-complex="normal" style:font-weight-complex="normal"/>
    </style:style>
    <style:style style:name="P658" style:family="paragraph" style:parent-style-name="Standard">
      <style:text-properties style:text-line-through-style="none" style:text-line-through-type="none" fo:font-style="normal" fo:font-weight="normal" officeooo:rsid="02b3508b" officeooo:paragraph-rsid="02b3508b" style:font-style-asian="normal" style:font-weight-asian="normal" style:font-style-complex="normal" style:font-weight-complex="normal"/>
    </style:style>
    <style:style style:name="P659" style:family="paragraph" style:parent-style-name="Standard">
      <style:text-properties style:text-line-through-style="none" style:text-line-through-type="none" fo:font-size="14pt" fo:font-style="normal" fo:font-weight="bold" officeooo:rsid="02b72204" officeooo:paragraph-rsid="02b72204" style:font-size-asian="14pt" style:font-style-asian="normal" style:font-weight-asian="bold" style:font-size-complex="14pt" style:font-style-complex="normal" style:font-weight-complex="bold"/>
    </style:style>
    <style:style style:name="P660" style:family="paragraph" style:parent-style-name="Standard">
      <style:text-properties officeooo:paragraph-rsid="028e4eee"/>
    </style:style>
    <style:style style:name="P661" style:family="paragraph" style:parent-style-name="Standard">
      <style:text-properties officeooo:paragraph-rsid="02a134e7"/>
    </style:style>
    <style:style style:name="P662" style:family="paragraph" style:parent-style-name="Standard">
      <style:text-properties officeooo:paragraph-rsid="02ad45f8"/>
    </style:style>
    <style:style style:name="P663" style:family="paragraph" style:parent-style-name="Standard">
      <style:text-properties officeooo:paragraph-rsid="02ae076d"/>
    </style:style>
    <style:style style:name="P664" style:family="paragraph" style:parent-style-name="Standard">
      <style:text-properties officeooo:paragraph-rsid="02b3508b"/>
    </style:style>
    <style:style style:name="P665" style:family="paragraph" style:parent-style-name="Standard">
      <style:text-properties officeooo:paragraph-rsid="02b3900e"/>
    </style:style>
    <style:style style:name="P666" style:family="paragraph" style:parent-style-name="Standard">
      <style:text-properties officeooo:paragraph-rsid="000ee37d"/>
    </style:style>
    <style:style style:name="P667" style:family="paragraph" style:parent-style-name="Table_20_Contents">
      <style:paragraph-properties fo:text-align="center" style:justify-single-word="false"/>
      <style:text-properties officeooo:rsid="02b56b9f" officeooo:paragraph-rsid="02b56b9f"/>
    </style:style>
    <style:style style:name="P668" style:family="paragraph" style:parent-style-name="Table_20_Contents">
      <style:paragraph-properties fo:text-align="center" style:justify-single-word="false"/>
      <style:text-properties officeooo:paragraph-rsid="02b56b9f"/>
    </style:style>
    <style:style style:name="P669" style:family="paragraph" style:parent-style-name="Table_20_Contents">
      <style:paragraph-properties fo:text-align="center" style:justify-single-word="false"/>
      <style:text-properties officeooo:paragraph-rsid="02b6c92f"/>
    </style:style>
    <style:style style:name="P67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71" style:family="paragraph" style:parent-style-name="Table_20_Contents">
      <style:paragraph-properties fo:text-align="center" style:justify-single-word="false"/>
      <style:text-properties fo:font-weight="bold" officeooo:rsid="02b56b9f" officeooo:paragraph-rsid="02b56b9f" style:font-weight-asian="bold" style:font-weight-complex="bold"/>
    </style:style>
    <style:style style:name="P672" style:family="paragraph" style:parent-style-name="Table_20_Contents">
      <style:paragraph-properties fo:text-align="center" style:justify-single-word="false"/>
      <style:text-properties officeooo:rsid="02b6c92f" officeooo:paragraph-rsid="02b6c92f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fo:font-weight="bold" officeooo:rsid="01b82811" style:font-weight-asian="bold" style:font-weight-complex="bold"/>
    </style:style>
    <style:style style:name="T17" style:family="text">
      <style:text-properties fo:font-weight="bold" officeooo:rsid="01b85cfd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163ff" style:font-weight-asian="bold" style:font-weight-complex="bold"/>
    </style:style>
    <style:style style:name="T20" style:family="text">
      <style:text-properties fo:font-weight="bold" officeooo:rsid="02168352" style:font-weight-asian="bold" style:font-weight-complex="bold"/>
    </style:style>
    <style:style style:name="T21" style:family="text">
      <style:text-properties fo:font-weight="bold" officeooo:rsid="0239fde1" style:font-weight-asian="bold" style:font-weight-complex="bold"/>
    </style:style>
    <style:style style:name="T22" style:family="text">
      <style:text-properties fo:font-weight="bold" officeooo:rsid="0239a029" style:font-weight-asian="bold" style:font-weight-complex="bold"/>
    </style:style>
    <style:style style:name="T23" style:family="text">
      <style:text-properties fo:font-weight="bold" officeooo:rsid="024888ae" style:font-weight-asian="bold" style:font-weight-complex="bold"/>
    </style:style>
    <style:style style:name="T24" style:family="text">
      <style:text-properties fo:font-weight="bold" officeooo:rsid="025c47d1" style:font-weight-asian="bold" style:font-weight-complex="bold"/>
    </style:style>
    <style:style style:name="T25" style:family="text">
      <style:text-properties fo:font-weight="bold" officeooo:rsid="026566f7" style:font-weight-asian="bold" style:font-weight-complex="bold"/>
    </style:style>
    <style:style style:name="T26" style:family="text">
      <style:text-properties fo:font-weight="bold" officeooo:rsid="0264d8eb" style:font-weight-asian="bold" style:font-weight-complex="bold"/>
    </style:style>
    <style:style style:name="T27" style:family="text">
      <style:text-properties officeooo:rsid="001a55b6"/>
    </style:style>
    <style:style style:name="T28" style:family="text">
      <style:text-properties officeooo:rsid="001b7ac1"/>
    </style:style>
    <style:style style:name="T29" style:family="text">
      <style:text-properties officeooo:rsid="001c480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f49d4" style:font-style-asian="italic" style:font-style-complex="italic"/>
    </style:style>
    <style:style style:name="T32" style:family="text">
      <style:text-properties fo:font-style="italic" officeooo:rsid="0020be15" style:font-style-asian="italic" style:font-style-complex="italic"/>
    </style:style>
    <style:style style:name="T33" style:family="text">
      <style:text-properties fo:font-style="italic" officeooo:rsid="00940908" style:font-style-asian="italic" style:font-style-complex="italic"/>
    </style:style>
    <style:style style:name="T34" style:family="text">
      <style:text-properties fo:font-style="italic" officeooo:rsid="00bd40d6" style:font-style-asian="italic" style:font-style-complex="italic"/>
    </style:style>
    <style:style style:name="T35" style:family="text">
      <style:text-properties fo:font-style="italic" officeooo:rsid="0018f3c7" style:font-style-asian="italic" style:font-style-complex="italic"/>
    </style:style>
    <style:style style:name="T36" style:family="text">
      <style:text-properties fo:font-style="italic" officeooo:rsid="00ec7646" style:font-style-asian="italic" style:font-style-complex="italic"/>
    </style:style>
    <style:style style:name="T37" style:family="text">
      <style:text-properties fo:font-style="italic" officeooo:rsid="001a55b6" style:font-style-asian="italic" style:font-style-complex="italic"/>
    </style:style>
    <style:style style:name="T38" style:family="text">
      <style:text-properties fo:font-style="italic" officeooo:rsid="00f3e97e" style:font-style-asian="italic" style:font-style-complex="italic"/>
    </style:style>
    <style:style style:name="T39" style:family="text">
      <style:text-properties fo:font-style="italic" officeooo:rsid="00f58c93" style:font-style-asian="italic" style:font-style-complex="italic"/>
    </style:style>
    <style:style style:name="T40" style:family="text">
      <style:text-properties fo:font-style="italic" officeooo:rsid="019cb120" style:font-style-asian="italic" style:font-style-complex="italic"/>
    </style:style>
    <style:style style:name="T41" style:family="text">
      <style:text-properties fo:font-style="italic" officeooo:rsid="01a2da39" style:font-style-asian="italic" style:font-style-complex="italic"/>
    </style:style>
    <style:style style:name="T42" style:family="text">
      <style:text-properties fo:font-style="italic" officeooo:rsid="01eebdc2" style:font-style-asian="italic" style:font-style-complex="italic"/>
    </style:style>
    <style:style style:name="T43" style:family="text">
      <style:text-properties fo:font-style="italic" officeooo:rsid="01f1f76c" style:font-style-asian="italic" style:font-style-complex="italic"/>
    </style:style>
    <style:style style:name="T44" style:family="text">
      <style:text-properties fo:font-style="italic" officeooo:rsid="01e956af" style:font-style-asian="italic" style:font-style-complex="italic"/>
    </style:style>
    <style:style style:name="T45" style:family="text">
      <style:text-properties fo:font-style="italic" officeooo:rsid="01f8997a" style:font-style-asian="italic" style:font-style-complex="italic"/>
    </style:style>
    <style:style style:name="T46" style:family="text">
      <style:text-properties fo:font-style="italic" officeooo:rsid="02048eb5" style:font-style-asian="italic" style:font-style-complex="italic"/>
    </style:style>
    <style:style style:name="T47" style:family="text">
      <style:text-properties fo:font-style="italic" officeooo:rsid="0208988e" style:font-style-asian="italic" style:font-style-complex="italic"/>
    </style:style>
    <style:style style:name="T48" style:family="text">
      <style:text-properties fo:font-style="italic" officeooo:rsid="020f6fa6" style:font-style-asian="italic" style:font-style-complex="italic"/>
    </style:style>
    <style:style style:name="T49" style:family="text">
      <style:text-properties fo:font-style="italic" officeooo:rsid="021a325c" style:font-style-asian="italic" style:font-style-complex="italic"/>
    </style:style>
    <style:style style:name="T50" style:family="text">
      <style:text-properties fo:font-style="italic" officeooo:rsid="0226309a" style:font-style-asian="italic" style:font-style-complex="italic"/>
    </style:style>
    <style:style style:name="T51" style:family="text">
      <style:text-properties fo:font-style="italic" officeooo:rsid="0294c7f7" style:font-style-asian="italic" style:font-style-complex="italic"/>
    </style:style>
    <style:style style:name="T52" style:family="text">
      <style:text-properties fo:font-style="italic" officeooo:rsid="02976e1e" style:font-style-asian="italic" style:font-style-complex="italic"/>
    </style:style>
    <style:style style:name="T53" style:family="text">
      <style:text-properties fo:font-style="italic" officeooo:rsid="0299305b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64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1e956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2734a54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276fe33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78" style:family="text">
      <style:text-properties officeooo:rsid="0026d40f"/>
    </style:style>
    <style:style style:name="T79" style:family="text">
      <style:text-properties officeooo:rsid="002995de"/>
    </style:style>
    <style:style style:name="T80" style:family="text">
      <style:text-properties officeooo:rsid="002ab5f6"/>
    </style:style>
    <style:style style:name="T81" style:family="text">
      <style:text-properties officeooo:rsid="002c393c"/>
    </style:style>
    <style:style style:name="T82" style:family="text">
      <style:text-properties officeooo:rsid="002e1600"/>
    </style:style>
    <style:style style:name="T83" style:family="text">
      <style:text-properties officeooo:rsid="0031063a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e1600" style:font-weight-asian="normal" style:font-weight-complex="normal"/>
    </style:style>
    <style:style style:name="T86" style:family="text">
      <style:text-properties fo:font-weight="normal" officeooo:rsid="0031063a" style:font-weight-asian="normal" style:font-weight-complex="normal"/>
    </style:style>
    <style:style style:name="T87" style:family="text">
      <style:text-properties fo:font-weight="normal" officeooo:rsid="0082ba18" style:font-weight-asian="normal" style:font-weight-complex="normal"/>
    </style:style>
    <style:style style:name="T88" style:family="text">
      <style:text-properties fo:font-weight="normal" officeooo:rsid="00863738" style:font-weight-asian="normal" style:font-weight-complex="normal"/>
    </style:style>
    <style:style style:name="T89" style:family="text">
      <style:text-properties fo:font-weight="normal" officeooo:rsid="0083140b" style:font-weight-asian="normal" style:font-weight-complex="normal"/>
    </style:style>
    <style:style style:name="T90" style:family="text">
      <style:text-properties fo:font-weight="normal" officeooo:rsid="009bf1d4" style:font-weight-asian="normal" style:font-weight-complex="normal"/>
    </style:style>
    <style:style style:name="T91" style:family="text">
      <style:text-properties fo:font-weight="normal" officeooo:rsid="009ab1ff" style:font-weight-asian="normal" style:font-weight-complex="normal"/>
    </style:style>
    <style:style style:name="T92" style:family="text">
      <style:text-properties fo:font-weight="normal" officeooo:rsid="00aea48b" style:font-weight-asian="normal" style:font-weight-complex="normal"/>
    </style:style>
    <style:style style:name="T93" style:family="text">
      <style:text-properties fo:font-weight="normal" officeooo:rsid="00afb9b1" style:font-weight-asian="normal" style:font-weight-complex="normal"/>
    </style:style>
    <style:style style:name="T94" style:family="text">
      <style:text-properties fo:font-weight="normal" officeooo:rsid="00b56a82" style:font-weight-asian="normal" style:font-weight-complex="normal"/>
    </style:style>
    <style:style style:name="T95" style:family="text">
      <style:text-properties fo:font-weight="normal" officeooo:rsid="00b69a4a" style:font-weight-asian="normal" style:font-weight-complex="normal"/>
    </style:style>
    <style:style style:name="T96" style:family="text">
      <style:text-properties fo:font-weight="normal" officeooo:rsid="00b38348" style:font-weight-asian="normal" style:font-weight-complex="normal"/>
    </style:style>
    <style:style style:name="T97" style:family="text">
      <style:text-properties fo:font-weight="normal" officeooo:rsid="01b07b18" style:font-weight-asian="normal" style:font-weight-complex="normal"/>
    </style:style>
    <style:style style:name="T98" style:family="text">
      <style:text-properties fo:font-weight="normal" officeooo:rsid="01bef01a" style:font-weight-asian="normal" style:font-weight-complex="normal"/>
    </style:style>
    <style:style style:name="T99" style:family="text">
      <style:text-properties fo:font-weight="normal" officeooo:rsid="024888ae" style:font-weight-asian="normal" style:font-weight-complex="normal"/>
    </style:style>
    <style:style style:name="T100" style:family="text">
      <style:text-properties fo:font-weight="normal" officeooo:rsid="025457b9" style:font-weight-asian="normal" style:font-weight-complex="normal"/>
    </style:style>
    <style:style style:name="T101" style:family="text">
      <style:text-properties fo:font-weight="normal" officeooo:rsid="0255b347" style:font-weight-asian="normal" style:font-weight-complex="normal"/>
    </style:style>
    <style:style style:name="T102" style:family="text">
      <style:text-properties fo:font-weight="normal" officeooo:rsid="025c1edd" style:font-weight-asian="normal" style:font-weight-complex="normal"/>
    </style:style>
    <style:style style:name="T103" style:family="text">
      <style:text-properties fo:font-weight="normal" officeooo:rsid="025c47d1" style:font-weight-asian="normal" style:font-weight-complex="normal"/>
    </style:style>
    <style:style style:name="T104" style:family="text">
      <style:text-properties fo:font-weight="normal" officeooo:rsid="025ca15a" style:font-weight-asian="normal" style:font-weight-complex="normal"/>
    </style:style>
    <style:style style:name="T105" style:family="text">
      <style:text-properties fo:font-weight="normal" officeooo:rsid="025f521f" style:font-weight-asian="normal" style:font-weight-complex="normal"/>
    </style:style>
    <style:style style:name="T106" style:family="text">
      <style:text-properties fo:font-weight="normal" officeooo:rsid="0264a88e" style:font-weight-asian="normal" style:font-weight-complex="normal"/>
    </style:style>
    <style:style style:name="T107" style:family="text">
      <style:text-properties fo:font-weight="normal" officeooo:rsid="0264d8eb" style:font-weight-asian="normal" style:font-weight-complex="normal"/>
    </style:style>
    <style:style style:name="T108" style:family="text">
      <style:text-properties fo:font-weight="normal" officeooo:rsid="026830e1" style:font-weight-asian="normal" style:font-weight-complex="normal"/>
    </style:style>
    <style:style style:name="T109" style:family="text">
      <style:text-properties fo:font-weight="normal" officeooo:rsid="0269ddcc" style:font-weight-asian="normal" style:font-weight-complex="normal"/>
    </style:style>
    <style:style style:name="T110" style:family="text">
      <style:text-properties fo:font-weight="normal" officeooo:rsid="02734a54" style:font-weight-asian="normal" style:font-weight-complex="normal"/>
    </style:style>
    <style:style style:name="T111" style:family="text">
      <style:text-properties fo:font-weight="normal" officeooo:rsid="026d91be" style:font-weight-asian="normal" style:font-weight-complex="normal"/>
    </style:style>
    <style:style style:name="T112" style:family="text">
      <style:text-properties fo:font-weight="normal" officeooo:rsid="0275f1bd" style:font-weight-asian="normal" style:font-weight-complex="normal"/>
    </style:style>
    <style:style style:name="T113" style:family="text">
      <style:text-properties fo:font-weight="normal" officeooo:rsid="027a81b3" style:font-weight-asian="normal" style:font-weight-complex="normal"/>
    </style:style>
    <style:style style:name="T114" style:family="text">
      <style:text-properties fo:font-weight="normal" officeooo:rsid="027e77a9" style:font-weight-asian="normal" style:font-weight-complex="normal"/>
    </style:style>
    <style:style style:name="T115" style:family="text">
      <style:text-properties fo:font-weight="normal" officeooo:rsid="0286868f" style:font-weight-asian="normal" style:font-weight-complex="normal"/>
    </style:style>
    <style:style style:name="T116" style:family="text">
      <style:text-properties fo:font-weight="normal" officeooo:rsid="028513af" style:font-weight-asian="normal" style:font-weight-complex="normal"/>
    </style:style>
    <style:style style:name="T117" style:family="text">
      <style:text-properties officeooo:rsid="003131fa"/>
    </style:style>
    <style:style style:name="T118" style:family="text">
      <style:text-properties officeooo:rsid="003366c6"/>
    </style:style>
    <style:style style:name="T119" style:family="text">
      <style:text-properties officeooo:rsid="0035065f"/>
    </style:style>
    <style:style style:name="T120" style:family="text">
      <style:text-properties officeooo:rsid="00365b6d"/>
    </style:style>
    <style:style style:name="T121" style:family="text">
      <style:text-properties officeooo:rsid="0041ce35"/>
    </style:style>
    <style:style style:name="T122" style:family="text">
      <style:text-properties officeooo:rsid="00495423"/>
    </style:style>
    <style:style style:name="T123" style:family="text">
      <style:text-properties officeooo:rsid="004961a2"/>
    </style:style>
    <style:style style:name="T124" style:family="text">
      <style:text-properties officeooo:rsid="004a998d"/>
    </style:style>
    <style:style style:name="T125" style:family="text">
      <style:text-properties officeooo:rsid="0050044a"/>
    </style:style>
    <style:style style:name="T126" style:family="text">
      <style:text-properties officeooo:rsid="0050643a"/>
    </style:style>
    <style:style style:name="T127" style:family="text">
      <style:text-properties style:text-underline-style="none"/>
    </style:style>
    <style:style style:name="T128" style:family="text">
      <style:text-properties style:text-underline-style="none" officeooo:rsid="0050643a"/>
    </style:style>
    <style:style style:name="T129" style:family="text">
      <style:text-properties style:text-underline-style="none" fo:font-weight="bold" officeooo:rsid="01e2099a" style:font-weight-asian="bold" style:font-weight-complex="bold"/>
    </style:style>
    <style:style style:name="T130" style:family="text">
      <style:text-properties style:text-underline-style="none" fo:font-weight="bold" officeooo:rsid="01e0794a" style:font-weight-asian="bold" style:font-weight-complex="bold"/>
    </style:style>
    <style:style style:name="T131" style:family="text">
      <style:text-properties style:text-underline-style="none" fo:font-weight="bold" officeooo:rsid="024888ae" style:font-weight-asian="bold" style:font-weight-complex="bold"/>
    </style:style>
    <style:style style:name="T132" style:family="text">
      <style:text-properties style:text-underline-style="none" officeooo:rsid="01e2099a"/>
    </style:style>
    <style:style style:name="T133" style:family="text">
      <style:text-properties style:text-underline-style="none" officeooo:rsid="01e0794a"/>
    </style:style>
    <style:style style:name="T134" style:family="text">
      <style:text-properties style:text-underline-style="none" officeooo:rsid="024888ae"/>
    </style:style>
    <style:style style:name="T135" style:family="text">
      <style:text-properties style:text-underline-style="none" officeooo:rsid="0255b347"/>
    </style:style>
    <style:style style:name="T136" style:family="text">
      <style:text-properties officeooo:rsid="00523632"/>
    </style:style>
    <style:style style:name="T137" style:family="text">
      <style:text-properties officeooo:rsid="00566b9a"/>
    </style:style>
    <style:style style:name="T138" style:family="text">
      <style:text-properties officeooo:rsid="00579098"/>
    </style:style>
    <style:style style:name="T139" style:family="text">
      <style:text-properties officeooo:rsid="00595b66"/>
    </style:style>
    <style:style style:name="T140" style:family="text">
      <style:text-properties officeooo:rsid="005e617e"/>
    </style:style>
    <style:style style:name="T141" style:family="text">
      <style:text-properties officeooo:rsid="005fae66"/>
    </style:style>
    <style:style style:name="T142" style:family="text">
      <style:text-properties officeooo:rsid="00632e51"/>
    </style:style>
    <style:style style:name="T143" style:family="text">
      <style:text-properties officeooo:rsid="0040ace3"/>
    </style:style>
    <style:style style:name="T144" style:family="text">
      <style:text-properties officeooo:rsid="006b15e0"/>
    </style:style>
    <style:style style:name="T145" style:family="text">
      <style:text-properties officeooo:rsid="006b5675"/>
    </style:style>
    <style:style style:name="T146" style:family="text">
      <style:text-properties officeooo:rsid="006cc84d"/>
    </style:style>
    <style:style style:name="T147" style:family="text">
      <style:text-properties officeooo:rsid="006e3a09"/>
    </style:style>
    <style:style style:name="T148" style:family="text">
      <style:text-properties officeooo:rsid="007037b8"/>
    </style:style>
    <style:style style:name="T149" style:family="text">
      <style:text-properties officeooo:rsid="00756d32"/>
    </style:style>
    <style:style style:name="T150" style:family="text">
      <style:text-properties officeooo:rsid="0079265a"/>
    </style:style>
    <style:style style:name="T151" style:family="text">
      <style:text-properties officeooo:rsid="007aa141"/>
    </style:style>
    <style:style style:name="T152" style:family="text">
      <style:text-properties officeooo:rsid="00685481"/>
    </style:style>
    <style:style style:name="T153" style:family="text">
      <style:text-properties officeooo:rsid="007d1779"/>
    </style:style>
    <style:style style:name="T154" style:family="text">
      <style:text-properties style:use-window-font-color="true"/>
    </style:style>
    <style:style style:name="T155" style:family="text">
      <style:text-properties style:use-window-font-color="true" officeooo:rsid="00687220"/>
    </style:style>
    <style:style style:name="T156" style:family="text">
      <style:text-properties style:use-window-font-color="true" fo:font-style="normal" style:font-style-asian="normal" style:font-style-complex="normal"/>
    </style:style>
    <style:style style:name="T157" style:family="text">
      <style:text-properties style:use-window-font-color="true" fo:font-style="normal" officeooo:rsid="01030c93" style:font-style-asian="normal" style:font-style-complex="normal"/>
    </style:style>
    <style:style style:name="T158" style:family="text">
      <style:text-properties style:use-window-font-color="true" fo:font-style="normal" officeooo:rsid="0103ab09" style:font-style-asian="normal" style:font-style-complex="normal"/>
    </style:style>
    <style:style style:name="T159" style:family="text">
      <style:text-properties style:use-window-font-color="true" fo:font-style="normal" officeooo:rsid="01045e2b" style:font-style-asian="normal" style:font-style-complex="normal"/>
    </style:style>
    <style:style style:name="T160" style:family="text">
      <style:text-properties style:use-window-font-color="true" fo:font-style="normal" officeooo:rsid="0101a62b" style:font-style-asian="normal" style:font-style-complex="normal"/>
    </style:style>
    <style:style style:name="T161" style:family="text">
      <style:text-properties style:use-window-font-color="true" fo:font-style="normal" officeooo:rsid="0104ab26" style:font-style-asian="normal" style:font-style-complex="normal"/>
    </style:style>
    <style:style style:name="T162" style:family="text">
      <style:text-properties style:use-window-font-color="true" fo:font-style="normal" officeooo:rsid="00ec7646" style:font-style-asian="normal" style:font-style-complex="normal"/>
    </style:style>
    <style:style style:name="T163" style:family="text">
      <style:text-properties style:use-window-font-color="true" fo:font-style="normal" officeooo:rsid="0129e716" style:font-style-asian="normal" style:font-style-complex="normal"/>
    </style:style>
    <style:style style:name="T164" style:family="text">
      <style:text-properties style:use-window-font-color="true" fo:font-style="normal" officeooo:rsid="012ce0e6" style:font-style-asian="normal" style:font-style-complex="normal"/>
    </style:style>
    <style:style style:name="T165" style:family="text">
      <style:text-properties style:use-window-font-color="true" fo:font-style="normal" officeooo:rsid="012e0c58" style:font-style-asian="normal" style:font-style-complex="normal"/>
    </style:style>
    <style:style style:name="T166" style:family="text">
      <style:text-properties style:use-window-font-color="true" fo:font-style="normal" officeooo:rsid="00ccac5e" style:font-style-asian="normal" style:font-style-complex="normal"/>
    </style:style>
    <style:style style:name="T167" style:family="text">
      <style:text-properties style:use-window-font-color="true" fo:font-style="normal" officeooo:rsid="01309713" style:font-style-asian="normal" style:font-style-complex="normal"/>
    </style:style>
    <style:style style:name="T168" style:family="text">
      <style:text-properties style:use-window-font-color="true" fo:font-style="normal" officeooo:rsid="013b4b0d" style:font-style-asian="normal" style:font-style-complex="normal"/>
    </style:style>
    <style:style style:name="T169" style:family="text">
      <style:text-properties style:use-window-font-color="true" fo:font-style="normal" officeooo:rsid="013c52d4" style:font-style-asian="normal" style:font-style-complex="normal"/>
    </style:style>
    <style:style style:name="T170" style:family="text">
      <style:text-properties style:use-window-font-color="true" fo:font-style="normal" officeooo:rsid="013d6fbb" style:font-style-asian="normal" style:font-style-complex="normal"/>
    </style:style>
    <style:style style:name="T171" style:family="text">
      <style:text-properties style:use-window-font-color="true" fo:font-style="normal" officeooo:rsid="013ddfc0" style:font-style-asian="normal" style:font-style-complex="normal"/>
    </style:style>
    <style:style style:name="T172" style:family="text">
      <style:text-properties style:use-window-font-color="true" fo:font-style="normal" officeooo:rsid="013f1034" style:font-style-asian="normal" style:font-style-complex="normal"/>
    </style:style>
    <style:style style:name="T173" style:family="text">
      <style:text-properties style:use-window-font-color="true" fo:font-style="normal" officeooo:rsid="0140086d" style:font-style-asian="normal" style:font-style-complex="normal"/>
    </style:style>
    <style:style style:name="T174" style:family="text">
      <style:text-properties style:use-window-font-color="true" fo:font-style="normal" officeooo:rsid="00ee8692" style:font-style-asian="normal" style:font-style-complex="normal"/>
    </style:style>
    <style:style style:name="T175" style:family="text">
      <style:text-properties style:use-window-font-color="true" fo:font-style="normal" officeooo:rsid="0143c3ef" style:font-style-asian="normal" style:font-style-complex="normal"/>
    </style:style>
    <style:style style:name="T176" style:family="text">
      <style:text-properties style:use-window-font-color="true" fo:font-style="normal" officeooo:rsid="0162a1a6" style:font-style-asian="normal" style:font-style-complex="normal"/>
    </style:style>
    <style:style style:name="T177" style:family="text">
      <style:text-properties style:use-window-font-color="true" fo:font-style="normal" officeooo:rsid="01648ccb" style:font-style-asian="normal" style:font-style-complex="normal"/>
    </style:style>
    <style:style style:name="T178" style:family="text">
      <style:text-properties style:use-window-font-color="true" fo:font-style="normal" officeooo:rsid="01731cf9" style:font-style-asian="normal" style:font-style-complex="normal"/>
    </style:style>
    <style:style style:name="T179" style:family="text">
      <style:text-properties style:use-window-font-color="true" fo:font-style="normal" officeooo:rsid="01736d00" style:font-style-asian="normal" style:font-style-complex="normal"/>
    </style:style>
    <style:style style:name="T180" style:family="text">
      <style:text-properties style:use-window-font-color="true" fo:font-style="normal" officeooo:rsid="017440d5" style:font-style-asian="normal" style:font-style-complex="normal"/>
    </style:style>
    <style:style style:name="T181" style:family="text">
      <style:text-properties style:use-window-font-color="true" fo:font-style="normal" officeooo:rsid="017b1e57" style:font-style-asian="normal" style:font-style-complex="normal"/>
    </style:style>
    <style:style style:name="T182" style:family="text">
      <style:text-properties style:use-window-font-color="true" fo:font-style="normal" officeooo:rsid="0189b6bf" style:font-style-asian="normal" style:font-style-complex="normal"/>
    </style:style>
    <style:style style:name="T183" style:family="text">
      <style:text-properties style:use-window-font-color="true" fo:font-style="normal" officeooo:rsid="0189bd5a" style:font-style-asian="normal" style:font-style-complex="normal"/>
    </style:style>
    <style:style style:name="T184" style:family="text">
      <style:text-properties style:use-window-font-color="true" fo:font-style="normal" officeooo:rsid="018f40a0" style:font-style-asian="normal" style:font-style-complex="normal"/>
    </style:style>
    <style:style style:name="T185" style:family="text">
      <style:text-properties style:use-window-font-color="true" fo:font-style="normal" officeooo:rsid="018f47be" style:font-style-asian="normal" style:font-style-complex="normal"/>
    </style:style>
    <style:style style:name="T186" style:family="text">
      <style:text-properties style:use-window-font-color="true" fo:font-style="normal" officeooo:rsid="01bdc2ea" style:font-style-asian="normal" style:font-style-complex="normal"/>
    </style:style>
    <style:style style:name="T187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88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89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90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91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92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italic" style:font-style-asian="italic" style:font-style-complex="italic"/>
    </style:style>
    <style:style style:name="T194" style:family="text">
      <style:text-properties style:use-window-font-color="true" fo:font-style="italic" officeooo:rsid="0101a62b" style:font-style-asian="italic" style:font-style-complex="italic"/>
    </style:style>
    <style:style style:name="T195" style:family="text">
      <style:text-properties style:use-window-font-color="true" fo:font-style="italic" officeooo:rsid="01114cd3" style:font-style-asian="italic" style:font-style-complex="italic"/>
    </style:style>
    <style:style style:name="T196" style:family="text">
      <style:text-properties style:use-window-font-color="true" fo:font-style="italic" officeooo:rsid="00ccac5e" style:font-style-asian="italic" style:font-style-complex="italic"/>
    </style:style>
    <style:style style:name="T197" style:family="text">
      <style:text-properties style:use-window-font-color="true" fo:font-style="italic" officeooo:rsid="01326b81" style:font-style-asian="italic" style:font-style-complex="italic"/>
    </style:style>
    <style:style style:name="T198" style:family="text">
      <style:text-properties style:use-window-font-color="true" fo:font-style="italic" officeooo:rsid="0165fb24" style:font-style-asian="italic" style:font-style-complex="italic"/>
    </style:style>
    <style:style style:name="T199" style:family="text">
      <style:text-properties style:use-window-font-color="true" fo:font-style="italic" officeooo:rsid="01736d00" style:font-style-asian="italic" style:font-style-complex="italic"/>
    </style:style>
    <style:style style:name="T200" style:family="text">
      <style:text-properties style:use-window-font-color="true" fo:font-style="italic" officeooo:rsid="017440d5" style:font-style-asian="italic" style:font-style-complex="italic"/>
    </style:style>
    <style:style style:name="T201" style:family="text">
      <style:text-properties style:use-window-font-color="true" fo:font-style="italic" officeooo:rsid="0189b6bf" style:font-style-asian="italic" style:font-style-complex="italic"/>
    </style:style>
    <style:style style:name="T202" style:family="text">
      <style:text-properties style:use-window-font-color="true" fo:font-style="italic" officeooo:rsid="01c0a50b" style:font-style-asian="italic" style:font-style-complex="italic"/>
    </style:style>
    <style:style style:name="T203" style:family="text">
      <style:text-properties style:use-window-font-color="true" fo:font-style="italic" officeooo:rsid="01ca64d7" style:font-style-asian="italic" style:font-style-complex="italic"/>
    </style:style>
    <style:style style:name="T204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205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206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207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208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209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210" style:family="text">
      <style:text-properties style:use-window-font-color="true" officeooo:rsid="00c92fae"/>
    </style:style>
    <style:style style:name="T211" style:family="text">
      <style:text-properties style:use-window-font-color="true" officeooo:rsid="010f38a8"/>
    </style:style>
    <style:style style:name="T212" style:family="text">
      <style:text-properties style:use-window-font-color="true" officeooo:rsid="0110c1de"/>
    </style:style>
    <style:style style:name="T213" style:family="text">
      <style:text-properties style:use-window-font-color="true" officeooo:rsid="013ddfc0"/>
    </style:style>
    <style:style style:name="T214" style:family="text">
      <style:text-properties style:use-window-font-color="true" fo:font-weight="bold" style:font-weight-asian="bold" style:font-weight-complex="bold"/>
    </style:style>
    <style:style style:name="T215" style:family="text">
      <style:text-properties style:use-window-font-color="true" fo:font-weight="bold" officeooo:rsid="013ddfc0" style:font-weight-asian="bold" style:font-weight-complex="bold"/>
    </style:style>
    <style:style style:name="T216" style:family="text">
      <style:text-properties style:use-window-font-color="true" fo:font-weight="bold" officeooo:rsid="0140086d" style:font-weight-asian="bold" style:font-weight-complex="bold"/>
    </style:style>
    <style:style style:name="T217" style:family="text">
      <style:text-properties style:use-window-font-color="true" fo:font-weight="bold" officeooo:rsid="014818a8" style:font-weight-asian="bold" style:font-weight-complex="bold"/>
    </style:style>
    <style:style style:name="T218" style:family="text">
      <style:text-properties style:use-window-font-color="true" officeooo:rsid="0141ae5e"/>
    </style:style>
    <style:style style:name="T219" style:family="text">
      <style:text-properties style:use-window-font-color="true" officeooo:rsid="014b75d0"/>
    </style:style>
    <style:style style:name="T220" style:family="text">
      <style:text-properties style:use-window-font-color="true" officeooo:rsid="014818a8"/>
    </style:style>
    <style:style style:name="T221" style:family="text">
      <style:text-properties style:use-window-font-color="true" style:text-underline-style="solid" style:text-underline-width="auto" style:text-underline-color="font-color"/>
    </style:style>
    <style:style style:name="T222" style:family="text">
      <style:text-properties officeooo:rsid="007fd98a"/>
    </style:style>
    <style:style style:name="T223" style:family="text">
      <style:text-properties officeooo:rsid="0081b142"/>
    </style:style>
    <style:style style:name="T224" style:family="text">
      <style:text-properties officeooo:rsid="0082e30a"/>
    </style:style>
    <style:style style:name="T225" style:family="text">
      <style:text-properties officeooo:rsid="008909b1"/>
    </style:style>
    <style:style style:name="T226" style:family="text">
      <style:text-properties officeooo:rsid="008fde9c"/>
    </style:style>
    <style:style style:name="T227" style:family="text">
      <style:text-properties officeooo:rsid="0091b213"/>
    </style:style>
    <style:style style:name="T228" style:family="text">
      <style:text-properties officeooo:rsid="00936952"/>
    </style:style>
    <style:style style:name="T229" style:family="text">
      <style:text-properties officeooo:rsid="00940908"/>
    </style:style>
    <style:style style:name="T230" style:family="text">
      <style:text-properties officeooo:rsid="009600b6"/>
    </style:style>
    <style:style style:name="T231" style:family="text">
      <style:text-properties officeooo:rsid="0097a1b6"/>
    </style:style>
    <style:style style:name="T232" style:family="text">
      <style:text-properties officeooo:rsid="0083140b"/>
    </style:style>
    <style:style style:name="T233" style:family="text">
      <style:text-properties officeooo:rsid="009bf1d4"/>
    </style:style>
    <style:style style:name="T234" style:family="text">
      <style:text-properties officeooo:rsid="009bfb06"/>
    </style:style>
    <style:style style:name="T235" style:family="text">
      <style:text-properties officeooo:rsid="001f49d4"/>
    </style:style>
    <style:style style:name="T236" style:family="text">
      <style:text-properties officeooo:rsid="009da783"/>
    </style:style>
    <style:style style:name="T237" style:family="text">
      <style:text-properties officeooo:rsid="00188e61"/>
    </style:style>
    <style:style style:name="T238" style:family="text">
      <style:text-properties officeooo:rsid="009e97f3"/>
    </style:style>
    <style:style style:name="T239" style:family="text">
      <style:text-properties officeooo:rsid="0028ac76"/>
    </style:style>
    <style:style style:name="T240" style:family="text">
      <style:text-properties officeooo:rsid="009ef892"/>
    </style:style>
    <style:style style:name="T241" style:family="text">
      <style:text-properties officeooo:rsid="00a1b2bb"/>
    </style:style>
    <style:style style:name="T242" style:family="text">
      <style:text-properties officeooo:rsid="00a38197"/>
    </style:style>
    <style:style style:name="T243" style:family="text">
      <style:text-properties officeooo:rsid="00a4ffd5"/>
    </style:style>
    <style:style style:name="T244" style:family="text">
      <style:text-properties officeooo:rsid="00a6fc39"/>
    </style:style>
    <style:style style:name="T245" style:family="text">
      <style:text-properties fo:font-style="normal" style:font-style-asian="normal" style:font-style-complex="normal"/>
    </style:style>
    <style:style style:name="T246" style:family="text">
      <style:text-properties fo:font-style="normal" officeooo:rsid="00a73331" style:font-style-asian="normal" style:font-style-complex="normal"/>
    </style:style>
    <style:style style:name="T247" style:family="text">
      <style:text-properties fo:font-style="normal" officeooo:rsid="00a864ca" style:font-style-asian="normal" style:font-style-complex="normal"/>
    </style:style>
    <style:style style:name="T248" style:family="text">
      <style:text-properties fo:font-style="normal" officeooo:rsid="00e40438" style:font-style-asian="normal" style:font-style-complex="normal"/>
    </style:style>
    <style:style style:name="T249" style:family="text">
      <style:text-properties fo:font-style="normal" officeooo:rsid="00eb0770" style:font-style-asian="normal" style:font-style-complex="normal"/>
    </style:style>
    <style:style style:name="T250" style:family="text">
      <style:text-properties fo:font-style="normal" officeooo:rsid="00ebd6e4" style:font-style-asian="normal" style:font-style-complex="normal"/>
    </style:style>
    <style:style style:name="T251" style:family="text">
      <style:text-properties fo:font-style="normal" officeooo:rsid="00f12a74" style:font-style-asian="normal" style:font-style-complex="normal"/>
    </style:style>
    <style:style style:name="T252" style:family="text">
      <style:text-properties fo:font-style="normal" officeooo:rsid="00d58808" style:font-style-asian="normal" style:font-style-complex="normal"/>
    </style:style>
    <style:style style:name="T253" style:family="text">
      <style:text-properties fo:font-style="normal" officeooo:rsid="00d6098b" style:font-style-asian="normal" style:font-style-complex="normal"/>
    </style:style>
    <style:style style:name="T254" style:family="text">
      <style:text-properties fo:font-style="normal" officeooo:rsid="00f3e97e" style:font-style-asian="normal" style:font-style-complex="normal"/>
    </style:style>
    <style:style style:name="T255" style:family="text">
      <style:text-properties fo:font-style="normal" officeooo:rsid="00f58c93" style:font-style-asian="normal" style:font-style-complex="normal"/>
    </style:style>
    <style:style style:name="T256" style:family="text">
      <style:text-properties fo:font-style="normal" officeooo:rsid="00ee8692" style:font-style-asian="normal" style:font-style-complex="normal"/>
    </style:style>
    <style:style style:name="T257" style:family="text">
      <style:text-properties fo:font-style="normal" officeooo:rsid="010a99ca" style:font-style-asian="normal" style:font-style-complex="normal"/>
    </style:style>
    <style:style style:name="T258" style:family="text">
      <style:text-properties fo:font-style="normal" officeooo:rsid="0116ddb3" style:font-style-asian="normal" style:font-style-complex="normal"/>
    </style:style>
    <style:style style:name="T259" style:family="text">
      <style:text-properties fo:font-style="normal" officeooo:rsid="00e7346c" style:font-style-asian="normal" style:font-style-complex="normal"/>
    </style:style>
    <style:style style:name="T260" style:family="text">
      <style:text-properties fo:font-style="normal" officeooo:rsid="01182403" style:font-style-asian="normal" style:font-style-complex="normal"/>
    </style:style>
    <style:style style:name="T261" style:family="text">
      <style:text-properties fo:font-style="normal" officeooo:rsid="0125223e" style:font-style-asian="normal" style:font-style-complex="normal"/>
    </style:style>
    <style:style style:name="T262" style:family="text">
      <style:text-properties fo:font-style="normal" officeooo:rsid="01261c02" style:font-style-asian="normal" style:font-style-complex="normal"/>
    </style:style>
    <style:style style:name="T263" style:family="text">
      <style:text-properties fo:font-style="normal" officeooo:rsid="0126b205" style:font-style-asian="normal" style:font-style-complex="normal"/>
    </style:style>
    <style:style style:name="T264" style:family="text">
      <style:text-properties fo:font-style="normal" officeooo:rsid="013758de" style:font-style-asian="normal" style:font-style-complex="normal"/>
    </style:style>
    <style:style style:name="T265" style:family="text">
      <style:text-properties fo:font-style="normal" officeooo:rsid="0162a1a6" style:font-style-asian="normal" style:font-style-complex="normal"/>
    </style:style>
    <style:style style:name="T266" style:family="text">
      <style:text-properties fo:font-style="normal" officeooo:rsid="018f40a0" style:font-style-asian="normal" style:font-style-complex="normal"/>
    </style:style>
    <style:style style:name="T267" style:family="text">
      <style:text-properties fo:font-style="normal" officeooo:rsid="01a0f13a" style:font-style-asian="normal" style:font-style-complex="normal"/>
    </style:style>
    <style:style style:name="T268" style:family="text">
      <style:text-properties fo:font-style="normal" officeooo:rsid="01a1beec" style:font-style-asian="normal" style:font-style-complex="normal"/>
    </style:style>
    <style:style style:name="T269" style:family="text">
      <style:text-properties fo:font-style="normal" officeooo:rsid="01a2bd00" style:font-style-asian="normal" style:font-style-complex="normal"/>
    </style:style>
    <style:style style:name="T270" style:family="text">
      <style:text-properties fo:font-style="normal" officeooo:rsid="01a2da39" style:font-style-asian="normal" style:font-style-complex="normal"/>
    </style:style>
    <style:style style:name="T271" style:family="text">
      <style:text-properties fo:font-style="normal" officeooo:rsid="01aadf3f" style:font-style-asian="normal" style:font-style-complex="normal"/>
    </style:style>
    <style:style style:name="T272" style:family="text">
      <style:text-properties fo:font-style="normal" officeooo:rsid="01b07b18" style:font-style-asian="normal" style:font-style-complex="normal"/>
    </style:style>
    <style:style style:name="T273" style:family="text">
      <style:text-properties fo:font-style="normal" officeooo:rsid="01b6f093" style:font-style-asian="normal" style:font-style-complex="normal"/>
    </style:style>
    <style:style style:name="T274" style:family="text">
      <style:text-properties fo:font-style="normal" officeooo:rsid="01b82811" style:font-style-asian="normal" style:font-style-complex="normal"/>
    </style:style>
    <style:style style:name="T275" style:family="text">
      <style:text-properties fo:font-style="normal" officeooo:rsid="01ba3f78" style:font-style-asian="normal" style:font-style-complex="normal"/>
    </style:style>
    <style:style style:name="T276" style:family="text">
      <style:text-properties fo:font-style="normal" officeooo:rsid="01bc7f93" style:font-style-asian="normal" style:font-style-complex="normal"/>
    </style:style>
    <style:style style:name="T277" style:family="text">
      <style:text-properties fo:font-style="normal" officeooo:rsid="01bef01a" style:font-style-asian="normal" style:font-style-complex="normal"/>
    </style:style>
    <style:style style:name="T278" style:family="text">
      <style:text-properties fo:font-style="normal" officeooo:rsid="01c61e19" style:font-style-asian="normal" style:font-style-complex="normal"/>
    </style:style>
    <style:style style:name="T279" style:family="text">
      <style:text-properties fo:font-style="normal" officeooo:rsid="01c778ad" style:font-style-asian="normal" style:font-style-complex="normal"/>
    </style:style>
    <style:style style:name="T280" style:family="text">
      <style:text-properties fo:font-style="normal" officeooo:rsid="01c8a948" style:font-style-asian="normal" style:font-style-complex="normal"/>
    </style:style>
    <style:style style:name="T281" style:family="text">
      <style:text-properties fo:font-style="normal" officeooo:rsid="01e0794a" style:font-style-asian="normal" style:font-style-complex="normal"/>
    </style:style>
    <style:style style:name="T282" style:family="text">
      <style:text-properties fo:font-style="normal" officeooo:rsid="01dcb337" style:font-style-asian="normal" style:font-style-complex="normal"/>
    </style:style>
    <style:style style:name="T283" style:family="text">
      <style:text-properties fo:font-style="normal" officeooo:rsid="01e49296" style:font-style-asian="normal" style:font-style-complex="normal"/>
    </style:style>
    <style:style style:name="T284" style:family="text">
      <style:text-properties fo:font-style="normal" officeooo:rsid="01ddcfdf" style:font-style-asian="normal" style:font-style-complex="normal"/>
    </style:style>
    <style:style style:name="T285" style:family="text">
      <style:text-properties fo:font-style="normal" officeooo:rsid="01fcf735" style:font-style-asian="normal" style:font-style-complex="normal"/>
    </style:style>
    <style:style style:name="T286" style:family="text">
      <style:text-properties fo:font-style="normal" officeooo:rsid="01eebdc2" style:font-style-asian="normal" style:font-style-complex="normal"/>
    </style:style>
    <style:style style:name="T287" style:family="text">
      <style:text-properties fo:font-style="normal" officeooo:rsid="0208988e" style:font-style-asian="normal" style:font-style-complex="normal"/>
    </style:style>
    <style:style style:name="T288" style:family="text">
      <style:text-properties fo:font-style="normal" officeooo:rsid="020b4579" style:font-style-asian="normal" style:font-style-complex="normal"/>
    </style:style>
    <style:style style:name="T289" style:family="text">
      <style:text-properties fo:font-style="normal" officeooo:rsid="020ca262" style:font-style-asian="normal" style:font-style-complex="normal"/>
    </style:style>
    <style:style style:name="T290" style:family="text">
      <style:text-properties fo:font-style="normal" officeooo:rsid="020f6fa6" style:font-style-asian="normal" style:font-style-complex="normal"/>
    </style:style>
    <style:style style:name="T291" style:family="text">
      <style:text-properties fo:font-style="normal" officeooo:rsid="021163ff" style:font-style-asian="normal" style:font-style-complex="normal"/>
    </style:style>
    <style:style style:name="T292" style:family="text">
      <style:text-properties fo:font-style="normal" officeooo:rsid="02168352" style:font-style-asian="normal" style:font-style-complex="normal"/>
    </style:style>
    <style:style style:name="T293" style:family="text">
      <style:text-properties fo:font-style="normal" officeooo:rsid="0216fe3f" style:font-style-asian="normal" style:font-style-complex="normal"/>
    </style:style>
    <style:style style:name="T294" style:family="text">
      <style:text-properties fo:font-style="normal" officeooo:rsid="021a325c" style:font-style-asian="normal" style:font-style-complex="normal"/>
    </style:style>
    <style:style style:name="T295" style:family="text">
      <style:text-properties fo:font-style="normal" officeooo:rsid="0219e33a" style:font-style-asian="normal" style:font-style-complex="normal"/>
    </style:style>
    <style:style style:name="T296" style:family="text">
      <style:text-properties fo:font-style="normal" officeooo:rsid="021b878c" style:font-style-asian="normal" style:font-style-complex="normal"/>
    </style:style>
    <style:style style:name="T297" style:family="text">
      <style:text-properties fo:font-style="normal" officeooo:rsid="021d360e" style:font-style-asian="normal" style:font-style-complex="normal"/>
    </style:style>
    <style:style style:name="T298" style:family="text">
      <style:text-properties fo:font-style="normal" officeooo:rsid="022be1a2" style:font-style-asian="normal" style:font-style-complex="normal"/>
    </style:style>
    <style:style style:name="T299" style:family="text">
      <style:text-properties fo:font-style="normal" officeooo:rsid="022aa701" style:font-style-asian="normal" style:font-style-complex="normal"/>
    </style:style>
    <style:style style:name="T300" style:family="text">
      <style:text-properties fo:font-style="normal" officeooo:rsid="022e2006" style:font-style-asian="normal" style:font-style-complex="normal"/>
    </style:style>
    <style:style style:name="T301" style:family="text">
      <style:text-properties fo:font-style="normal" officeooo:rsid="022e3571" style:font-style-asian="normal" style:font-style-complex="normal"/>
    </style:style>
    <style:style style:name="T302" style:family="text">
      <style:text-properties fo:font-style="normal" officeooo:rsid="0226309a" style:font-style-asian="normal" style:font-style-complex="normal"/>
    </style:style>
    <style:style style:name="T303" style:family="text">
      <style:text-properties fo:font-style="normal" officeooo:rsid="022e4b63" style:font-style-asian="normal" style:font-style-complex="normal"/>
    </style:style>
    <style:style style:name="T304" style:family="text">
      <style:text-properties fo:font-style="normal" officeooo:rsid="0233d432" style:font-style-asian="normal" style:font-style-complex="normal"/>
    </style:style>
    <style:style style:name="T305" style:family="text">
      <style:text-properties fo:font-style="normal" officeooo:rsid="0239fde1" style:font-style-asian="normal" style:font-style-complex="normal"/>
    </style:style>
    <style:style style:name="T306" style:family="text">
      <style:text-properties fo:font-style="normal" officeooo:rsid="0239a029" style:font-style-asian="normal" style:font-style-complex="normal"/>
    </style:style>
    <style:style style:name="T307" style:family="text">
      <style:text-properties fo:font-style="normal" officeooo:rsid="023b505d" style:font-style-asian="normal" style:font-style-complex="normal"/>
    </style:style>
    <style:style style:name="T308" style:family="text">
      <style:text-properties fo:font-style="normal" officeooo:rsid="023cf6c9" style:font-style-asian="normal" style:font-style-complex="normal"/>
    </style:style>
    <style:style style:name="T309" style:family="text">
      <style:text-properties fo:font-style="normal" officeooo:rsid="0242d14c" style:font-style-asian="normal" style:font-style-complex="normal"/>
    </style:style>
    <style:style style:name="T310" style:family="text">
      <style:text-properties fo:font-style="normal" officeooo:rsid="0244b51e" style:font-style-asian="normal" style:font-style-complex="normal"/>
    </style:style>
    <style:style style:name="T311" style:family="text">
      <style:text-properties fo:font-style="normal" officeooo:rsid="02464f89" style:font-style-asian="normal" style:font-style-complex="normal"/>
    </style:style>
    <style:style style:name="T312" style:family="text">
      <style:text-properties fo:font-style="normal" officeooo:rsid="0248313e" style:font-style-asian="normal" style:font-style-complex="normal"/>
    </style:style>
    <style:style style:name="T313" style:family="text">
      <style:text-properties fo:font-style="normal" officeooo:rsid="024888ae" style:font-style-asian="normal" style:font-style-complex="normal"/>
    </style:style>
    <style:style style:name="T314" style:family="text">
      <style:text-properties fo:font-style="normal" officeooo:rsid="024980dc" style:font-style-asian="normal" style:font-style-complex="normal"/>
    </style:style>
    <style:style style:name="T315" style:family="text">
      <style:text-properties fo:font-style="normal" officeooo:rsid="024ee7c9" style:font-style-asian="normal" style:font-style-complex="normal"/>
    </style:style>
    <style:style style:name="T316" style:family="text">
      <style:text-properties fo:font-style="normal" officeooo:rsid="02428434" style:font-style-asian="normal" style:font-style-complex="normal"/>
    </style:style>
    <style:style style:name="T317" style:family="text">
      <style:text-properties fo:font-style="normal" officeooo:rsid="02ad45f8" style:font-style-asian="normal" style:font-style-complex="normal"/>
    </style:style>
    <style:style style:name="T318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321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322" style:family="text">
      <style:text-properties fo:font-style="normal" style:text-underline-style="none" officeooo:rsid="0244b51e" style:font-style-asian="normal" style:font-style-complex="normal"/>
    </style:style>
    <style:style style:name="T323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5f521f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64a88e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26738e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287d99f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29021de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364" style:family="text">
      <style:text-properties officeooo:rsid="00a9eb52"/>
    </style:style>
    <style:style style:name="T365" style:family="text">
      <style:text-properties officeooo:rsid="0041315f"/>
    </style:style>
    <style:style style:name="T366" style:family="text">
      <style:text-properties officeooo:rsid="00abdb64"/>
    </style:style>
    <style:style style:name="T367" style:family="text">
      <style:text-properties officeooo:rsid="00aea48b"/>
    </style:style>
    <style:style style:name="T368" style:family="text">
      <style:text-properties officeooo:rsid="00b56a82"/>
    </style:style>
    <style:style style:name="T369" style:family="text">
      <style:text-properties officeooo:rsid="00b87274"/>
    </style:style>
    <style:style style:name="T370" style:family="text">
      <style:text-properties officeooo:rsid="00b9b7b2"/>
    </style:style>
    <style:style style:name="T371" style:family="text">
      <style:text-properties officeooo:rsid="00baaa8f"/>
    </style:style>
    <style:style style:name="T372" style:family="text">
      <style:text-properties officeooo:rsid="00bd40d6"/>
    </style:style>
    <style:style style:name="T373" style:family="text">
      <style:text-properties officeooo:rsid="00bf6ad5"/>
    </style:style>
    <style:style style:name="T374" style:family="text">
      <style:text-properties officeooo:rsid="00186c08"/>
    </style:style>
    <style:style style:name="T375" style:family="text">
      <style:text-properties officeooo:rsid="00c752f4"/>
    </style:style>
    <style:style style:name="T376" style:family="text">
      <style:text-properties officeooo:rsid="00c8bca2"/>
    </style:style>
    <style:style style:name="T377" style:family="text">
      <style:text-properties officeooo:rsid="00c90504"/>
    </style:style>
    <style:style style:name="T378" style:family="text">
      <style:text-properties officeooo:rsid="00c9f361"/>
    </style:style>
    <style:style style:name="T379" style:family="text">
      <style:text-properties officeooo:rsid="00cd3655"/>
    </style:style>
    <style:style style:name="T380" style:family="text">
      <style:text-properties officeooo:rsid="00cde4ff"/>
    </style:style>
    <style:style style:name="T381" style:family="text">
      <style:text-properties officeooo:rsid="00cedaef"/>
    </style:style>
    <style:style style:name="T382" style:family="text">
      <style:text-properties officeooo:rsid="00cf36db"/>
    </style:style>
    <style:style style:name="T383" style:family="text">
      <style:text-properties officeooo:rsid="00d0573d"/>
    </style:style>
    <style:style style:name="T384" style:family="text">
      <style:text-properties officeooo:rsid="00d58808"/>
    </style:style>
    <style:style style:name="T385" style:family="text">
      <style:text-properties officeooo:rsid="00d6098b"/>
    </style:style>
    <style:style style:name="T386" style:family="text">
      <style:text-properties officeooo:rsid="00d76e33"/>
    </style:style>
    <style:style style:name="T387" style:family="text">
      <style:text-properties officeooo:rsid="00da4493"/>
    </style:style>
    <style:style style:name="T388" style:family="text">
      <style:text-properties officeooo:rsid="00dbdbe5"/>
    </style:style>
    <style:style style:name="T389" style:family="text">
      <style:text-properties officeooo:rsid="00df0165"/>
    </style:style>
    <style:style style:name="T390" style:family="text">
      <style:text-properties officeooo:rsid="00e1c67a"/>
    </style:style>
    <style:style style:name="T391" style:family="text">
      <style:text-properties officeooo:rsid="00e320af"/>
    </style:style>
    <style:style style:name="T392" style:family="text">
      <style:text-properties officeooo:rsid="00f2d0b5"/>
    </style:style>
    <style:style style:name="T393" style:family="text">
      <style:text-properties officeooo:rsid="00f3e97e"/>
    </style:style>
    <style:style style:name="T394" style:family="text">
      <style:text-properties officeooo:rsid="00f58c93"/>
    </style:style>
    <style:style style:name="T395" style:family="text">
      <style:text-properties officeooo:rsid="00fb4b50"/>
    </style:style>
    <style:style style:name="T396" style:family="text">
      <style:text-properties officeooo:rsid="00fb5341"/>
    </style:style>
    <style:style style:name="T397" style:family="text">
      <style:text-properties officeooo:rsid="01045e2b"/>
    </style:style>
    <style:style style:name="T398" style:family="text">
      <style:text-properties officeooo:rsid="010a99ca"/>
    </style:style>
    <style:style style:name="T399" style:family="text">
      <style:text-properties officeooo:rsid="010d4e88"/>
    </style:style>
    <style:style style:name="T400" style:family="text">
      <style:text-properties officeooo:rsid="010e5d05"/>
    </style:style>
    <style:style style:name="T401" style:family="text">
      <style:text-properties officeooo:rsid="010ebfd9"/>
    </style:style>
    <style:style style:name="T402" style:family="text">
      <style:text-properties officeooo:rsid="010f38a8"/>
    </style:style>
    <style:style style:name="T403" style:family="text">
      <style:text-properties officeooo:rsid="010f9373"/>
    </style:style>
    <style:style style:name="T404" style:family="text">
      <style:text-properties officeooo:rsid="01114cd3"/>
    </style:style>
    <style:style style:name="T405" style:family="text">
      <style:text-properties officeooo:rsid="0120299d"/>
    </style:style>
    <style:style style:name="T406" style:family="text">
      <style:text-properties officeooo:rsid="0125223e"/>
    </style:style>
    <style:style style:name="T407" style:family="text">
      <style:text-properties officeooo:rsid="01261c02"/>
    </style:style>
    <style:style style:name="T408" style:family="text">
      <style:text-properties officeooo:rsid="0126b205"/>
    </style:style>
    <style:style style:name="T409" style:family="text">
      <style:text-properties officeooo:rsid="0101a62b"/>
    </style:style>
    <style:style style:name="T410" style:family="text">
      <style:text-properties officeooo:rsid="0134762b"/>
    </style:style>
    <style:style style:name="T411" style:family="text">
      <style:text-properties officeooo:rsid="013b4b0d"/>
    </style:style>
    <style:style style:name="T412" style:family="text">
      <style:text-properties officeooo:rsid="014206ec"/>
    </style:style>
    <style:style style:name="T413" style:family="text">
      <style:text-properties officeooo:rsid="0146afb0"/>
    </style:style>
    <style:style style:name="T414" style:family="text">
      <style:text-properties style:text-underline-style="solid" style:text-underline-width="auto" style:text-underline-color="font-color"/>
    </style:style>
    <style:style style:name="T415" style:family="text">
      <style:text-properties style:text-underline-style="solid" style:text-underline-width="auto" style:text-underline-color="font-color" officeooo:rsid="024888ae"/>
    </style:style>
    <style:style style:name="T416" style:family="text">
      <style:text-properties style:text-underline-style="solid" style:text-underline-width="auto" style:text-underline-color="font-color" officeooo:rsid="0255b347"/>
    </style:style>
    <style:style style:name="T417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18" style:family="text">
      <style:text-properties officeooo:rsid="014e8694"/>
    </style:style>
    <style:style style:name="T419" style:family="text">
      <style:text-properties officeooo:rsid="014e87b3"/>
    </style:style>
    <style:style style:name="T420" style:family="text">
      <style:text-properties officeooo:rsid="0152a0f8"/>
    </style:style>
    <style:style style:name="T421" style:family="text">
      <style:text-properties officeooo:rsid="015557e4"/>
    </style:style>
    <style:style style:name="T422" style:family="text">
      <style:text-properties officeooo:rsid="0158fb6f"/>
    </style:style>
    <style:style style:name="T423" style:family="text">
      <style:text-properties officeooo:rsid="015aae8f"/>
    </style:style>
    <style:style style:name="T424" style:family="text">
      <style:text-properties officeooo:rsid="0163f9a4"/>
    </style:style>
    <style:style style:name="T425" style:family="text">
      <style:text-properties officeooo:rsid="0184468d"/>
    </style:style>
    <style:style style:name="T426" style:family="text">
      <style:text-properties officeooo:rsid="0193b3df"/>
    </style:style>
    <style:style style:name="T427" style:family="text">
      <style:text-properties officeooo:rsid="019715a7"/>
    </style:style>
    <style:style style:name="T428" style:family="text">
      <style:text-properties officeooo:rsid="0199659b"/>
    </style:style>
    <style:style style:name="T429" style:family="text">
      <style:text-properties officeooo:rsid="019e8d3a"/>
    </style:style>
    <style:style style:name="T430" style:family="text">
      <style:text-properties officeooo:rsid="01a0f13a"/>
    </style:style>
    <style:style style:name="T431" style:family="text">
      <style:text-properties officeooo:rsid="01a2da39"/>
    </style:style>
    <style:style style:name="T432" style:family="text">
      <style:text-properties officeooo:rsid="01a8c651"/>
    </style:style>
    <style:style style:name="T433" style:family="text">
      <style:text-properties officeooo:rsid="01b07b18"/>
    </style:style>
    <style:style style:name="T434" style:family="text">
      <style:text-properties officeooo:rsid="01b82811"/>
    </style:style>
    <style:style style:name="T435" style:family="text">
      <style:text-properties officeooo:rsid="01b85cfd"/>
    </style:style>
    <style:style style:name="T436" style:family="text">
      <style:text-properties officeooo:rsid="01bef01a"/>
    </style:style>
    <style:style style:name="T437" style:family="text">
      <style:text-properties officeooo:rsid="01bf51fc"/>
    </style:style>
    <style:style style:name="T438" style:family="text">
      <style:text-properties officeooo:rsid="01c0a50b"/>
    </style:style>
    <style:style style:name="T439" style:family="text">
      <style:text-properties officeooo:rsid="01c2d2e7"/>
    </style:style>
    <style:style style:name="T440" style:family="text">
      <style:text-properties officeooo:rsid="01c3f677"/>
    </style:style>
    <style:style style:name="T441" style:family="text">
      <style:text-properties officeooo:rsid="01d3a7f4"/>
    </style:style>
    <style:style style:name="T442" style:family="text">
      <style:text-properties officeooo:rsid="01d3e392"/>
    </style:style>
    <style:style style:name="T443" style:family="text">
      <style:text-properties officeooo:rsid="01d5a150"/>
    </style:style>
    <style:style style:name="T444" style:family="text">
      <style:text-properties officeooo:rsid="01e0794a"/>
    </style:style>
    <style:style style:name="T445" style:family="text">
      <style:text-properties officeooo:rsid="01ec95f7"/>
    </style:style>
    <style:style style:name="T446" style:family="text">
      <style:text-properties officeooo:rsid="01fcf735"/>
    </style:style>
    <style:style style:name="T447" style:family="text">
      <style:text-properties officeooo:rsid="020444c4"/>
    </style:style>
    <style:style style:name="T448" style:family="text">
      <style:text-properties officeooo:rsid="020f6fa6"/>
    </style:style>
    <style:style style:name="T449" style:family="text">
      <style:text-properties officeooo:rsid="021163ff"/>
    </style:style>
    <style:style style:name="T450" style:family="text">
      <style:text-properties officeooo:rsid="02168352"/>
    </style:style>
    <style:style style:name="T451" style:family="text">
      <style:text-properties officeooo:rsid="0216fe3f"/>
    </style:style>
    <style:style style:name="T452" style:family="text">
      <style:text-properties officeooo:rsid="02170c4f"/>
    </style:style>
    <style:style style:name="T453" style:family="text">
      <style:text-properties officeooo:rsid="021a325c"/>
    </style:style>
    <style:style style:name="T454" style:family="text">
      <style:text-properties officeooo:rsid="021fed69"/>
    </style:style>
    <style:style style:name="T455" style:family="text">
      <style:text-properties officeooo:rsid="0223d236"/>
    </style:style>
    <style:style style:name="T456" style:family="text">
      <style:text-properties officeooo:rsid="0226309a"/>
    </style:style>
    <style:style style:name="T457" style:family="text">
      <style:text-properties officeooo:rsid="022be1a2"/>
    </style:style>
    <style:style style:name="T458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459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46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461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462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463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464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465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466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467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468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469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470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471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472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473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474" style:family="text">
      <style:text-properties style:text-line-through-style="none" style:text-line-through-type="none" fo:font-style="normal" fo:font-weight="normal" officeooo:rsid="00de879e" style:font-style-asian="normal" style:font-weight-asian="normal" style:font-style-complex="normal" style:font-weight-complex="normal"/>
    </style:style>
    <style:style style:name="T475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476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477" style:family="text">
      <style:text-properties officeooo:rsid="0239a029"/>
    </style:style>
    <style:style style:name="T478" style:family="text">
      <style:text-properties officeooo:rsid="0239fde1"/>
    </style:style>
    <style:style style:name="T479" style:family="text">
      <style:text-properties officeooo:rsid="023cf6c9"/>
    </style:style>
    <style:style style:name="T480" style:family="text">
      <style:text-properties officeooo:rsid="023cfeda"/>
    </style:style>
    <style:style style:name="T481" style:family="text">
      <style:text-properties officeooo:rsid="02403027"/>
    </style:style>
    <style:style style:name="T482" style:family="text">
      <style:text-properties officeooo:rsid="02420803"/>
    </style:style>
    <style:style style:name="T483" style:family="text">
      <style:text-properties officeooo:rsid="024888ae"/>
    </style:style>
    <style:style style:name="T484" style:family="text">
      <style:text-properties officeooo:rsid="024980dc"/>
    </style:style>
    <style:style style:name="T485" style:family="text">
      <style:text-properties officeooo:rsid="024bb64b"/>
    </style:style>
    <style:style style:name="T486" style:family="text">
      <style:text-properties officeooo:rsid="0250167c"/>
    </style:style>
    <style:style style:name="T487" style:family="text">
      <style:text-properties officeooo:rsid="025ca15a"/>
    </style:style>
    <style:style style:name="T488" style:family="text">
      <style:text-properties officeooo:rsid="027dcd3d"/>
    </style:style>
    <style:style style:name="T489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490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491" style:family="text">
      <style:text-properties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492" style:family="text">
      <style:text-properties fo:font-size="14pt" fo:font-style="normal" fo:font-weight="bold" officeooo:rsid="028fe1ed" style:font-size-asian="14pt" style:font-style-asian="normal" style:font-weight-asian="bold" style:font-size-complex="14pt" style:font-style-complex="normal" style:font-weight-complex="bold"/>
    </style:style>
    <style:style style:name="T493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494" style:family="text">
      <style:text-properties fo:font-size="14pt" fo:font-weight="bold" officeooo:rsid="02bca867" style:font-size-asian="14pt" style:font-weight-asian="bold" style:font-size-complex="14pt" style:font-weight-complex="bold"/>
    </style:style>
    <style:style style:name="T495" style:family="text">
      <style:text-properties officeooo:rsid="028513af"/>
    </style:style>
    <style:style style:name="T496" style:family="text">
      <style:text-properties officeooo:rsid="0287d99f"/>
    </style:style>
    <style:style style:name="T497" style:family="text">
      <style:text-properties officeooo:rsid="02898692"/>
    </style:style>
    <style:style style:name="T498" style:family="text">
      <style:text-properties officeooo:rsid="028a40e0"/>
    </style:style>
    <style:style style:name="T499" style:family="text">
      <style:text-properties officeooo:rsid="028ccc8b"/>
    </style:style>
    <style:style style:name="T500" style:family="text">
      <style:text-properties fo:color="#c9211e" fo:font-style="normal" fo:font-weight="normal" officeooo:rsid="02871e5d" style:font-style-asian="normal" style:font-weight-asian="normal" style:font-style-complex="normal" style:font-weight-complex="normal"/>
    </style:style>
    <style:style style:name="T501" style:family="text">
      <style:text-properties fo:color="#c9211e" fo:font-style="normal" fo:font-weight="normal" officeooo:rsid="028b3dfe" style:font-style-asian="normal" style:font-weight-asian="normal" style:font-style-complex="normal" style:font-weight-complex="normal"/>
    </style:style>
    <style:style style:name="T502" style:family="text">
      <style:text-properties officeooo:rsid="02a44e69"/>
    </style:style>
    <style:style style:name="T503" style:family="text">
      <style:text-properties officeooo:rsid="02a99686"/>
    </style:style>
    <style:style style:name="T504" style:family="text">
      <style:text-properties officeooo:rsid="02ad45f8"/>
    </style:style>
    <style:style style:name="T505" style:family="text">
      <style:text-properties officeooo:rsid="026d91be"/>
    </style:style>
    <style:style style:name="T506" style:family="text">
      <style:text-properties officeooo:rsid="02b39011"/>
    </style:style>
    <style:style style:name="T507" style:family="text">
      <style:text-properties officeooo:rsid="02b56b9f"/>
    </style:style>
    <style:style style:name="T508" style:family="text">
      <style:text-properties officeooo:rsid="02b6c92f"/>
    </style:style>
    <style:style style:name="T509" style:family="text">
      <style:text-properties officeooo:rsid="02b90ca5"/>
    </style:style>
    <style:style style:name="T510" style:family="text">
      <style:text-properties officeooo:rsid="02bca8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94">Глаголы</text:span>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86">Present Simple</text:p>
      <text:p text:style-name="P1"/>
      <text:p text:style-name="P512"><text:span text:style-name="T413">М</text:span><text:span text:style-name="T1">аячки времени:</text:span></text:p>
      <text:list xml:id="list135174125" text:style-name="L1">
        <text:list-item>
          <text:p text:style-name="P584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225">Present Continuous</text:p>
      <text:p text:style-name="P224"/>
      <text:p text:style-name="P504"><text:span text:style-name="T374">Глагол в </text:span><text:span text:style-name="T122">форме </text:span><text:span text:style-name="T374">Continuous, англоговорящие воспринимают как причастие.</text:span></text:p>
      <text:p text:style-name="P9"/>
      <text:p text:style-name="P514"><text:span text:style-name="T413">М</text:span>аячки времени:</text:p>
      <text:list xml:id="list2361050931" text:style-name="L2">
        <text:list-item>
          <text:p text:style-name="P586">listen — послушай;</text:p>
        </text:list-item>
        <text:list-item>
          <text:p text:style-name="P586">currently — в текущий момент;</text:p>
        </text:list-item>
      </text:list>
      <text:p text:style-name="P10"/>
      <text:p text:style-name="P171"><text:span text:style-name="T4">Present Continuos может передавать скрытое </text:span><text:span text:style-name="T27">значение</text:span><text:span text:style-name="T4">:</text:span></text:p>
      <text:list xml:id="list3480827005" text:style-name="L3">
        <text:list-item>
          <text:p text:style-name="P593">кто-то вовлечен в процесс, хотя прямо сейчас им не занимается;</text:p>
        </text:list-item>
        <text:list-item>
          <text:p text:style-name="P593">ситуация меняется, она не статична;</text:p>
        </text:list-item>
        <text:list-item>
          <text:p text:style-name="P593">сегодня что-то происходит не так, как происходит обычно;</text:p>
        </text:list-item>
        <text:list-item>
          <text:p text:style-name="P592"><text:span text:style-name="T4">кто-то говорит о </text:span><text:span text:style-name="T29">регулярном </text:span><text:span text:style-name="T4">де</text:span><text:span text:style-name="T27">й</text:span><text:span text:style-name="T4">ствии с раздражением;</text:span></text:p>
        </text:list-item>
      </text:list>
      <text:p text:style-name="P16"/>
      <text:p text:style-name="P11"><text:span text:style-name="T30">Ron </text:span><text:span text:style-name="T54">is trying</text:span><text:span text:style-name="T30"> to find a well-paid job — Рон </text:span><text:span text:style-name="T54">пытается</text:span><text:span text:style-name="T30"> найти высокооплачеваемую работу </text:span></text:p>
      <text:p text:style-name="P505"><text:span text:style-name="T35">(</text:span><text:span text:style-name="T36">он</text:span><text:span text:style-name="T35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509"><text:span text:style-name="T31">His English </text:span><text:span text:style-name="T55">isn`t improving</text:span><text:span text:style-name="T31"> through he studies hard — Его английский </text:span><text:span text:style-name="T55">не улучшается</text:span><text:span text:style-name="T31">, </text:span></text:p>
      <text:p text:style-name="P509"><text:span text:style-name="T31">хотя он много занимается (</text:span><text:span text:style-name="T32">хотя ситуация и нестатична, она не меняется</text:span><text:span text:style-name="T31">).</text:span></text:p>
      <text:p text:style-name="P19"/>
      <text:p text:style-name="P21"><text:span text:style-name="T235">He </text:span><text:span text:style-name="T9">isn`t wearing</text:span><text:span text:style-name="T235"> his favorite cap today, that`s strange — Он </text:span><text:span text:style-name="T9">не носит</text:span><text:span text:style-name="T235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510"><text:span text:style-name="T31">He </text:span><text:span text:style-name="T55">isn`t doing</text:span><text:span text:style-name="T31"> his homework again! </text:span><text:span text:style-name="T37">—</text:span><text:span text:style-name="T31"> Он опять </text:span><text:span text:style-name="T55">не делает</text:span><text:span text:style-name="T31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516"><text:span text:style-name="T236">Доп</text:span><text:span text:style-name="T238">олнительные</text:span><text:span text:style-name="T236"> </text:span><text:span text:style-name="T238">Non-</text:span><text:span text:style-name="T28">Continuous </text:span><text:span text:style-name="T236">г</text:span><text:span text:style-name="T28">лаголы</text:span></text:p>
      <text:p text:style-name="P517"/>
      <text:p text:style-name="P518"><text:span text:style-name="T78">К</text:span> таким глаголам относятся действия, которые невозможно увидеть в процессе.</text:p>
      <text:p text:style-name="P519">Обычно это глаголы состояния.</text:p>
      <text:p text:style-name="P519"/>
      <text:p text:style-name="P519">Глаголы, помогающие выразить мнение (opinion):</text:p>
      <text:list xml:id="list2518003069" text:style-name="L4">
        <text:list-item>
          <text:p text:style-name="P587">assume — полагать;</text:p>
        </text:list-item>
        <text:list-item>
          <text:p text:style-name="P587">consider — считать, полагать;</text:p>
        </text:list-item>
        <text:list-item>
          <text:p text:style-name="P587">find — находить;</text:p>
        </text:list-item>
        <text:list-item>
          <text:p text:style-name="P587">suppose — предполагать;</text:p>
        </text:list-item>
      </text:list>
      <text:p text:style-name="P519"/>
      <text:p text:style-name="P520">Глаголы, помогающие показать состояние мыслей (mental states)</text:p>
      <text:list xml:id="list520099072" text:style-name="L5">
        <text:list-item>
          <text:p text:style-name="P588">mean — иметь в виду;</text:p>
        </text:list-item>
        <text:list-item>
          <text:p text:style-name="P588">notice — замечать, обращать внимание;</text:p>
        </text:list-item>
        <text:list-item>
          <text:p text:style-name="P588">recognise — узнавать;</text:p>
        </text:list-item>
        <text:list-item>
          <text:p text:style-name="P588">remember — помнить;</text:p>
        </text:list-item>
      </text:list>
      <text:p text:style-name="P520"/>
      <text:p text:style-name="P520">Глаголы, выражающие эмоции и желания (emotions/desires):</text:p>
      <text:list xml:id="list3421533676" text:style-name="L6">
        <text:list-item>
          <text:p text:style-name="P589">dislike — не любить, не нравиться;</text:p>
        </text:list-item>
        <text:list-item>
          <text:p text:style-name="P589">envy — завидовать;</text:p>
        </text:list-item>
        <text:list-item>
          <text:p text:style-name="P589">fear — бояться;</text:p>
        </text:list-item>
        <text:list-item>
          <text:p text:style-name="P589">mind — возражать;</text:p>
        </text:list-item>
        <text:list-item>
          <text:p text:style-name="P589">need — нуждаться;</text:p>
        </text:list-item>
        <text:list-item>
          <text:p text:style-name="P589">prefer — предпочитать;</text:p>
        </text:list-item>
        <text:list-item>
          <text:p text:style-name="P589">regret — сожалеть;</text:p>
        </text:list-item>
      </text:list>
      <text:p text:style-name="P513"/>
      <text:p text:style-name="P513">Другие глаголы:</text:p>
      <text:list xml:id="list732216606" text:style-name="L7">
        <text:list-item>
          <text:p text:style-name="P585">be — быть;</text:p>
        </text:list-item>
        <text:list-item>
          <text:p text:style-name="P585">care — быть не безразличным, заботиться;</text:p>
        </text:list-item>
        <text:list-item>
          <text:p text:style-name="P585">contain — содержать;</text:p>
        </text:list-item>
        <text:list-item>
          <text:p text:style-name="P585">cost — стоить, иметь стоимость;</text:p>
        </text:list-item>
        <text:list-item>
          <text:p text:style-name="P585">possess — владеть;</text:p>
        </text:list-item>
        <text:list-item>
          <text:p text:style-name="P585">seem — казаться;</text:p>
        </text:list-item>
        <text:list-item>
          <text:p text:style-name="P585">weigh — весить, иметь вес;</text:p>
        </text:list-item>
      </text:list>
      <text:p text:style-name="P4"/>
      <text:p text:style-name="P182">Глаголы смешанного типа</text:p>
      <text:p text:style-name="P203"/>
      <text:p text:style-name="P203">Они могут быть <text:span text:style-name="T80">как </text:span>нормальными, <text:span text:style-name="T80">так</text:span> и становится non-continuous, в зависимости от того, </text:p>
      <text:p text:style-name="P204"><text:span text:style-name="T239">какой смысл </text:span><text:span text:style-name="T238">передают</text:span><text:span text:style-name="T239"> </text:span><text:span text:style-name="T238">либо</text:span><text:span text:style-name="T239"> когда входят в </text:span><text:span text:style-name="T240">состав</text:span><text:span text:style-name="T239"> устойчивы</text:span><text:span text:style-name="T240">х</text:span><text:span text:style-name="T239"> выражени</text:span><text:span text:style-name="T240">й</text:span><text:span text:style-name="T239">.</text:span></text:p>
      <text:p text:style-name="P20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16610504944">
          <table:table-cell table:style-name="Table1.A1" office:value-type="string">
            <text:p text:style-name="P568">Глагол</text:p>
          </table:table-cell>
          <table:table-cell table:style-name="Table1.A1" office:value-type="string">
            <text:p text:style-name="P568">Non-continuous</text:p>
          </table:table-cell>
          <table:table-cell table:style-name="Table1.C1" office:value-type="string">
            <text:p text:style-name="P568">Нормальный</text:p>
          </table:table-cell>
        </table:table-row>
        <table:table-row table:style-name="TableLine94716610404304">
          <table:table-cell table:style-name="Table1.A2" office:value-type="string">
            <text:p text:style-name="P566">appear</text:p>
          </table:table-cell>
          <table:table-cell table:style-name="Table1.A2" office:value-type="string">
            <text:p text:style-name="P567">в значении «казаться», «являтся»</text:p>
          </table:table-cell>
          <table:table-cell table:style-name="Table1.C2" office:value-type="string">
            <text:p text:style-name="P566">в значении «появляться»</text:p>
          </table:table-cell>
        </table:table-row>
        <table:table-row table:style-name="TableLine94716610436160">
          <table:table-cell table:style-name="Table1.A2" office:value-type="string">
            <text:p text:style-name="P566">have</text:p>
          </table:table-cell>
          <table:table-cell table:style-name="Table1.A2" office:value-type="string">
            <text:p text:style-name="P567">в значении «иметь», «владеть» </text:p>
          </table:table-cell>
          <table:table-cell table:style-name="Table1.C2" office:value-type="string">
            <text:p text:style-name="P566">в устойчивых выражениях</text:p>
          </table:table-cell>
        </table:table-row>
        <table:table-row table:style-name="TableLine94716610440192">
          <table:table-cell table:style-name="Table1.A2" office:value-type="string">
            <text:p text:style-name="P566">look</text:p>
          </table:table-cell>
          <table:table-cell table:style-name="Table1.A2" office:value-type="string">
            <text:p text:style-name="P566">в связке с прилагательным</text:p>
          </table:table-cell>
          <table:table-cell table:style-name="Table1.C2" office:value-type="string">
            <text:p text:style-name="P566">в связке с предлогоми (at, for)</text:p>
          </table:table-cell>
        </table:table-row>
        <table:table-row table:style-name="TableLine94716610444272">
          <table:table-cell table:style-name="Table1.A2" office:value-type="string">
            <text:p text:style-name="P566">miss</text:p>
          </table:table-cell>
          <table:table-cell table:style-name="Table1.A2" office:value-type="string">
            <text:p text:style-name="P566">в значении «скучать»</text:p>
          </table:table-cell>
          <table:table-cell table:style-name="Table1.C2" office:value-type="string">
            <text:p text:style-name="P572"><text:span text:style-name="T79">в значении </text:span>«<text:span text:style-name="T79">пропадать</text:span>»</text:p>
          </table:table-cell>
        </table:table-row>
        <table:table-row table:style-name="TableLine94716610460512">
          <table:table-cell table:style-name="Table1.A2" office:value-type="string">
            <text:p text:style-name="P575">hear</text:p>
          </table:table-cell>
          <table:table-cell table:style-name="Table1.A2" office:value-type="string">
            <text:p text:style-name="P576">в значении «слышать»</text:p>
            <text:p text:style-name="P578">(как физич. возможность)</text:p>
          </table:table-cell>
          <table:table-cell table:style-name="Table1.C2" office:value-type="string">
            <text:p text:style-name="P575">в значении «слышу то, чего не слышат другие» </text:p>
          </table:table-cell>
        </table:table-row>
        <table:table-row table:style-name="TableLine94716610462944">
          <table:table-cell table:style-name="Table1.A2" office:value-type="string">
            <text:p text:style-name="P577">see</text:p>
          </table:table-cell>
          <table:table-cell table:style-name="Table1.A2" office:value-type="string">
            <text:p text:style-name="P577">в значении «видеть»</text:p>
            <text:p text:style-name="P577">(как физич. возможность)</text:p>
          </table:table-cell>
          <table:table-cell table:style-name="Table1.C2" office:value-type="string">
            <text:p text:style-name="P573"><text:span text:style-name="T81">в значении «вижу то, чего не видят другие»; в устойч. </text:span><text:span text:style-name="T124">в</text:span><text:span text:style-name="T81">ыражен.</text:span></text:p>
          </table:table-cell>
        </table:table-row>
        <table:table-row table:style-name="TableLine94716610514976">
          <table:table-cell table:style-name="Table1.A2" office:value-type="string">
            <text:p text:style-name="P577">smell</text:p>
          </table:table-cell>
          <table:table-cell table:style-name="Table1.A2" office:value-type="string">
            <text:p text:style-name="P577">в значении «пахнуть»</text:p>
          </table:table-cell>
          <table:table-cell table:style-name="Table1.C2" office:value-type="string">
            <text:p text:style-name="P578">в значении «нюхать» </text:p>
            <text:p text:style-name="P578">(направленное действие)</text:p>
          </table:table-cell>
        </table:table-row>
        <table:table-row table:style-name="TableLine94716610564816">
          <table:table-cell table:style-name="Table1.A2" office:value-type="string">
            <text:p text:style-name="P577">taste</text:p>
          </table:table-cell>
          <table:table-cell table:style-name="Table1.A2" office:value-type="string">
            <text:p text:style-name="P579">в значении «вкусный»</text:p>
          </table:table-cell>
          <table:table-cell table:style-name="Table1.C2" office:value-type="string">
            <text:p text:style-name="P579">в значении «дегустировать»</text:p>
          </table:table-cell>
        </table:table-row>
        <table:table-row table:style-name="TableLine94716610565696">
          <table:table-cell table:style-name="Table1.A2" office:value-type="string">
            <text:p text:style-name="P579">thinks</text:p>
          </table:table-cell>
          <table:table-cell table:style-name="Table1.A2" office:value-type="string">
            <text:p text:style-name="P579">в значении «иметь мнение»</text:p>
          </table:table-cell>
          <table:table-cell table:style-name="Table1.C2" office:value-type="string">
            <text:p text:style-name="P579">в значении «мыслить»</text:p>
          </table:table-cell>
        </table:table-row>
        <table:table-row table:style-name="TableLine94716610566656">
          <table:table-cell table:style-name="Table1.A2" office:value-type="string">
            <text:p text:style-name="P579">weight</text:p>
          </table:table-cell>
          <table:table-cell table:style-name="Table1.A2" office:value-type="string">
            <text:p text:style-name="P579">в значении «весить»</text:p>
          </table:table-cell>
          <table:table-cell table:style-name="Table1.C2" office:value-type="string">
            <text:p text:style-name="P579">в значении «взвешиваться» (направленное действие)</text:p>
          </table:table-cell>
        </table:table-row>
        <table:table-row table:style-name="TableLine94716610567616">
          <table:table-cell table:style-name="Table1.A2" office:value-type="string">
            <text:p text:style-name="P579">be</text:p>
          </table:table-cell>
          <table:table-cell table:style-name="Table1.A2" office:value-type="string">
            <text:p text:style-name="P579">в значении «быть», «являться»</text:p>
          </table:table-cell>
          <table:table-cell table:style-name="Table1.C2" office:value-type="string">
            <text:p text:style-name="P579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204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82">е</text:span> <text:span text:style-name="T6">тошнит</text:span><text:span text:style-name="T85"> </text:span><text:span text:style-name="T86">(тошнотное состояние)</text:span><text:span text:style-name="T84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205"/>
      <text:p text:style-name="P208"><text:span text:style-name="T83">Simple в основном связан с состоянием, </text:span><text:span text:style-name="T117">фактом, регулярным действием</text:span><text:span text:style-name="T83">.</text:span></text:p>
      <text:p text:style-name="P206">Continuous подчеркивает незавершенность, динамику, изменения.</text:p>
      <text:p text:style-name="P206"/>
      <text:p text:style-name="P183">Present Perfect</text:p>
      <text:p text:style-name="P209"/>
      <text:p text:style-name="P211">С пом<text:span text:style-name="T425">ощью</text:span> него говорят не о прошлом как таковом, а о результате <text:span text:style-name="T425">из прошлого</text:span>, </text:p>
      <text:p text:style-name="P211">который важен сейчас. <text:span text:style-name="T118">Выполненное дейст</text:span><text:span text:style-name="T364">в</text:span><text:span text:style-name="T118">ие показывает именно 3я форма глагола.</text:span></text:p>
      <text:p text:style-name="P212"/>
      <text:p text:style-name="P210"><text:span text:style-name="T120">Например, вопрос </text:span>«Have you been to Egypt?» нужно понимать <text:span text:style-name="T118">как</text:span> </text:p>
      <text:p text:style-name="P210">«У тебя есть <text:span text:style-name="T119">опыт </text:span>пребывания в Египте?».</text:p>
      <text:p text:style-name="P210"/>
      <text:p text:style-name="P213">Популярные шаблоны с Present Perfect</text:p>
      <text:p text:style-name="P213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213"/>
      <text:p text:style-name="P515"><text:span text:style-name="T413">М</text:span><text:span text:style-name="T237">аячки времени:</text:span></text:p>
      <text:list xml:id="list3897326899" text:style-name="L8">
        <text:list-item>
          <text:p text:style-name="P590">so far — на дайнный момент / до настоящего времени;</text:p>
        </text:list-item>
      </text:list>
      <text:p text:style-name="P198"><text:soft-page-break/>Present Perfect Continuus</text:p>
      <text:p text:style-name="P207"/>
      <text:p text:style-name="P330"><text:span text:style-name="T140">Показывает, как долго длилось действие до указанного момента в </text:span><text:span text:style-name="T142">настоящем</text:span><text:span text:style-name="T140">. </text:span></text:p>
      <text:p text:style-name="P330"/>
      <text:p text:style-name="P70">This is the day we’ve been waiting for — Настал день, которого мы так ждали. </text:p>
      <text:p text:style-name="P31"><text:span text:style-name="T142">(е</text:span><text:span text:style-name="T143">сть долгий процесс </text:span><text:span text:style-name="T83">—</text:span><text:span text:style-name="T143"> ожидание; </text:span><text:span text:style-name="T366">п</text:span><text:span text:style-name="T143">одразумевается, что мы когда-то начали ждать, </text:span></text:p>
      <text:p text:style-name="P31"><text:span text:style-name="T143">и ожидание продолжалось до сих пор; </text:span><text:span text:style-name="T366">н</text:span><text:span text:style-name="T143">апрямую о длительности не говорится, </text:span></text:p>
      <text:p text:style-name="P32"><text:span text:style-name="T143">но есть ощущение непрерывного процесса</text:span><text:span text:style-name="T142">)</text:span><text:span text:style-name="T143">.</text:span></text:p>
      <text:p text:style-name="P214"/>
      <text:p text:style-name="P26">You look tired. Yes, I know. I’ve been exercising — <text:span text:style-name="T365">Ты выглядешь уставшим. Да, я знаю. </text:span></text:p>
      <text:p text:style-name="P26"><text:span text:style-name="T365">Я занимался спортом. </text:span><text:span text:style-name="T142">(п</text:span><text:span text:style-name="T121">роцесс закончился буквально только что; </text:span></text:p>
      <text:p text:style-name="P26"><text:span text:style-name="T142">е</text:span><text:span text:style-name="T121">сть очевидные результаты прямо сейчас</text:span><text:span text:style-name="T142">)</text:span></text:p>
      <text:p text:style-name="P175"/>
      <text:p text:style-name="P33"><text:span text:style-name="T121">We’ve been busy the whole week — Мы были заняты всю неделю. </text:span><text:span text:style-name="T141">(хотя</text:span><text:span text:style-name="T121"> перевод </text:span><text:span text:style-name="T141">и </text:span><text:span text:style-name="T121">в прошлом, </text:span><text:span text:style-name="T141">но </text:span><text:span text:style-name="T121">подразумевается что неделя еще не закончилась; have не используется с -ing</text:span><text:span text:style-name="T141">)</text:span></text:p>
      <text:p text:style-name="P174"/>
      <text:p text:style-name="P215">Глаголы, c которыми можно использовать как Present Perfect, так и Present Perfect Continuous; разницы не будет: live, work, teach, study.</text:p>
      <text:p text:style-name="P215"/>
      <text:p text:style-name="P27">How long have you worked for your boss? <text:span text:style-name="T121">—</text:span> Как долго ты работаешь на своего босса?</text:p>
      <text:p text:style-name="P28">How long have you been working for your boss? <text:span text:style-name="T121">—</text:span> Как долго ты работаешь на своего босса?</text:p>
      <text:p text:style-name="P216"/>
      <text:p text:style-name="P217">Present Continuous сообщает, что кто-то находится в процессе, <text:span text:style-name="T364">а </text:span>Present Perfect Continuous — что кто-то занят процессом <text:span text:style-name="T364">уже </text:span>какое-то время.</text:p>
      <text:p text:style-name="P215"/>
      <text:p text:style-name="P184">Отличия Past Simple от Present Perfect</text:p>
      <text:p text:style-name="P218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218"/>
      <text:p text:style-name="P219">Первый пример имеет явный указатель прошлого — yesterday. Второй пример </text:p>
      <text:p text:style-name="P219">не имеет указателя на прошлое, но имеет указатель результата — yet.</text:p>
      <text:p text:style-name="P218"/>
      <text:p text:style-name="P220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220"/>
      <text:p text:style-name="P78">I’ve loved Laura since I saw her for the first time — </text:p>
      <text:p text:style-name="P78">Я люблю Лору с тех пор, как увидел ее впервые.</text:p>
      <text:p text:style-name="P215"/>
      <text:p text:style-name="P185">Особые случаи использования Past Continuous</text:p>
      <text:p text:style-name="P221"/>
      <text:p text:style-name="P221">Он также может использоваться с глаголами, которые показывают измения или рост.</text:p>
      <text:p text:style-name="P221"/>
      <text:p text:style-name="P79">Her English was improving, because she studied a lot — </text:p>
      <text:p text:style-name="P79">Ее английский становился лучше, потому что она много училась.</text:p>
      <text:p text:style-name="P221"/>
      <text:p text:style-name="P221"><text:soft-page-break/>Еще он может употребляться в ситуациях, когда необходимо подчеркнуть цикличность </text:p>
      <text:p text:style-name="P221">в прошлом (люди делали что-то снова и снова).</text:p>
      <text:p text:style-name="P221"/>
      <text:p text:style-name="P80">Though they loved each other, they <text:span text:style-name="T5">were</text:span> always <text:span text:style-name="T5">quarrelling</text:span> — Хотя они любили друг друга, </text:p>
      <text:p text:style-name="P80">они постоянно <text:span text:style-name="T5">ссорились</text:span>.</text:p>
      <text:p text:style-name="P221"/>
      <text:p text:style-name="P223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72"/>
      <text:p text:style-name="P84">She was shouting with anger as she left the house — Она кричала в ярости, </text:p>
      <text:p text:style-name="P34"><text:span text:style-name="T122">когда </text:span>вышла из дома.</text:p>
      <text:p text:style-name="P172"/>
      <text:p text:style-name="P172"><text:span text:style-name="T123">Е</text:span><text:span text:style-name="T122">сли </text:span><text:span text:style-name="T138">2</text:span><text:span text:style-name="T122"> дейстия происходили парралельно, то они оба могут быть в Past Continuous.</text:span></text:p>
      <text:p text:style-name="P173"><text:span text:style-name="T122">Но если </text:span><text:span text:style-name="T123">их </text:span><text:span text:style-name="T122">поставить в Past Simple, то получится цепочка действий.</text:span></text:p>
      <text:p text:style-name="P222"/>
      <text:p text:style-name="P30"><text:span text:style-name="T122">I was studying while Dora was making dinner — Я занимал</text:span><text:span text:style-name="T123">ся</text:span><text:span text:style-name="T122">, пока Дора готовила ужин.</text:span></text:p>
      <text:p text:style-name="P30"><text:span text:style-name="T122">I studied, made dinner and watched TV — Я позанимал</text:span><text:span text:style-name="T123">ся</text:span><text:span text:style-name="T122">, приготовил ужин и посмотре</text:span><text:span text:style-name="T123">л</text:span><text:span text:style-name="T122"> ТВ.</text:span></text:p>
      <text:p text:style-name="P172"/>
      <text:p text:style-name="P187">Past Perfect</text:p>
      <text:p text:style-name="P327"/>
      <text:p text:style-name="P329"><text:span text:style-name="T125">Указывает на действие, которое </text:span><text:span text:style-name="T126">случилось</text:span><text:span text:style-name="T125"> </text:span><text:span text:style-name="T137">ранее</text:span><text:span text:style-name="T125">, чем другое указанное действие. </text:span></text:p>
      <text:p text:style-name="P329"><text:span text:style-name="T125">Т. е. обозначает предпрошедш</text:span><text:span text:style-name="T139">ее время</text:span><text:span text:style-name="T125">. </text:span><text:span text:style-name="T136">Грамматическ</text:span><text:span text:style-name="T140">ая форма: had + глагол в 3й форме.</text:span></text:p>
      <text:p text:style-name="P328"/>
      <text:p text:style-name="P35">I had seen this fi<text:span text:style-name="T126">l</text:span>m before you did — Я посмотрел это фильм раньше, чем это сделал ты.</text:p>
      <text:p text:style-name="P58">(сначала случилось «I had seen», а затем «you did»)</text:p>
      <text:p text:style-name="P328"/>
      <text:p text:style-name="P35">He did<text:span text:style-name="T138">n`t</text:span> have cash because he had lost his wallet — У него не было наличных, потому что он потерял кошелек. <text:span text:style-name="T126">(денег </text:span><text:span text:style-name="T128">не было [тогда]</text:span><text:span text:style-name="T126">, потому что он их потерял [еще перед этим])</text:span></text:p>
      <text:p text:style-name="P328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328"/>
      <text:p text:style-name="P328">Past Perfect <text:span text:style-name="T137">(часто </text:span><text:span text:style-name="T138">или всегда</text:span><text:span text:style-name="T137">?) </text:span>используется в косвенной речи вместо <text:span text:style-name="T137">P</text:span>ast <text:span text:style-name="T137">S</text:span>imple.</text:p>
      <text:p text:style-name="P328"/>
      <text:p text:style-name="P35"><text:span text:style-name="T138">I</text:span> lived in London in 1999 — <text:span text:style-name="T138">Я жил в Лондоне в 1999 году (прямая речь).</text:span></text:p>
      <text:p text:style-name="P35"><text:span text:style-name="T138">H</text:span>e said that he had lived in London in 1999. — Он сказал, что он жил в Лондоне в 1999.</text:p>
      <text:p text:style-name="P328"/>
      <text:p text:style-name="P35">I’ve been to Cuba — <text:span text:style-name="T138">Я был на Кубе (прямая речь)</text:span></text:p>
      <text:p text:style-name="P35">Mike said that he had been to Cuba. — Майк сказал, что он бывал на Кубе.</text:p>
      <text:p text:style-name="P328"/>
      <text:p text:style-name="P328">Past Perfect появляется в условных предложениях 3<text:span text:style-name="T138">го</text:span> типа.</text:p>
      <text:p text:style-name="P328"/>
      <text:p text:style-name="P44">You would have passed your exam if you had worked harder — </text:p>
      <text:p text:style-name="P44">Ты бы сдал экзамен, если бы больше работал.</text:p>
      <text:p text:style-name="P328"/>
      <text:p text:style-name="P395">Также он, используется вместо Past Perfect Continuous с Non-Continuous глаголами.</text:p>
      <text:p text:style-name="P196"/>
      <text:p text:style-name="P197"/>
      <text:p text:style-name="P197"/>
      <text:p text:style-name="P197"><text:soft-page-break/>Past Perfect Continuous</text:p>
      <text:p text:style-name="P396"/>
      <text:p text:style-name="P397">Показывает, как долго длилось действие до указанного момента в прошлом. </text:p>
      <text:p text:style-name="P500">Грамматическая форма: had + been + глагол с -ing.</text:p>
      <text:p text:style-name="P396"/>
      <text:p text:style-name="P59">My mother had been cooking dinner for two hours when I got home — Моя мама готовила ужин уже 2 часа к тому времени, как я пришла домой (Past Perfect Continuous).</text:p>
      <text:p text:style-name="P396"/>
      <text:p text:style-name="P59">She has been cooking for 2 hours, but the food is not ready yet — Она готовит уже 2 часа, </text:p>
      <text:p text:style-name="P59">но еда все еще не готова (Present Perfect Continuous).</text:p>
      <text:p text:style-name="P396"/>
      <text:p text:style-name="P396">Также используется, когда процесс оставил результат в прошлом, <text:span text:style-name="T141">либо когда действия происходили на регулярной основе до какого-то момента в прошлом.</text:span></text:p>
      <text:p text:style-name="P396"/>
      <text:p text:style-name="P60">Lara looked tired because she had been working out. — Лара выглядела уставшей, </text:p>
      <text:p text:style-name="P60">потому что она занималась спортом <text:span text:style-name="T141">(занятие спортом оставило результат)</text:span>.</text:p>
      <text:p text:style-name="P60"/>
      <text:p text:style-name="P61">She had been writing to him for months, but she never got an answer — </text:p>
      <text:p text:style-name="P61">Она писала ему несколько месяцев, но так и не получила ответа <text:span text:style-name="T141">(регулярно писала)</text:span>.</text:p>
      <text:p text:style-name="P396"/>
      <text:p text:style-name="P188">Present в значении будущего</text:p>
      <text:p text:style-name="P398"/>
      <text:p text:style-name="P399">Обычно говорит о планах на будущее, либо о том, что должно произойти по рассписанию.</text:p>
      <text:p text:style-name="P334"><text:span text:style-name="T144">Present Continuous говорит о личных планах, </text:span><text:span text:style-name="T149">а </text:span><text:span text:style-name="T144">Present Simple — о рассписании, </text:span></text:p>
      <text:p text:style-name="P334"><text:span text:style-name="T145">которое не зависит от человека</text:span><text:span text:style-name="T144">.</text:span></text:p>
      <text:p text:style-name="P331"/>
      <text:p text:style-name="P36">I’m leaving town tomorrow. I’m going on a business trip. — Завтра я уезжаю из города. </text:p>
      <text:p text:style-name="P36">Я еду в командировку <text:span text:style-name="T144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145">(рассписание)</text:span>.</text:p>
      <text:p text:style-name="P332"/>
      <text:p text:style-name="P333"><text:span text:style-name="T144">Чтобы правильно определить, что предложени</text:span><text:span text:style-name="T149">е</text:span><text:span text:style-name="T144"> действительно стоит </text:span><text:span text:style-name="T149">в </text:span><text:span text:style-name="T144">будуще</text:span><text:span text:style-name="T149">м</text:span><text:span text:style-name="T144">, </text:span></text:p>
      <text:p text:style-name="P333"><text:span text:style-name="T144">а не </text:span><text:span text:style-name="T149">в </text:span><text:span text:style-name="T144">настояще</text:span><text:span text:style-name="T149">м</text:span><text:span text:style-name="T144">, нужно обратить внимание на слова-маячки, </text:span><text:span text:style-name="T146">такие как</text:span><text:span text:style-name="T144">: </text:span></text:p>
      <text:p text:style-name="P333"/>
      <text:list xml:id="list1045785684" text:style-name="L9">
        <text:list-item>
          <text:p text:style-name="P594"><text:span text:style-name="T144">tomorrow, </text:span><text:span text:style-name="T146">in the future, in 2050</text:span><text:span text:style-name="T144"> </text:span><text:span text:style-name="T146">(слова, которые указывают на дату в будущем);</text:span></text:p>
        </text:list-item>
        <text:list-item>
          <text:p text:style-name="P595"><text:span text:style-name="T147">would like, want, plan, expect</text:span><text:span text:style-name="T146"> </text:span><text:span text:style-name="T147">(</text:span><text:span text:style-name="T148">слова</text:span><text:span text:style-name="T146">, которые намекают на будущее</text:span><text:span text:style-name="T147">);</text:span></text:p>
        </text:list-item>
        <text:list-item>
          <text:p text:style-name="P594"><text:span text:style-name="T145">next </text:span><text:span text:style-name="T146">time</text:span><text:span text:style-name="T145">, </text:span><text:span text:style-name="T146">next Monday</text:span><text:span text:style-name="T145"> </text:span><text:span text:style-name="T146">(связки со словом next в значении «в следующий»);</text:span></text:p>
        </text:list-item>
        <text:list-item>
          <text:p text:style-name="P599">in 2 days, in a year (связки с предлогом in в значении «через»);</text:p>
        </text:list-item>
        <text:list-item>
          <text:p text:style-name="P599">by Friday (связки с предлогом by в значении «к указанному периоду»);</text:p>
        </text:list-item>
      </text:list>
      <text:p text:style-name="P333"/>
      <text:p text:style-name="P401">Present Perfect может встречаться в условных предложениях 1го типа. Он подчеркивает, </text:p>
      <text:p text:style-name="P401">что действие будет <text:span text:style-name="T149">выполнено/</text:span>закончено, но его часто упрощают до Present Simple.</text:p>
      <text:p text:style-name="P400"/>
      <text:p text:style-name="P62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400"/>
      <text:p text:style-name="P189">Оборот be going to</text:p>
      <text:p text:style-name="P403"/>
      <text:p text:style-name="P335"><text:span text:style-name="T150">Переводится как «собираюсь сделать» или «собирался сделать» (</text:span><text:span text:style-name="T226">о будущ</text:span><text:span text:style-name="T227">е</text:span><text:span text:style-name="T226">м из прошлого</text:span><text:span text:style-name="T150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400"/>
      <text:p text:style-name="P336"><text:span text:style-name="T225">Им</text:span><text:span text:style-name="T151"> часто </text:span><text:span text:style-name="T225">заменяют все</text:span><text:span text:style-name="T223"> форм</text:span><text:span text:style-name="T225">ы</text:span><text:span text:style-name="T151"> Future </text:span><text:span text:style-name="T225">в разговорной речи</text:span><text:span text:style-name="T151">, и проговаривается </text:span><text:span text:style-name="T225">он </text:span><text:span text:style-name="T151">как gonna.</text:span></text:p>
      <text:p text:style-name="P63">I`m going to leave now / I`m gonna leave now — Я ухожу (собируюсь уйти).</text:p>
      <text:p text:style-name="P400"/>
      <text:p text:style-name="P405"><text:span text:style-name="T153">Также этот о</text:span><text:span text:style-name="T151">борот</text:span><text:span text:style-name="T152"> можно перепутать с Present Continuous в значении будущего. </text:span></text:p>
      <text:p text:style-name="P407">Здесь главное отличие в том, что после be going to идет еще один глагол.</text:p>
      <text:p text:style-name="P407"/>
      <text:p text:style-name="P64"><text:span text:style-name="T154">I’m going to </text:span><text:span text:style-name="T155">attend the party tomorrow — Завтра я собираюсь посестить праздник (be going).</text:span></text:p>
      <text:p text:style-name="P411">I’m going to the party tomorrow — Завтра я иду на праздник (Present Continuous).</text:p>
      <text:p text:style-name="P408"/>
      <text:p text:style-name="P340"><text:span text:style-name="T7">Future </text:span><text:span text:style-name="T8">Continuous</text:span></text:p>
      <text:p text:style-name="P480"/>
      <text:p text:style-name="P482">Указывает на процесс, в определенный момент будуще<text:span text:style-name="T224">го</text:span>. </text:p>
      <text:p text:style-name="P482">Грамматическая форма: will + be + глагол с -ing.</text:p>
      <text:p text:style-name="P483"/>
      <text:p text:style-name="P139">I will be going to Moscow tomorrow morning — Я буду ехать в Москву завтра утром.</text:p>
      <text:p text:style-name="P139"/>
      <text:p text:style-name="P139"><text:span text:style-name="T222">W</text:span>ill you be waiting for Kate when her plane arrives? / Are you going to be waiting for Kate when her plane arrives? — <text:span text:style-name="T222">Ты будешь ждать Кейт, когда прилетит ее самолет.</text:span></text:p>
      <text:p text:style-name="P191"/>
      <text:p text:style-name="P192">Furure Perfect</text:p>
      <text:p text:style-name="P192"/>
      <text:p text:style-name="P484">Указывает на результат действия к какому-то моменту в будущем.</text:p>
      <text:p text:style-name="P484">Грамматическая форма: will + have + 3я форма глагола.</text:p>
      <text:p text:style-name="P191"/>
      <text:p text:style-name="P140">I hope you will have agreed — <text:span text:style-name="T234">Н</text:span>адеюсь, <text:span text:style-name="T234">ты</text:span> согласишься.</text:p>
      <text:p text:style-name="P168"/>
      <text:p text:style-name="P141">By Sunday she will have finished reading / By Sunday, she is going to have finished reading — </text:p>
      <text:p text:style-name="P143">К воскресенью она закончит читать.</text:p>
      <text:p text:style-name="P191"/>
      <text:p text:style-name="P193">Future Perfect Continuous</text:p>
      <text:p text:style-name="P485"/>
      <text:p text:style-name="P337"><text:span text:style-name="T88">В речи не используется</text:span><text:span text:style-name="T87">. Указывает на длительность — сколько будет происходить действие </text:span></text:p>
      <text:p text:style-name="P486">к моменту в будущем. Грамматическая форма: will + have + been + глагол с -ing.</text:p>
      <text:p text:style-name="P190"/>
      <text:p text:style-name="P142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90"/>
      <text:p text:style-name="P194">Сравнение форм Future</text:p>
      <text:p text:style-name="P194"/>
      <text:p text:style-name="P39"><text:span text:style-name="T91">I will </text:span><text:span text:style-name="T90">work</text:span><text:span text:style-name="T91"> / I`m going to </text:span><text:span text:style-name="T90">work</text:span><text:span text:style-name="T91"> — Я буду </text:span><text:span text:style-name="T90">работать</text:span><text:span text:style-name="T91">.</text:span></text:p>
      <text:p text:style-name="P39"><text:span text:style-name="T91">(</text:span><text:span text:style-name="T89">вероятное дейсвтие в будущем</text:span><text:span text:style-name="T91">)</text:span></text:p>
      <text:p text:style-name="P144"/>
      <text:p text:style-name="P39">I will be <text:span text:style-name="T90">working</text:span> at 6 o`clock / I`m going to be working at 6 o`clock — Я буду работать в 6 <text:span text:style-name="T233">часов.</text:span> (<text:span text:style-name="T232">процесс в указанный момент будущего</text:span>)</text:p>
      <text:p text:style-name="P144"/>
      <text:p text:style-name="P146">I will have worked by 6 o`clock / I`m going to have worked by 6 o`clock — Я отработаю к 6 час<text:span text:style-name="T372">ам. </text:span><text:span text:style-name="T232">(результат к указанному моменту в будущем)</text:span></text:p>
      <text:p text:style-name="P144"/>
      <text:p text:style-name="P145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145">к указанному моменту в будущем)</text:p>
      <text:p text:style-name="P190"/>
      <text:p text:style-name="P190">Future-in-the-<text:span text:style-name="T227">P</text:span>ast</text:p>
      <text:p text:style-name="P404"/>
      <text:p text:style-name="P338"><text:span text:style-name="T227">Используется, когда о будущем сообщают из прошлого, например при повествован</text:span><text:span text:style-name="T228">ии</text:span><text:span text:style-name="T227"> рассказов, </text:span><text:span text:style-name="T228">в косвенной речи</text:span><text:span text:style-name="T227"> </text:span><text:span text:style-name="T228">или когда говорят об альтернативной реальности.</text:span></text:p>
      <text:p text:style-name="P400"/>
      <text:p text:style-name="P496">Перевод остается в будущем, но меняются вспомогательные глаголы: </text:p>
      <text:p text:style-name="P496">will → would, am/is → was, are → were.</text:p>
      <text:p text:style-name="P400"/>
      <text:p text:style-name="P351"><text:span text:style-name="T33">I`m having a meeting on Friday — У меня в пятницу будет </text:span><text:span text:style-name="T40">собрание</text:span><text:span text:style-name="T33">. (Past Continuous)</text:span></text:p>
      <text:p text:style-name="P65">I was having a meeting on Friday — У меня было собрание в пятницу.</text:p>
      <text:p text:style-name="P65"/>
      <text:p text:style-name="P351"><text:span text:style-name="T33">I`m going to stay late at work — Я задержусь на работе. (</text:span><text:span text:style-name="T34">b</text:span><text:span text:style-name="T33">e going to)</text:span></text:p>
      <text:p text:style-name="P65">I was going to stay late at work — Я решил задержаться на работе.</text:p>
      <text:p text:style-name="P62"/>
      <text:p text:style-name="P66">I won`t go out this weekend — Я никуда не пойду в эти выходные. (Future Simple)</text:p>
      <text:p text:style-name="P66">She decided that she would not go out — Она решила, что никуда не пойдет.</text:p>
      <text:p text:style-name="P62"/>
      <text:p text:style-name="P66">Will you be working at 5 pm? — Ты будешь работать в 5 часов? (Future Continuos)</text:p>
      <text:p text:style-name="P40"><text:span text:style-name="T228">I thought I would be working at 5 tomorrow — Я </text:span><text:span text:style-name="T229">думал</text:span><text:span text:style-name="T228">, что буду работать завтра в 5.</text:span></text:p>
      <text:p text:style-name="P66"/>
      <text:p text:style-name="P66">The match will have finish by 9 o`clock — Матч закончится к 9-ти часам. (Future Perfect)</text:p>
      <text:p text:style-name="P65">I was sure that the match would have finished by 9 — Я был уверен, что матч закончится в 9.</text:p>
      <text:p text:style-name="P402"/>
      <text:p text:style-name="P195">Модальные глаголы, передающие будущее</text:p>
      <text:p text:style-name="P400"/>
      <text:p text:style-name="P339"><text:span text:style-name="T230">В связке may/might/could + инфинитив, все 3 глагола передают одинаковый смысл <text:s/>«возможно сделаю». </text:span><text:span text:style-name="T231">S</text:span><text:span text:style-name="T230">hould может передавать значение «возможно случится», </text:span></text:p>
      <text:p text:style-name="P339"><text:span text:style-name="T231">а с</text:span><text:span text:style-name="T230">an </text:span><text:span text:style-name="T229">—</text:span><text:span text:style-name="T230"> </text:span><text:span text:style-name="T231">не «могу», а </text:span><text:span text:style-name="T230">«смогу» </text:span><text:span text:style-name="T231">(чем тогда отличается от will be able to? - </text:span><text:span text:style-name="T399">ничем!</text:span><text:span text:style-name="T231">)</text:span><text:span text:style-name="T230">.</text:span></text:p>
      <text:p text:style-name="P497"/>
      <text:p text:style-name="P67">I might be busy tonight — Я, возможно, буду занят сегодня вечером.</text:p>
      <text:p text:style-name="P67">We should be home by 9 o’clock — Мы, вероятнее всего, будем дома к 9-ти часам.</text:p>
      <text:p text:style-name="P62">I can come and help you if you need me — Я смогу прийти и помочь тебе, если я тебе нужен.</text:p>
      <text:p text:style-name="P400"/>
      <text:p text:style-name="P400"/>
      <text:p text:style-name="P177">Пассивный залог</text:p>
      <text:p text:style-name="P341"/>
      <text:p text:style-name="P342"><text:span text:style-name="T241">Это ситуация, когда </text:span><text:span text:style-name="T243">объект</text:span><text:span text:style-name="T241"> испытывает действие на себе, но не совершает его самостоятельно. </text:span><text:span text:style-name="T243">Грамматическая форма</text:span><text:span text:style-name="T241">: </text:span><text:span text:style-name="T243">объект + </text:span><text:span text:style-name="T241">be + глагол в 3й форме.</text:span></text:p>
      <text:p text:style-name="P342"/>
      <text:p text:style-name="P176"><text:span text:style-name="T373">Пассивный залог</text:span><text:span text:style-name="T242"> используется:</text:span></text:p>
      <text:list xml:id="list3123357124" text:style-name="L10">
        <text:list-item>
          <text:p text:style-name="P600">когда автора действия выносят на задний план (например его нет, или действие </text:p>
          <text:p text:style-name="P596"><text:span text:style-name="T242">важнее чем исполнитель, </text:span><text:span text:style-name="T243">или автор — это все люди</text:span><text:span text:style-name="T242">);</text:span></text:p>
        </text:list-item>
        <text:list-item>
          <text:p text:style-name="P601">в текстах научного характера (энциклопедии, справочники и т. п.):</text:p>
        </text:list-item>
      </text:list>
      <text:p text:style-name="P343"/>
      <text:p text:style-name="P41">I wanted to come in but the door was locked — Я хотел войти, но дверь была заперта. (<text:span text:style-name="T243">н</text:span>еизвестно, кто ее запер)</text:p>
      <text:p text:style-name="P342"/>
      <text:p text:style-name="P342"/>
      <text:p text:style-name="P583">It is believed that there is no life on Mars — Считается, что на Марсе нет жизни.</text:p>
      <text:p text:style-name="P41">(<text:span text:style-name="T244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244">L</text:span>ight bulb was invented in 19th century — <text:span text:style-name="T244">Л</text:span>ампочка была изобретена в 19 веке. </text:p>
      <text:p text:style-name="P42">(<text:span text:style-name="T244">текст</text:span> из энциклопедии)</text:p>
      <text:p text:style-name="P498"/>
      <table:table table:name="Table2" table:style-name="Table2">
        <table:table-column table:style-name="Table2.A"/>
        <table:table-column table:style-name="Table2.B"/>
        <table:table-row table:style-name="TableLine94716610667168">
          <table:table-cell table:style-name="Table2.A1" office:value-type="string">
            <text:p text:style-name="P569">Форма</text:p>
          </table:table-cell>
          <table:table-cell table:style-name="Table2.B1" office:value-type="string">
            <text:p text:style-name="P569">Пример</text:p>
          </table:table-cell>
        </table:table-row>
        <table:table-row table:style-name="TableLine94716610623088">
          <table:table-cell table:style-name="Table2.A2" office:value-type="string">
            <text:p text:style-name="P580">Present Simple</text:p>
          </table:table-cell>
          <table:table-cell table:style-name="Table2.B2" office:value-type="string">
            <text:p text:style-name="P574"><text:span text:style-name="T247">M</text:span><text:span text:style-name="T246">eals </text:span><text:span text:style-name="T318">are cooked</text:span><text:span text:style-name="T246"> in the cafe — В кафе готовят еду</text:span></text:p>
          </table:table-cell>
        </table:table-row>
        <table:table-row table:style-name="TableLine94716610627760">
          <table:table-cell table:style-name="Table2.A2" office:value-type="string">
            <text:p text:style-name="P580">Present Continuous</text:p>
          </table:table-cell>
          <table:table-cell table:style-name="Table2.B2" office:value-type="string">
            <text:p text:style-name="P580">Meals <text:span text:style-name="T5">are being cooked</text:span> now — Еду готовят сейчас</text:p>
          </table:table-cell>
        </table:table-row>
        <table:table-row table:style-name="TableLine94716610629680">
          <table:table-cell table:style-name="Table2.A2" office:value-type="string">
            <text:p text:style-name="P580">Present Perfect</text:p>
          </table:table-cell>
          <table:table-cell table:style-name="Table2.B2" office:value-type="string">
            <text:p text:style-name="P580">Meals <text:span text:style-name="T5">have been cooked</text:span> in time — Еду приготовили вовремя</text:p>
          </table:table-cell>
        </table:table-row>
        <table:table-row table:style-name="TableLine94716610630960">
          <table:table-cell table:style-name="Table2.A2" office:value-type="string">
            <text:p text:style-name="P580">Past Simple</text:p>
          </table:table-cell>
          <table:table-cell table:style-name="Table2.B2" office:value-type="string">
            <text:p text:style-name="P581">Meals <text:span text:style-name="T5">were cooked</text:span> for the party — Для праздника приготовили еду</text:p>
          </table:table-cell>
        </table:table-row>
        <table:table-row table:style-name="TableLine94716610632880">
          <table:table-cell table:style-name="Table2.A2" office:value-type="string">
            <text:p text:style-name="P580">Past Continuous</text:p>
          </table:table-cell>
          <table:table-cell table:style-name="Table2.B2" office:value-type="string">
            <text:p text:style-name="P581">Meals <text:span text:style-name="T5">were being cooked</text:span> yesterday — Еду готовили вчера</text:p>
          </table:table-cell>
        </table:table-row>
        <table:table-row table:style-name="TableLine94716610634800">
          <table:table-cell table:style-name="Table2.A2" office:value-type="string">
            <text:p text:style-name="P580">Past Perfect</text:p>
          </table:table-cell>
          <table:table-cell table:style-name="Table2.B2" office:value-type="string">
            <text:p text:style-name="P581">Meals <text:span text:style-name="T5">had been cooked</text:span> before the party - Еду приготоивили до праздника</text:p>
          </table:table-cell>
        </table:table-row>
        <table:table-row table:style-name="TableLine94716610636720">
          <table:table-cell table:style-name="Table2.A2" office:value-type="string">
            <text:p text:style-name="P580">Furure Simple</text:p>
          </table:table-cell>
          <table:table-cell table:style-name="Table2.B2" office:value-type="string">
            <text:p text:style-name="P581">Meals <text:span text:style-name="T5">will be cooked</text:span> tomorrow — Еду будут готовить завтра</text:p>
          </table:table-cell>
        </table:table-row>
        <table:table-row table:style-name="TableLine94716610639056">
          <table:table-cell table:style-name="Table2.A2" office:value-type="string">
            <text:p text:style-name="P580">Furure Perfect</text:p>
          </table:table-cell>
          <table:table-cell table:style-name="Table2.B2" office:value-type="string">
            <text:p text:style-name="P581">Meals <text:span text:style-name="T5">will have been cooked</text:span> in time — Еду приготовят вовремя</text:p>
          </table:table-cell>
        </table:table-row>
      </table:table>
      <text:p text:style-name="P499"/>
      <text:p text:style-name="P501">Вместо will могут использоваться модальные глаголы.</text:p>
      <text:p text:style-name="P344"/>
      <text:p text:style-name="P68">Meals can be cooked tomorrow — Еду могут приготовить завтра.</text:p>
      <text:p text:style-name="P68">Meals can have been cooked in time — Еду смогут приготовить вовремя.</text:p>
      <text:p text:style-name="P344"/>
      <text:p text:style-name="P349"><text:span text:style-name="T10">Особые </text:span><text:span text:style-name="T11">обороты</text:span><text:span text:style-name="T10"> пассивного залога</text:span></text:p>
      <text:p text:style-name="P481"/>
      <text:p text:style-name="P487"><text:span text:style-name="T368">1) </text:span>It is said that... — Говорят, что…</text:p>
      <text:p text:style-name="P487"/>
      <text:p text:style-name="P345"><text:span text:style-name="T92">Вместо said могут быть и другие слова: announce, belive, expect, know </text:span><text:span text:style-name="T94">и пр</text:span><text:span text:style-name="T92">.</text:span></text:p>
      <text:p text:style-name="P346"><text:span text:style-name="T93">Когда</text:span><text:span text:style-name="T92"> формальное подлежащее it </text:span><text:span text:style-name="T93">нельзя/неудобно использовать</text:span><text:span text:style-name="T92">, </text:span><text:span text:style-name="T93">то</text:span><text:span text:style-name="T92"> вместо него указывают объект по поводу которого выражают суждение, а после глагола </text:span><text:span text:style-name="T93">ставят</text:span><text:span text:style-name="T92"> инфинитив.</text:span></text:p>
      <text:p text:style-name="P487"/>
      <text:p text:style-name="P147">It<text:span text:style-name="T5"> was belived</text:span> that Mark was a reliable man — Считалось, что Марк надежный человек.</text:p>
      <text:p text:style-name="P148">Mark <text:span text:style-name="T5">was belive</text:span> to be a reliable man — Марк считался надежным человеком.</text:p>
      <text:p text:style-name="P487"/>
      <text:p text:style-name="P489"><text:span text:style-name="T368">2) </text:span>You are not supposed to… <text:span text:style-name="T367">—</text:span> Вам не разрешается/рекомендуется…</text:p>
      <text:p text:style-name="P491"/>
      <text:p text:style-name="P348"><text:span text:style-name="T96">Вместо you может </text:span><text:span text:style-name="T95">указываться</text:span><text:span text:style-name="T96"> любой человек </text:span><text:span text:style-name="T95">или группа людей</text:span><text:span text:style-name="T96">.</text:span></text:p>
      <text:p text:style-name="P149">You’re not supposed to be here. — Вам нельзя здесь находиться.</text:p>
      <text:p text:style-name="P490"/>
      <text:p text:style-name="P493">3) I was surprised by... — Я был удивлен чем-то…</text:p>
      <text:p text:style-name="P492"/>
      <text:p text:style-name="P347"><text:span text:style-name="T94">После конструкции </text:span><text:span text:style-name="T95">может</text:span><text:span text:style-name="T94"> указыват</text:span><text:span text:style-name="T95">ь</text:span><text:span text:style-name="T94">ся </text:span><text:span text:style-name="T95">длинное</text:span><text:span text:style-name="T94"> придаточное предложение.</text:span></text:p>
      <text:p text:style-name="P150">I was surprised by what happened. — Я был удивлен тем, что произошло.</text:p>
      <text:p text:style-name="P488"/>
      <text:p text:style-name="P347"><text:span text:style-name="T94">4) I (don`t) like being... — Я (не) люблю, когда на меня </text:span><text:span text:style-name="T95">кто-то воздействует...</text:span></text:p>
      <text:p text:style-name="P492"/>
      <text:p text:style-name="P69">I like being treated fairly. — Я люблю, когда со мной справедливо обращаются.</text:p>
      <text:p text:style-name="P69">He doesn’t like being ignored. — Он не любит, когда его игнорируют.</text:p>
      <text:p text:style-name="P502"><text:soft-page-break/>5) Have somothing done... — Что-то сделано…</text:p>
      <text:p text:style-name="P502"/>
      <text:p text:style-name="P350"><text:span text:style-name="T369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370">й</text:span><text:span text:style-name="T369"> форме.</text:span></text:p>
      <text:p text:style-name="P350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371">They</text:span> are going to have a pizza delivered — <text:span text:style-name="T371">Им</text:span> доставят пиццу.</text:p>
      <text:p text:style-name="P350"/>
      <text:p text:style-name="P503">Данная связка может быть также с модольным глаголом can. </text:p>
      <text:p text:style-name="P503">После can, have будет в форме инфинитива.</text:p>
      <text:p text:style-name="P503"/>
      <text:p text:style-name="P77">A hairdresser’s is a place where you can have your hair cut — </text:p>
      <text:p text:style-name="P77">Парикмахерская это место, где можно постричь волосы.</text:p>
      <text:p text:style-name="P230"/>
      <text:p text:style-name="P230"/>
      <text:p text:style-name="P178">Модальные глаголы</text:p>
      <text:p text:style-name="P506"/>
      <text:p text:style-name="P352"><text:span text:style-name="T375">Это те же вспомогательные глаголы, но помимо времени, они также несут в себе смысловые оттенки. Переводятся, </text:span><text:span text:style-name="T396">в основном</text:span><text:span text:style-name="T375">, как смысловые глаголы, но иногда могут переводиться наречием или частицей. Не меняют своей формы. После них всег</text:span><text:span text:style-name="T378">да</text:span><text:span text:style-name="T375"> идет инфинитив.</text:span></text:p>
      <text:p text:style-name="P352"/>
      <text:p text:style-name="P199"><text:span text:style-name="T390">2 типа з</text:span>начени<text:span text:style-name="T390">й</text:span> <text:span text:style-name="T395">у </text:span>модальных глаголов</text:p>
      <text:p text:style-name="P353"/>
      <text:p text:style-name="P354"><text:span text:style-name="T384">Некоторые м</text:span><text:span text:style-name="T380">одальны</text:span><text:span text:style-name="T393">е</text:span><text:span text:style-name="T380"> глагол</text:span><text:span text:style-name="T393">ы</text:span><text:span text:style-name="T391"> могут</text:span><text:span text:style-name="T380"> име</text:span><text:span text:style-name="T391">ть </text:span><text:span text:style-name="T393">как </text:span><text:span text:style-name="T381">основное, </text:span><text:span text:style-name="T393">так</text:span><text:span text:style-name="T380"> и вероятно</text:span><text:span text:style-name="T383">стно</text:span><text:span text:style-name="T380">е </text:span><text:span text:style-name="T391">значение</text:span><text:span text:style-name="T380">. </text:span></text:p>
      <text:p text:style-name="P357"><text:span text:style-name="T381">Основное</text:span><text:span text:style-name="T380"> значение описывает </text:span><text:span text:style-name="T384">ситуацию/</text:span><text:span text:style-name="T389">факт</text:span><text:span text:style-name="T380">, а вероятно</text:span><text:span text:style-name="T383">стно</text:span><text:span text:style-name="T380">е — передает предположени</text:span><text:span text:style-name="T382">е</text:span><text:span text:style-name="T380">.</text:span></text:p>
      <text:p text:style-name="P357"><text:span text:style-name="T252">Вероятностное значение называтся </text:span><text:span text:style-name="T253">также </text:span><text:span text:style-name="T252">сослогательным наклонением.</text:span><text:span text:style-name="T380"> <text:s/></text:span></text:p>
      <text:p text:style-name="P508"/>
      <text:p text:style-name="P508">Основные значения:</text:p>
      <text:list xml:id="list86277016" text:style-name="L11">
        <text:list-item>
          <text:p text:style-name="P602">can — <text:span text:style-name="T385">могу, </text:span><text:span text:style-name="T386">смогу, </text:span><text:span text:style-name="T385">умею</text:span>;</text:p>
        </text:list-item>
        <text:list-item>
          <text:p text:style-name="P603">could — <text:span text:style-name="T385">мог, умел</text:span>;</text:p>
        </text:list-item>
        <text:list-item>
          <text:p text:style-name="P597"><text:span text:style-name="T384">must — </text:span><text:span text:style-name="T385">должен</text:span><text:span text:style-name="T384">;</text:span></text:p>
        </text:list-item>
      </text:list>
      <text:p text:style-name="P74"/>
      <text:p text:style-name="P74">She could dance when she was young — Она умела танцевать, когда была молодой.</text:p>
      <text:p text:style-name="P74">We must work a lot – Мы должны много работать.</text:p>
      <text:p text:style-name="P508"/>
      <text:p text:style-name="P508">Вероятностные значения:</text:p>
      <text:list xml:id="list572036463" text:style-name="L12">
        <text:list-item>
          <text:p text:style-name="P604">could — <text:span text:style-name="T385">мог бы, </text:span><text:span text:style-name="T387">возможно </text:span><text:span text:style-name="T392">(50%)</text:span>;</text:p>
        </text:list-item>
        <text:list-item>
          <text:p text:style-name="P598"><text:span text:style-name="T384">might — </text:span><text:span text:style-name="T401">может</text:span><text:span text:style-name="T402">, </text:span><text:span text:style-name="T404">мог бы,</text:span><text:span text:style-name="T385"> </text:span><text:span text:style-name="T387">возможно</text:span><text:span text:style-name="T385"> </text:span><text:span text:style-name="T392">(50%)</text:span><text:span text:style-name="T384">;</text:span></text:p>
        </text:list-item>
        <text:list-item>
          <text:p text:style-name="P605">must — <text:span text:style-name="T385">должно быть, наверное </text:span><text:span text:style-name="T392">(100%)</text:span>;</text:p>
        </text:list-item>
        <text:list-item>
          <text:p text:style-name="P604">should — <text:span text:style-name="T385">следовало бы</text:span>;</text:p>
        </text:list-item>
        <text:list-item>
          <text:p text:style-name="P604">would — <text:span text:style-name="T385">бы (в </text:span><text:span text:style-name="T408">нереальной ситуации</text:span><text:span text:style-name="T385">)</text:span>;</text:p>
        </text:list-item>
      </text:list>
      <text:p text:style-name="P507"/>
      <text:p text:style-name="P45">We could use the situation <text:span text:style-name="T398">now</text:span> — Мы могли бы использовать эту ситуацию <text:span text:style-name="T398">сейчас</text:span><text:span text:style-name="T383">.</text:span></text:p>
      <text:p text:style-name="P76">It could have been me who forgot to lock the door — <text:span text:style-name="T387">В</text:span>озможно <text:span text:style-name="T387">э</text:span>то я забыл закрыть дверь. </text:p>
      <text:p text:style-name="P75">It must be hard to work as a doctor — Должно быть, трудно работать доктором.</text:p>
      <text:p text:style-name="P72">I would have called you if I had known — Я бы позвонил, если бы знал.</text:p>
      <text:p text:style-name="P72"/>
      <text:p text:style-name="P238">Модальный глагол, в вероятностном значении, можно употреблять не только в настоящем, </text:p>
      <text:p text:style-name="P239">но и в прошлом, даже если он там не используется. Если он употребляется в настоящем, </text:p>
      <text:p text:style-name="P239">то после него будет голый инфинитив, а если в прошлом — то перфектный инфинитив.</text:p>
      <text:p text:style-name="P232"/>
      <text:p text:style-name="P356"><text:soft-page-break/><text:span text:style-name="T254">Перфектный инфинитив</text:span><text:span text:style-name="T256"> состоит из 2х слов: have + глагол в 3й форме. </text:span><text:span text:style-name="T257">Но</text:span><text:span text:style-name="T248"> have </text:span><text:span text:style-name="T257">здесь не </text:span><text:span text:style-name="T248">меня</text:span><text:span text:style-name="T257">е</text:span><text:span text:style-name="T248">тся в зависимости от подлежащего. (даже для he/she/it</text:span><text:span text:style-name="T254"> </text:span><text:span text:style-name="T248">останется have)</text:span></text:p>
      <text:p text:style-name="P231"/>
      <text:p text:style-name="P233">It must <text:span text:style-name="T5">have been</text:span> love — Наверное, это была любов. </text:p>
      <text:p text:style-name="P360"><text:span text:style-name="T259">(</text:span><text:span text:style-name="T258">когда must передает вероятностное значение, то может </text:span><text:span text:style-name="T260">употребляться</text:span><text:span text:style-name="T258"> в прошлом</text:span><text:span text:style-name="T259">)</text:span></text:p>
      <text:p text:style-name="P73"/>
      <text:p text:style-name="P355"><text:span text:style-name="T250">Среди американцев широко употребляется перфектный инфинитив «have gotten</text:span><text:span text:style-name="T251">»</text:span><text:span text:style-name="T250">. Его</text:span><text:span text:style-name="T249"> используют, когда хотят выразить предположение о том, что могло бы случится с че</text:span><text:span text:style-name="T250">ловеком.</text:span></text:p>
      <text:p text:style-name="P237"/>
      <text:p text:style-name="P71">What were you doing? You could have gotten yourself killed! — </text:p>
      <text:p text:style-name="P71">Что же ты делал? Ты чуть не умер!</text:p>
      <text:p text:style-name="P236"/>
      <text:p text:style-name="P356"><text:span text:style-name="T264">Примеры использования голого инфинитива</text:span><text:span text:style-name="T254"> </text:span><text:span text:style-name="T264">(к</text:span><text:span text:style-name="T254">то-то стучит в дверь</text:span><text:span text:style-name="T264">)</text:span><text:span text:style-name="T254">:</text:span></text:p>
      <text:p text:style-name="P234"/>
      <text:p text:style-name="P81">It must be John. He promised to come — Это, наверное, Джон. Он обещал прийти.</text:p>
      <text:p text:style-name="P356"><text:span text:style-name="T38">(</text:span><text:span text:style-name="T39">почти уверены</text:span><text:span text:style-name="T38">, что так и есть)</text:span></text:p>
      <text:p text:style-name="P81"/>
      <text:p text:style-name="P83">I might/may/could be a postman — Это, возможно, почтальон.</text:p>
      <text:p text:style-name="P83">(есть вероятность, но не 100%)</text:p>
      <text:p text:style-name="P235"/>
      <text:p text:style-name="P365"><text:span text:style-name="T264">Примеры использования перфектного инфинитива</text:span><text:span text:style-name="T255"> </text:span><text:span text:style-name="T264">(к</text:span><text:span text:style-name="T255">то-то съел мой бутерброд</text:span><text:span text:style-name="T264">):</text:span></text:p>
      <text:p text:style-name="P234"/>
      <text:p text:style-name="P81">It must have been Tom. He always eats my food — Это, должно быть, был Том. </text:p>
      <text:p text:style-name="P81">Он всегда съедает мою еду. (<text:span text:style-name="T394">почти уверены, что так и есть</text:span>) </text:p>
      <text:p text:style-name="P81"/>
      <text:p text:style-name="P82">It might/may/could have been Jane. I saw her in the kitchen — Это, возможно, была Джейн. </text:p>
      <text:p text:style-name="P82">Я видела ее на кухне <text:span text:style-name="T394">(есть вероятность, но не 100%)</text:span></text:p>
      <text:p text:style-name="P410"/>
      <text:p text:style-name="P370"><text:span text:style-name="T187">4 ф</text:span><text:span text:style-name="T188">ормы инфинитива, </text:span><text:span text:style-name="T187">после модальных глаголов</text:span></text:p>
      <text:p text:style-name="P468"/>
      <text:p text:style-name="P370"><text:span text:style-name="T175">1) </text:span><text:span text:style-name="T174">Bare</text:span><text:span text:style-name="T162"> </text:span><text:span text:style-name="T174">Invinitive</text:span><text:span text:style-name="T162"> — начальная форма глагола без to.</text:span></text:p>
      <text:p text:style-name="P370"><text:span text:style-name="T175">2) </text:span><text:span text:style-name="T162">Continuous </text:span><text:span text:style-name="T174">Invinitive</text:span><text:span text:style-name="T162"> — be + </text:span><text:span text:style-name="T174">глагол с -ing.</text:span></text:p>
      <text:p text:style-name="P370"><text:span text:style-name="T175">3) </text:span><text:span text:style-name="T174">Perfect Invinitive — have + глаголв в 3й форме.</text:span></text:p>
      <text:p text:style-name="P370"><text:span text:style-name="T175">4) </text:span><text:span text:style-name="T174">Perfect Continuous Invinitive — have + been + глагол с -ing.</text:span></text:p>
      <text:p text:style-name="P442"/>
      <text:p text:style-name="P418">He might <text:span text:style-name="T5">work</text:span> at the hospital — Возможно, он работает в больнице.</text:p>
      <text:p text:style-name="P418">He might <text:span text:style-name="T5">be working</text:span> now — Возможно, он сейчас работает.</text:p>
      <text:p text:style-name="P418">He might <text:span text:style-name="T5">have worked</text:span> yesterday — Наверное, он вчера работал.</text:p>
      <text:p text:style-name="P418"/>
      <text:p text:style-name="P418">He might <text:span text:style-name="T5">have been working</text:span> for a long time before he went to sleep — </text:p>
      <text:p text:style-name="P413">Он, наверное, долго работал перед тем, как лечь спать.</text:p>
      <text:p text:style-name="P410"/>
      <text:p text:style-name="P409">Особенности модальных глаголов <text:span text:style-name="T411">и конструкций</text:span></text:p>
      <text:p text:style-name="P440"/>
      <text:p text:style-name="P358"><text:span text:style-name="T210">Глагол might в </text:span><text:span text:style-name="T211">основном</text:span><text:span text:style-name="T210"> переводится наречием, а не глаголом. </text:span></text:p>
      <text:p text:style-name="P358"><text:span text:style-name="T211">В вероятностном значении, </text:span><text:span text:style-name="T212">для ситуации в прошлом,</text:span><text:span text:style-name="T211"> дублирует глагол could.</text:span></text:p>
      <text:p text:style-name="P473"/>
      <text:p text:style-name="P359"><text:span text:style-name="T193">Sonya might go to Japan next week / Sonya </text:span><text:span text:style-name="T195">could</text:span><text:span text:style-name="T193"> go to Japan next week – </text:span></text:p>
      <text:p text:style-name="P359"><text:span text:style-name="T193">Соня, </text:span><text:span text:style-name="T195">возможно</text:span><text:span text:style-name="T193">, поедет в Японию на следующей неделе.</text:span></text:p>
      <text:p text:style-name="P443"/>
      <text:p text:style-name="P443"><text:span text:style-name="T409">Глагол shall встречается только </text:span><text:span text:style-name="T400">у</text:span><text:span text:style-name="T409"> британ</text:span><text:span text:style-name="T400">цев</text:span><text:span text:style-name="T409">. Американцы заменяют его на should.</text:span></text:p>
      <text:p text:style-name="P417">Shall I close the door? / Should I close the door? — Мне закрыть дверь?</text:p>
      <text:p text:style-name="P361"><text:soft-page-break/><text:span text:style-name="T160">Т</text:span><text:span text:style-name="T157">акже, в британском английском, can`t и needn`t могут передавать </text:span><text:span text:style-name="T159">особый</text:span><text:span text:style-name="T157"> смысл. </text:span></text:p>
      <text:p text:style-name="P361"><text:span text:style-name="T157">Can`t может означать </text:span><text:span text:style-name="T158">«</text:span><text:span text:style-name="T159">этого не может быть</text:span><text:span text:style-name="T158">», «</text:span><text:span text:style-name="T161">не верю, что это правда</text:span><text:span text:style-name="T158">»</text:span><text:span text:style-name="T157">, </text:span></text:p>
      <text:p text:style-name="P361"><text:span text:style-name="T157">а needn`t </text:span><text:span text:style-name="T194">—</text:span><text:span text:style-name="T157"> «нет необходимости», «</text:span><text:span text:style-name="T163">не следовало делать </text:span><text:span text:style-name="T164">это</text:span><text:span text:style-name="T165">го</text:span><text:span text:style-name="T157">».</text:span></text:p>
      <text:p text:style-name="P441"/>
      <text:p text:style-name="P415"><text:span text:style-name="T388">She can’t have got my emai</text:span><text:span text:style-name="T397">l — Она наверняка не получила мое письмо.</text:span></text:p>
      <text:p text:style-name="P415"/>
      <text:p text:style-name="P419">You needn’t worry, we’ll work this out — Не нужно беспокоиться, мы уладим ситуацию.</text:p>
      <text:p text:style-name="P424">(здесь need ведет себя как модальный глагол, поэтому он с частицей not)</text:p>
      <text:p text:style-name="P242"/>
      <text:p text:style-name="P297">Глагол will иногда используют, когда хотят подчеркнуть привычки человека в <text:span text:style-name="T127">настоящем</text:span>.</text:p>
      <text:p text:style-name="P151">She will never listen to me — Она никогда меня не слушает.</text:p>
      <text:p text:style-name="P243"/>
      <text:p text:style-name="P362"><text:span text:style-name="T263">S</text:span><text:span text:style-name="T261">hould </text:span><text:span text:style-name="T263">+ </text:span><text:span text:style-name="T261">голый инфинитив связан с настоящим и будущим, а </text:span><text:span text:style-name="T263">should +</text:span><text:span text:style-name="T261"> перфектный </text:span><text:span text:style-name="T263">инфинитив </text:span><text:span text:style-name="T261">— с прошлым, в значении когда «чего-то не ожидали и сожалеют об этом» </text:span></text:p>
      <text:p text:style-name="P362"><text:span text:style-name="T261">или когда критикуют </text:span><text:span text:style-name="T262">чьи-то действия.</text:span></text:p>
      <text:p text:style-name="P244"/>
      <text:p text:style-name="P85">I don’t think you should work at weekends — Не думаю, что тебе нужно работать по выходн.</text:p>
      <text:p text:style-name="P85">You should see the doctor — Тебе стоит пойти к доктору.</text:p>
      <text:p text:style-name="P46"/>
      <text:p text:style-name="P46"><text:span text:style-name="T407">I should have listened to you — Нужно было тебя послушать (</text:span><text:span text:style-name="T408">ж</text:span><text:span text:style-name="T407">аль, что я тебя не послушал).</text:span></text:p>
      <text:p text:style-name="P46"/>
      <text:p text:style-name="P47"><text:span text:style-name="T408">I knew y</text:span><text:span text:style-name="T406">ou shouldn’t have trusted him — </text:span><text:span text:style-name="T408">Я знал, что т</text:span><text:span text:style-name="T406">ебе не </text:span><text:span text:style-name="T408">следовало</text:span><text:span text:style-name="T406"> ему доверять </text:span></text:p>
      <text:p text:style-name="P47"><text:span text:style-name="T406">(</text:span><text:span text:style-name="T408">з</text:span><text:span text:style-name="T406">ря ты ему поверил).</text:span></text:p>
      <text:p text:style-name="P241"/>
      <text:p text:style-name="P363"><text:span text:style-name="T166">Глагол dare означает «осмелиться», «иметь наглость», «рискнуть». </text:span><text:span text:style-name="T167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420"/>
      <text:p text:style-name="P420">I <text:span text:style-name="T5">dare </text:span><text:span text:style-name="T12">not</text:span> ask if you forgive me — Я <text:span text:style-name="T5">не смею</text:span> спрашивать, простишь ли ты меня <text:span text:style-name="T410">(модальный)</text:span>.</text:p>
      <text:p text:style-name="P421">How dare you speak to me like that?! <text:span text:style-name="T406">—</text:span> Как ты смеешь так говорить со мной?!</text:p>
      <text:p text:style-name="P420"/>
      <text:p text:style-name="P364"><text:span text:style-name="T196">Though he is rude I </text:span><text:span text:style-name="T204">don`t </text:span><text:span text:style-name="T205">dare</text:span><text:span text:style-name="T196"> say </text:span><text:span text:style-name="T197">that </text:span><text:span text:style-name="T196">he is a </text:span><text:span text:style-name="T197">bad</text:span><text:span text:style-name="T196"> man. — Хотя он грубоват, </text:span><text:span text:style-name="T197">я </text:span><text:span text:style-name="T204">не </text:span><text:span text:style-name="T205">осмелюсь</text:span><text:span text:style-name="T196"> сказать, что он плохой человек </text:span><text:span text:style-name="T197">(обычный глагол)</text:span><text:span text:style-name="T196">.</text:span></text:p>
      <text:p text:style-name="P422"/>
      <text:p text:style-name="P406"><text:span text:style-name="T377">К</text:span><text:span text:style-name="T376">онструкция be able to </text:span><text:span text:style-name="T403">может </text:span><text:span text:style-name="T379">переда</text:span><text:span text:style-name="T403">вать</text:span><text:span text:style-name="T379"> </text:span><text:span text:style-name="T403">доп.</text:span><text:span text:style-name="T377"> </text:span><text:span text:style-name="T376">значение «имею возможность».</text:span></text:p>
      <text:p text:style-name="P412">I was able to travel last year. — В прошлом году у меня была возможность путешествовать.</text:p>
      <text:p text:style-name="P412"/>
      <text:p text:style-name="P240">Часто, в разговорной речи, вместо have to употребляется have got to. <text:span text:style-name="T405">Эта конструкця</text:span> </text:p>
      <text:p text:style-name="P240">означает тоже самое, но употребляется только в утвержденях.</text:p>
      <text:p text:style-name="P240"/>
      <text:p text:style-name="P423">I’ve got to work a lot / I have to work a lot — Мне приходится много работать.</text:p>
      <text:p text:style-name="P422"/>
      <text:p text:style-name="P467">Модальная конструкция had better</text:p>
      <text:p text:style-name="P444"/>
      <text:p text:style-name="P368"><text:span text:style-name="T168">Переводится как «бы лучше», например «я бы лучше», «он бы лучше» и т. д. О</text:span><text:span text:style-name="T171">значает рекомендацию либо употребляется в ситуациях, когда нужно немедленно принять решение. </text:span></text:p>
      <text:p text:style-name="P445"/>
      <text:p text:style-name="P367"><text:span text:style-name="T170">Слово</text:span><text:span text:style-name="T168"> had сокращается до `d. Поэтому </text:span><text:span text:style-name="T169">его </text:span><text:span text:style-name="T168">легко перепутать </text:span><text:span text:style-name="T170">c </text:span><text:span text:style-name="T168">would, т. к. и переводится </text:span></text:p>
      <text:p text:style-name="P366"><text:span text:style-name="T169">он</text:span><text:span text:style-name="T170">о</text:span><text:span text:style-name="T169"> </text:span><text:span text:style-name="T168">одинаково, частицей «бы». </text:span><text:span text:style-name="T171">После had better идет голый инфинитив.</text:span></text:p>
      <text:p text:style-name="P448"/>
      <text:p text:style-name="P511"><text:span text:style-name="T171">О</text:span><text:span text:style-name="T156">трицательная форма выглядит так: had better not. Частица not идет после better, а не had.</text:span></text:p>
      <text:p text:style-name="P449">Вопросы в основном встречаются в отрицательной форме.</text:p>
      <text:p text:style-name="P48"><text:soft-page-break/><text:span text:style-name="T213">You had better have your car washed — Ты бы лучше помыл свою машину. </text:span><text:span text:style-name="T218">(рекомендация)</text:span></text:p>
      <text:p text:style-name="P49"><text:span text:style-name="T213">We</text:span><text:span text:style-name="T215">’d better</text:span><text:span text:style-name="T213"> call the police — Нам </text:span><text:span text:style-name="T215">бы лучше</text:span><text:span text:style-name="T213"> позвонить в полицию. (немедленно)</text:span></text:p>
      <text:p text:style-name="P425"/>
      <text:p text:style-name="P426">You had better not go there — Ты бы лучше не ходил туда.</text:p>
      <text:p text:style-name="P426">Hadn’t you better go to bed? — Не лучше ли тебе пойти прилечь?</text:p>
      <text:p text:style-name="P449"/>
      <text:p text:style-name="P369"><text:span text:style-name="T171">Х</text:span><text:span text:style-name="T172">отя had и находится в прошедшей форме, сам</text:span><text:span text:style-name="T173">а</text:span><text:span text:style-name="T172"> </text:span><text:span text:style-name="T173">конструкция</text:span><text:span text:style-name="T172"> употребляется в настоящем </text:span></text:p>
      <text:p text:style-name="P450">и будущем. В прошедшем можно использовать should с перфектным инфинитивом.</text:p>
      <text:p text:style-name="P450"/>
      <text:p text:style-name="P87"><text:span text:style-name="T154">You </text:span><text:span text:style-name="T214">should have stayed</text:span><text:span text:style-name="T154"> at home —</text:span><text:span text:style-name="T214"> </text:span><text:span text:style-name="T216">Б</text:span><text:span text:style-name="T214">ыло бы </text:span><text:span text:style-name="T216">л</text:span><text:span text:style-name="T214">учше</text:span><text:span text:style-name="T154"> остаться дома.</text:span></text:p>
      <text:p text:style-name="P450"/>
      <text:p text:style-name="P450">Иногда had вообще выкидывают, и употребляют только better.</text:p>
      <text:p text:style-name="P86"><text:span text:style-name="T154">Where’s she? She </text:span><text:span text:style-name="T214">better</text:span><text:span text:style-name="T154"> be here. — Где она? </text:span><text:span text:style-name="T214">Лучше бы</text:span><text:span text:style-name="T154"> ей оказаться здесь.</text:span></text:p>
      <text:p text:style-name="P427"/>
      <text:p text:style-name="P446">В отличие от should, рекомендация с had better намекает на негативные последствия, </text:p>
      <text:p text:style-name="P446">если ее не выполнить. <text:span text:style-name="T412">А</text:span> should означает добрый совет.</text:p>
      <text:p text:style-name="P446"/>
      <text:p text:style-name="P446"/>
      <text:p text:style-name="P474">Инфинитив и герундий</text:p>
      <text:p text:style-name="P447"/>
      <text:p text:style-name="P453">Инфинитив и герундий могут переводиться:</text:p>
      <text:list xml:id="list2255408590" text:style-name="L13">
        <text:list-item>
          <text:p text:style-name="P606">начальной формой глагола <text:span text:style-name="T420">(</text:span>делать<text:span text:style-name="T420">)</text:span>;</text:p>
        </text:list-item>
        <text:list-item>
          <text:p text:style-name="P606">причастием <text:span text:style-name="T420">(</text:span>делая<text:span text:style-name="T420">)</text:span>;</text:p>
        </text:list-item>
        <text:list-item>
          <text:p text:style-name="P606">придаточным предложением <text:span text:style-name="T420">(</text:span>чтобы делать<text:span text:style-name="T420">)</text:span>;</text:p>
        </text:list-item>
        <text:list-item>
          <text:p text:style-name="P606">герундий может также переводиться существительным <text:span text:style-name="T420">(</text:span>действие<text:span text:style-name="T420">);</text:span></text:p>
        </text:list-item>
      </text:list>
      <text:p text:style-name="P452"/>
      <text:p text:style-name="P50"><text:span text:style-name="T219">They</text:span><text:span text:style-name="T220"> plan </text:span><text:span text:style-name="T217">to sell</text:span><text:span text:style-name="T220"> their house — </text:span><text:span text:style-name="T219">Они</text:span><text:span text:style-name="T220"> планируют </text:span><text:span text:style-name="T217">продать</text:span><text:span text:style-name="T220"> свой дом.</text:span></text:p>
      <text:p text:style-name="P430"/>
      <text:p text:style-name="P428">He applied for a new job <text:span text:style-name="T5">to get</text:span> more salary — </text:p>
      <text:p text:style-name="P428">Он решил устроиться на новую работу, <text:span text:style-name="T5">чтобы получать</text:span> больше денег.</text:p>
      <text:p text:style-name="P428"/>
      <text:p text:style-name="P428">I saw a lot of kids <text:span text:style-name="T5">playing</text:span> in the street — Я увидел много детишек, <text:span text:style-name="T5">играющих</text:span> на улице.</text:p>
      <text:p text:style-name="P451"/>
      <text:p text:style-name="P469">Глаголы с прямым дополнением</text:p>
      <text:p text:style-name="P454"/>
      <text:p text:style-name="P456">Это глаголы, после которых следует дополнение, а после идет инфинитив <text:span text:style-name="T418">с to</text:span>. <text:span text:style-name="T419">Если инфинитив в отрицательной форме, то перед to ставят not, без вспомогательных глаголов.</text:span></text:p>
      <text:p text:style-name="P455"/>
      <text:list xml:id="list917410726" text:style-name="L14">
        <text:list-item>
          <text:p text:style-name="P607">ask — спрашивать;</text:p>
        </text:list-item>
        <text:list-item>
          <text:p text:style-name="P607">encourage — воодушевлять;</text:p>
        </text:list-item>
        <text:list-item>
          <text:p text:style-name="P607">expect — ожидать;</text:p>
        </text:list-item>
        <text:list-item>
          <text:p text:style-name="P607">invite — приглашать;</text:p>
        </text:list-item>
        <text:list-item>
          <text:p text:style-name="P607">order — заказывать, приказывать;</text:p>
        </text:list-item>
        <text:list-item>
          <text:p text:style-name="P607">persuade — убеждать;</text:p>
        </text:list-item>
        <text:list-item>
          <text:p text:style-name="P607">remind — напоминать;</text:p>
        </text:list-item>
        <text:list-item>
          <text:p text:style-name="P607">teach — обучать;</text:p>
        </text:list-item>
        <text:list-item>
          <text:p text:style-name="P607">tell — говорить;</text:p>
        </text:list-item>
        <text:list-item>
          <text:p text:style-name="P607">warn — предупреждать;</text:p>
          <text:p text:style-name="P608"/>
        </text:list-item>
      </text:list>
      <text:p text:style-name="P429">I asked <text:span text:style-name="T414">Mike</text:span><text:span text:style-name="T5"> to call</text:span> me — Я попросил <text:span text:style-name="T414">Майка</text:span> <text:span text:style-name="T5">позвонить</text:span>.</text:p>
      <text:p text:style-name="P429">The guard warned <text:span text:style-name="T414">us</text:span> <text:span text:style-name="T5">not to cross</text:span> the line — Охранник предупредил <text:span text:style-name="T414">нас</text:span> <text:span text:style-name="T5">не пересекать</text:span> черту.</text:p>
      <text:p text:style-name="P456"/>
      <text:p text:style-name="P200"><text:soft-page-break/>Инфинитив в разных ситуациях</text:p>
      <text:p text:style-name="P371"/>
      <text:p text:style-name="P371">Если инфинитив идет после прилагательного, то <text:span text:style-name="T422">прилагательное</text:span> будет наречием (как?)</text:p>
      <text:p text:style-name="P14">He was <text:span text:style-name="T414">hard</text:span> <text:span text:style-name="T5">to deal</text:span> with — C ним было <text:span text:style-name="T414">трудно</text:span> <text:span text:style-name="T5">иметь дело</text:span>. <text:span text:style-name="T421">(предлог в конце)</text:span></text:p>
      <text:p text:style-name="P14"/>
      <text:p text:style-name="P245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245"/>
      <text:p text:style-name="P88">He’s running home <text:span text:style-name="T5">to get</text:span> his wallet — Он сейчас бежит домой, <text:span text:style-name="T5">чтобы взять</text:span> бумажник.</text:p>
      <text:p text:style-name="P88">He had nobody <text:span text:style-name="T5">to talk</text:span> to — У него не было никого, <text:span text:style-name="T5">чтобы поговорить</text:span> (talk to — <text:span text:style-name="T423">это </text:span>связка).</text:p>
      <text:p text:style-name="P245"/>
      <text:p text:style-name="P246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9">Her parents took a loan <text:span text:style-name="T5">so that</text:span> <text:span text:style-name="T414">she could go to college</text:span> — </text:p>
      <text:p text:style-name="P89">Ее родители взяли деньги в долг, <text:span text:style-name="T5">чтобы</text:span> <text:span text:style-name="T414">она могла пойти учиться в колледж</text:span>.</text:p>
      <text:p text:style-name="P14"/>
      <text:p text:style-name="P522"><text:span text:style-name="T319">Ситуации, когда использу</text:span><text:span text:style-name="T321">ю</text:span><text:span text:style-name="T319">т </text:span><text:span text:style-name="T320">герунди</text:span><text:span text:style-name="T319">й</text:span></text:p>
      <text:p text:style-name="P229"/>
      <text:p text:style-name="P521"><text:span text:style-name="T265">Герундий </text:span><text:span text:style-name="T266">похож на</text:span><text:span text:style-name="T265"> причастие в русском языке (форма глагола с признаками прилагательного, </text:span><text:span text:style-name="T266">где ощущение глагола очень сильное</text:span><text:span text:style-name="T265">). Чаще всего он ставится после предлогов.</text:span></text:p>
      <text:p text:style-name="P456"/>
      <text:p text:style-name="P372"><text:span text:style-name="T176">Популярны</text:span><text:span text:style-name="T177">е</text:span><text:span text:style-name="T176"> связки глагол + предлог:</text:span></text:p>
      <text:list xml:id="list629123494" text:style-name="L15">
        <text:list-item>
          <text:p text:style-name="P609">succeed in — преуспел в;</text:p>
        </text:list-item>
        <text:list-item>
          <text:p text:style-name="P609">insist on — настаивать на;</text:p>
        </text:list-item>
        <text:list-item>
          <text:p text:style-name="P609">think of — размышлять о;</text:p>
        </text:list-item>
        <text:list-item>
          <text:p text:style-name="P609">dream of — мечтать о;</text:p>
        </text:list-item>
        <text:list-item>
          <text:p text:style-name="P609">feel like — быть в настроении для;</text:p>
        </text:list-item>
        <text:list-item>
          <text:p text:style-name="P609">look forward to — <text:span text:style-name="T424">жать с нетерпением</text:span>;</text:p>
        </text:list-item>
      </text:list>
      <text:p text:style-name="P457"/>
      <text:p text:style-name="P14">I feel like flying, I’m so excited! — Я чувствую, как будто я летаю, я так взволнована!</text:p>
      <text:p text:style-name="P14"/>
      <text:p text:style-name="P90">I’m <text:span text:style-name="T5">looking forward to</text:span> hearing from you — <text:span text:style-name="T5">Жду с нетерпением</text:span> информации от вас.</text:p>
      <text:p text:style-name="P90">(здесь to — это предлог, а не частица; поэтому стоит герундий).</text:p>
      <text:p text:style-name="P457"/>
      <text:p text:style-name="P458">Популярные связки глагол + дополнение + предлог:</text:p>
      <text:list xml:id="list4116015032" text:style-name="L16">
        <text:list-item>
          <text:p text:style-name="P610">congratulate ... on — поздравить (кого-то) с;</text:p>
        </text:list-item>
        <text:list-item>
          <text:p text:style-name="P610">accuse ... of — обвинить (кого-то) в;</text:p>
        </text:list-item>
        <text:list-item>
          <text:p text:style-name="P610">suspect ... of — подозревать (кого-то) в;</text:p>
        </text:list-item>
        <text:list-item>
          <text:p text:style-name="P610">prevent ... from — предостеречь (кого-то) от;</text:p>
        </text:list-item>
        <text:list-item>
          <text:p text:style-name="P610">stop ... from — помешать (кому-то) в;</text:p>
        </text:list-item>
        <text:list-item>
          <text:p text:style-name="P610">forgive ... for — простить (кого-то) за;</text:p>
        </text:list-item>
      </text:list>
      <text:p text:style-name="P458"/>
      <text:p text:style-name="P431">I congratulate you on winning the competition — Я поздравляю тебя с победой в соревновании.</text:p>
      <text:p text:style-name="P431">He prevented me from taking a loan — Он предостерег меня от того, чтобы взять ссуду.</text:p>
      <text:p text:style-name="P431"/>
      <text:p text:style-name="P459">Популярные связки прилагательное + предлог:</text:p>
      <text:list xml:id="list2919449556" text:style-name="L17">
        <text:list-item>
          <text:p text:style-name="P611">afraid of — бояться (чего-то);</text:p>
        </text:list-item>
        <text:list-item>
          <text:p text:style-name="P611">fed up with — быть сытым по горло (из-за чего-то);</text:p>
        </text:list-item>
        <text:list-item>
          <text:p text:style-name="P611">good at — хорошо (что-то) делать;</text:p>
        </text:list-item>
        <text:list-item>
          <text:p text:style-name="P611">interested in — интересоваться (чем-то);</text:p>
        </text:list-item>
      </text:list>
      <text:p text:style-name="P459"/>
      <text:p text:style-name="P432"><text:soft-page-break/>I’m fed up with his sneaking around all the time <text:span text:style-name="T245">—</text:span> Меня достало, что он тут </text:p>
      <text:p text:style-name="P432">постоянно крутится.</text:p>
      <text:p text:style-name="P432"/>
      <text:p text:style-name="P432">I’m interested in reading sci-fi — Мне интересно читать фантастику.</text:p>
      <text:p text:style-name="P432"/>
      <text:p text:style-name="P460">Устойчивые выр-я, в которых используется герундий:</text:p>
      <text:list xml:id="list1644076654" text:style-name="L18">
        <text:list-item>
          <text:p text:style-name="P612">It`s no use/good — бесполезно, нет смысла;</text:p>
        </text:list-item>
        <text:list-item>
          <text:p text:style-name="P612">It`s not worth — этого того не стоит;</text:p>
        </text:list-item>
        <text:list-item>
          <text:p text:style-name="P612">There`s no point in — незачем это делать;</text:p>
        </text:list-item>
        <text:list-item>
          <text:p text:style-name="P612">Have difficulty — иметь трудности;</text:p>
        </text:list-item>
        <text:list-item>
          <text:p text:style-name="P612">be busy — заниматься делом;</text:p>
        </text:list-item>
        <text:list-item>
          <text:p text:style-name="P612">a waste of money/time — это деньги на ветер / время впустую;</text:p>
        </text:list-item>
      </text:list>
      <text:p text:style-name="P460"/>
      <text:p text:style-name="P433">I earn a lot of money, so it’s not worth changing the job — Я зарабатываю много денег, </text:p>
      <text:p text:style-name="P433">так что не стоит менять работу.</text:p>
      <text:p text:style-name="P433"/>
      <text:p text:style-name="P433">Do you have difficulty remembering your childhood? — Тебе трудно вспомнить свое детство?</text:p>
      <text:p text:style-name="P433">It’s a waste of time watching TV — Это пустая трата времени, смотреть телевизор.</text:p>
      <text:p text:style-name="P433">She is very busy launching her new project — Она слишком занята запуском нового проекта.</text:p>
      <text:p text:style-name="P460"/>
      <text:p text:style-name="P373"><text:span text:style-name="T191">Герундий с о</text:span><text:span text:style-name="T189">борот</text:span><text:span text:style-name="T191">ом</text:span><text:span text:style-name="T189"> </text:span><text:span text:style-name="T190">be/get</text:span><text:span text:style-name="T189"> used to</text:span></text:p>
      <text:p text:style-name="P461"/>
      <text:p text:style-name="P374"><text:span text:style-name="T154">Оборот </text:span><text:span text:style-name="T193">be used to</text:span><text:span text:style-name="T154"> означает «я привык», а </text:span><text:span text:style-name="T193">get used to</text:span><text:span text:style-name="T154"> </text:span><text:span text:style-name="T198">—</text:span><text:span text:style-name="T154"> «я привыкаю». </text:span><text:span text:style-name="T178">Как и в пассивном залоге, be показывает состояние, а get — процесс. </text:span><text:span text:style-name="T180">Чтобы подчеркнуть, что процесс формируется, </text:span><text:span text:style-name="T179">get </text:span><text:span text:style-name="T180">ставят</text:span><text:span text:style-name="T179"> в </text:span><text:span text:style-name="T181">форму</text:span><text:span text:style-name="T179"> Continuous.</text:span></text:p>
      <text:p text:style-name="P462"/>
      <text:p text:style-name="P434">I`m used to working hard — Я привык много работать.</text:p>
      <text:p text:style-name="P434"/>
      <text:p text:style-name="P435">I`m getting used to working hard — Я привыкаю много работать.</text:p>
      <text:p text:style-name="P374"><text:span text:style-name="T199">(</text:span><text:span text:style-name="T200">get в</text:span><text:span text:style-name="T199"> форме Continu</text:span><text:span text:style-name="T200">o</text:span><text:span text:style-name="T199">us </text:span><text:span text:style-name="T200">идет с</text:span><text:span text:style-name="T199"> be </text:span><text:span text:style-name="T200">и окончанием</text:span><text:span text:style-name="T199"> -ing)</text:span></text:p>
      <text:p text:style-name="P471"/>
      <text:p text:style-name="P375"><text:span text:style-name="T192">Этот оборот не нужно путать с модальной конструкцией </text:span><text:span text:style-name="T206">used to</text:span><text:span text:style-name="T192">.</text:span></text:p>
      <text:p text:style-name="P472"/>
      <text:p text:style-name="P152"><text:span text:style-name="T154">I </text:span><text:span text:style-name="T221">am used to</text:span><text:span text:style-name="T154"> </text:span><text:span text:style-name="T214">drinking</text:span><text:span text:style-name="T154"> a lot of water — Я </text:span><text:span text:style-name="T221">привык</text:span><text:span text:style-name="T214"> пить</text:span><text:span text:style-name="T154"> много воды.</text:span></text:p>
      <text:p text:style-name="P375"><text:span text:style-name="T206">(после оборота всегда идет </text:span><text:span text:style-name="T208">герундий</text:span><text:span text:style-name="T206">)</text:span></text:p>
      <text:p text:style-name="P414"/>
      <text:p text:style-name="P152"><text:span text:style-name="T154">I </text:span><text:span text:style-name="T221">used to</text:span><text:span text:style-name="T154"> </text:span><text:span text:style-name="T214">drink</text:span><text:span text:style-name="T154"> a lot of coffee — </text:span><text:span text:style-name="T221">Раньше</text:span><text:span text:style-name="T154"> я </text:span><text:span text:style-name="T214">пил</text:span><text:span text:style-name="T154"> много кофе.</text:span></text:p>
      <text:p text:style-name="P375"><text:span text:style-name="T206">(после модальной конструкции идет инфинитив, и она </text:span><text:span text:style-name="T207">передает другой смысл</text:span><text:span text:style-name="T206">)</text:span></text:p>
      <text:p text:style-name="P472"/>
      <text:p text:style-name="P470">Причасный оборот с герундием <text:span text:style-name="T426">(ing-clause)</text:span></text:p>
      <text:p text:style-name="P462"/>
      <text:p text:style-name="P463">Это неполноценное предложение, которое в русском языке выделяется запятыми.</text:p>
      <text:p text:style-name="P376"><text:span text:style-name="T182">В английском запятая </text:span><text:span text:style-name="T183">ставится если причисный оборот в первой половине предложения.</text:span></text:p>
      <text:p text:style-name="P463"/>
      <text:p text:style-name="P376"><text:span text:style-name="T201">David hurt his leg </text:span><text:span text:style-name="T209">playing football</text:span><text:span text:style-name="T201"> — Дэвид повредил ногу, </text:span><text:span text:style-name="T209">играя в футбол</text:span><text:span text:style-name="T201">.</text:span></text:p>
      <text:p text:style-name="P436"/>
      <text:p text:style-name="P92"><text:span text:style-name="T154">The driver saw a boy </text:span><text:span text:style-name="T221">running across the road</text:span><text:span text:style-name="T154"> and stopped the car immediately — </text:span></text:p>
      <text:p text:style-name="P92"><text:span text:style-name="T154">Водитель увидел ребенка, </text:span><text:span text:style-name="T221">бегущего через дорогу</text:span><text:span text:style-name="T154">, и быстро остановил машину.</text:span></text:p>
      <text:p text:style-name="P463"/>
      <text:p text:style-name="P462">Причастный оборот можно использовать вместе с союзами while и when.</text:p>
      <text:p text:style-name="P91"><text:span text:style-name="T154">David hurt his leg </text:span><text:span text:style-name="T221">while playing football</text:span><text:span text:style-name="T154"> – Дэвид повредил ногу, </text:span><text:span text:style-name="T221">когда играл в футбол</text:span><text:span text:style-name="T154">.</text:span></text:p>
      <text:p text:style-name="P462"/>
      <text:p text:style-name="P476"><text:soft-page-break/>Глагол с -ing как прилагательное</text:p>
      <text:p text:style-name="P477"/>
      <text:p text:style-name="P559"><text:span text:style-name="T184">Если к глаголу добавить оконание -ing и ощущение </text:span><text:span text:style-name="T186">глагола </text:span><text:span text:style-name="T185">перестанет быть</text:span><text:span text:style-name="T184"> сильным, </text:span></text:p>
      <text:p text:style-name="P559"><text:span text:style-name="T184">то такое слово будет восприниматься как </text:span><text:span text:style-name="T185">прилагательное</text:span><text:span text:style-name="T184">.</text:span></text:p>
      <text:p text:style-name="P478"/>
      <text:p text:style-name="P478">shocking — шокирующий. (есть ощещение, что это характеристика)</text:p>
      <text:p text:style-name="P478"/>
      <text:p text:style-name="P560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478"/>
      <text:p text:style-name="P479">He told me an interesting story — Он рассказал мне интересную историю.</text:p>
      <text:p text:style-name="P479">This movie is boring — Этот фильм такой скучный.</text:p>
      <text:p text:style-name="P464"/>
      <text:p text:style-name="P464"/>
      <text:p text:style-name="P475">Сложные предложения</text:p>
      <text:p text:style-name="P465"/>
      <text:p text:style-name="P466">Типы сложны<text:span text:style-name="T428">х</text:span> предложений в английском языке:</text:p>
      <text:p text:style-name="P466"/>
      <text:list xml:id="list2556788027" text:style-name="L19">
        <text:list-item>
          <text:p text:style-name="P613">сложноподчиненные предложения (complex sentences):</text:p>
          <text:list>
            <text:list-item>
              <text:p text:style-name="P613">условные предложения (if-clauses);</text:p>
            </text:list-item>
            <text:list-item>
              <text:p text:style-name="P613">придаточные поясняющие предложения (relative clauses);</text:p>
            </text:list-item>
            <text:list-item>
              <text:p text:style-name="P613">косвенная речь (reported speech);</text:p>
              <text:p text:style-name="P613"/>
            </text:list-item>
          </text:list>
        </text:list-item>
        <text:list-item>
          <text:p text:style-name="P613">сложносочиненные предложения <text:span text:style-name="T427">(compound sentences)</text:span>;</text:p>
        </text:list-item>
      </text:list>
      <text:p text:style-name="P523"/>
      <text:p text:style-name="P524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524"/>
      <text:p text:style-name="P201">Условные предложения</text:p>
      <text:p text:style-name="P524"/>
      <text:p text:style-name="P379"><text:span text:style-name="T429">Условн</text:span><text:span text:style-name="T432">ое</text:span><text:span text:style-name="T429"> предложени</text:span><text:span text:style-name="T432">е</text:span><text:span text:style-name="T429"> 0го типа описыва</text:span><text:span text:style-name="T432">е</text:span><text:span text:style-name="T429">т реальн</text:span><text:span text:style-name="T432">ую</text:span><text:span text:style-name="T429"> ситуаци</text:span><text:span text:style-name="T432">ю</text:span><text:span text:style-name="T429">. Обе части переводятся настоящим. В обеих частях глагол стоит в форме Present Simple.</text:span></text:p>
      <text:p text:style-name="P525"/>
      <text:p text:style-name="P93">If I <text:span text:style-name="T5">am</text:span> home, I always <text:span text:style-name="T5">watch</text:span> TV — Если я дома, я всегда смотрю ТВ.</text:p>
      <text:p text:style-name="P525"/>
      <text:p text:style-name="P526">Условное предложение 1го типа говорит о будущем. Обе части переводятся будущим. </text:p>
      <text:p text:style-name="P526">В условной части глагол <text:span text:style-name="T430">стоит </text:span>в Present Simple или Present Perfect.</text:p>
      <text:p text:style-name="P524"/>
      <text:p text:style-name="P96">If I <text:span text:style-name="T5">am</text:span> home tomorrow, I <text:span text:style-name="T5">will watch</text:span> TV — Если я буду завтра дома, я посмотрю ТВ.</text:p>
      <text:p text:style-name="P94"/>
      <text:p text:style-name="P247">Условное предложение 2го типа описывает нереальные ситуации в настоящем или будущем.</text:p>
      <text:p text:style-name="P377"><text:span text:style-name="T267">В условной части глагол </text:span><text:span text:style-name="T270">стоит </text:span><text:span text:style-name="T271">в</text:span><text:span text:style-name="T270"> </text:span><text:span text:style-name="T269">Past Simple</text:span><text:span text:style-name="T268">, а главн</text:span><text:span text:style-name="T270">ая часть содержит would + инфинитив.</text:span></text:p>
      <text:p text:style-name="P94"/>
      <text:p text:style-name="P96">If I <text:span text:style-name="T5">were</text:span> home, I <text:span text:style-name="T5">would watch</text:span> TV — Если бы я был дома, я бы посмотрел ТВ.</text:p>
      <text:p text:style-name="P95"/>
      <text:p text:style-name="P248">Условное предложение 3го типа <text:span text:style-name="T431">выражает сожаление о прошлом (то, чего уже не изменишь).</text:span></text:p>
      <text:p text:style-name="P378"><text:span text:style-name="T270">Переводится также, как и 2й тип. Но в условной части глагол </text:span><text:span text:style-name="T271">стоит </text:span><text:span text:style-name="T270">в Past Perfect, </text:span></text:p>
      <text:p text:style-name="P249">а в главная часть содержит would + перфектный инфинитив.</text:p>
      <text:p text:style-name="P97"/>
      <text:p text:style-name="P527"><text:span text:style-name="T41">I</text:span><text:span text:style-name="T30">f I </text:span><text:span text:style-name="T54">had</text:span><text:span text:style-name="T30"> </text:span><text:span text:style-name="T54">been</text:span><text:span text:style-name="T30"> home yesterday, I </text:span><text:span text:style-name="T54">would</text:span><text:span text:style-name="T30"> </text:span><text:span text:style-name="T54">have</text:span><text:span text:style-name="T30"> </text:span><text:span text:style-name="T54">watched</text:span><text:span text:style-name="T30"> TV — </text:span></text:p>
      <text:p text:style-name="P96">Если бы я был дома вчера, я бы посмотрел телевизор (с сожалением)</text:p>
      <text:p text:style-name="P380"><text:soft-page-break/><text:span text:style-name="T273">Условное предложение смешанного типа комбинирует в своих </text:span><text:span text:style-name="T276">частях</text:span><text:span text:style-name="T273"> </text:span><text:span text:style-name="T276">2й и 3й типы, </text:span></text:p>
      <text:p text:style-name="P380"><text:span text:style-name="T276">но по разному</text:span><text:span text:style-name="T273">. </text:span><text:span text:style-name="T276">В</text:span><text:span text:style-name="T274">сегда </text:span><text:span text:style-name="T275">описывает</text:span><text:span text:style-name="T274"> только нереальны</text:span><text:span text:style-name="T275">е</text:span><text:span text:style-name="T274"> ситуаци</text:span><text:span text:style-name="T275">и</text:span><text:span text:style-name="T274">.</text:span></text:p>
      <text:p text:style-name="P250"/>
      <text:p text:style-name="P51"><text:span text:style-name="T434">Herald </text:span><text:span text:style-name="T16">would have sent</text:span><text:span text:style-name="T434"> us a Christmas card if he </text:span><text:span text:style-name="T16">knew</text:span><text:span text:style-name="T434"> our address — Гарольд послал бы нам рождественскую открытку, если бы знал наш адрес </text:span><text:span text:style-name="T435">(if-часть 2й тип, главная — 3й тип)</text:span><text:span text:style-name="T434">.</text:span></text:p>
      <text:p text:style-name="P251"/>
      <text:p text:style-name="P52"><text:span text:style-name="T433">If I </text:span><text:span text:style-name="T17">had</text:span><text:span text:style-name="T435"> </text:span><text:span text:style-name="T17">studied</text:span><text:span text:style-name="T433"> better at school, I </text:span><text:span text:style-name="T17">wouldn`t work</text:span><text:span text:style-name="T433"> at McDonald’s now — Если бы я лучше учился </text:span></text:p>
      <text:p text:style-name="P52"><text:span text:style-name="T433">в школе, я бы сейчас не работал в Макдональдсе </text:span><text:span text:style-name="T435">(if-часть 3й тип, главная — 2й тип)</text:span><text:span text:style-name="T433">.</text:span></text:p>
      <text:p text:style-name="P251"/>
      <text:p text:style-name="P202"><text:span text:style-name="T272">С</text:span><text:span text:style-name="T245">лова unless и wish в условных предложениях</text:span></text:p>
      <text:p text:style-name="P252"/>
      <text:p text:style-name="P528"><text:span text:style-name="T245">Unless означает «если не». Им часто заменяют </text:span><text:span text:style-name="T279">связку </text:span><text:span text:style-name="T245">if not </text:span><text:span text:style-name="T278">в условных предложениях</text:span><text:span text:style-name="T245">.</text:span></text:p>
      <text:p text:style-name="P251"/>
      <text:p text:style-name="P416"><text:span text:style-name="T433">You can go home </text:span><text:span text:style-name="T15">if</text:span><text:span text:style-name="T433"> you </text:span><text:span text:style-name="T97">do</text:span><text:span text:style-name="T15"> n</text:span><text:span text:style-name="T14">o</text:span><text:span text:style-name="T15">t </text:span><text:span text:style-name="T97">want</text:span><text:span text:style-name="T433"> to stay / You can go home </text:span><text:span text:style-name="T15">unless</text:span><text:span text:style-name="T433"> you want to stay — </text:span></text:p>
      <text:p text:style-name="P437">Ты можешь идти домой, <text:span text:style-name="T5">если не</text:span> хочешь оставаться.</text:p>
      <text:p text:style-name="P416"/>
      <text:p text:style-name="P416"><text:span text:style-name="T15">If</text:span><text:span text:style-name="T433"> I was </text:span><text:span text:style-name="T15">n</text:span><text:span text:style-name="T13">o</text:span><text:span text:style-name="T15">t</text:span><text:span text:style-name="T433"> so hungry, I wouldn’t eat that food / </text:span><text:span text:style-name="T15">Unless</text:span><text:span text:style-name="T433"> I was so hungry, I wouldn’t eat that food — </text:span><text:span text:style-name="T15">Если</text:span><text:span text:style-name="T433"> бы я </text:span><text:span text:style-name="T15">не</text:span><text:span text:style-name="T433"> была такой голодной, я бы не ела эту еду.</text:span></text:p>
      <text:p text:style-name="P251"/>
      <text:p text:style-name="P381"><text:span text:style-name="T272">W</text:span><text:span text:style-name="T277">ish в прямом переводе означает «желаю», но в условных предложения оно вражает сожаление и переводится как «жаль</text:span><text:span text:style-name="T280"> </text:span><text:span text:style-name="T277">не».</text:span></text:p>
      <text:p text:style-name="P251"/>
      <text:p text:style-name="P438"><text:span text:style-name="T433">I </text:span><text:span text:style-name="T15">wish</text:span><text:span text:style-name="T433"> I earned </text:span><text:span text:style-name="T438">$</text:span><text:span text:style-name="T433">10 00</text:span><text:span text:style-name="T440">0</text:span><text:span text:style-name="T433"> in a month — </text:span><text:span text:style-name="T15">Жаль</text:span><text:span text:style-name="T433">, что я </text:span><text:span text:style-name="T15">не</text:span><text:span text:style-name="T433"> зарабатываю </text:span><text:span text:style-name="T438">$</text:span><text:span text:style-name="T433">10 </text:span><text:span text:style-name="T440">0</text:span><text:span text:style-name="T433">00 в месяц.</text:span></text:p>
      <text:p text:style-name="P382"><text:span text:style-name="T202">(досл. «Я бы желал разабатывать $10 0</text:span><text:span text:style-name="T203">0</text:span><text:span text:style-name="T202">0 в месяц»)</text:span></text:p>
      <text:p text:style-name="P438"/>
      <text:p text:style-name="P438"><text:span text:style-name="T433">I </text:span><text:span text:style-name="T97">wish</text:span><text:span text:style-name="T433"> I had </text:span><text:span text:style-name="T97">n</text:span><text:span text:style-name="T98">o</text:span><text:span text:style-name="T97">t</text:span><text:span text:style-name="T433"> eaten so much sushi yesterday — Жаль, что я съела вчера столько суши.</text:span></text:p>
      <text:p text:style-name="P439"><text:span text:style-name="T433">(</text:span>частица not, после had, инвертирует отрицание <text:span text:style-name="T443">в</text:span> wish)</text:p>
      <text:p text:style-name="P251"/>
      <text:p text:style-name="P529"><text:span text:style-name="T439">Когда</text:span><text:span text:style-name="T437"> хочется</text:span><text:span text:style-name="T436">, чтобы случилось </text:span><text:span text:style-name="T442">желаемое</text:span><text:span text:style-name="T436">, </text:span><text:span text:style-name="T437">можно использ.</text:span><text:span text:style-name="T436"> if only </text:span><text:span text:style-name="T437">+ глагол в Past Simple</text:span><text:span text:style-name="T436">.</text:span></text:p>
      <text:p text:style-name="P530">Также if only может заменять I wish (по смыслу почти одинаково).</text:p>
      <text:p text:style-name="P529"/>
      <text:p text:style-name="P98">If only we <text:span text:style-name="T436">could find</text:span> a taxi! — Эх, если бы мы могли найти такси! <text:span text:style-name="T437">(could вместо would)</text:span></text:p>
      <text:p text:style-name="P130"/>
      <text:p text:style-name="P253">Сожаления о настоящем: I wish + Past Simple (грамматика 2го типа).</text:p>
      <text:p text:style-name="P99">I wish I could fly like a bird — Жаль, что я не летаю, как птица.</text:p>
      <text:p text:style-name="P253"/>
      <text:p text:style-name="P253">Сожаления о прошлом: I wish + Past Perfect (грамматика 3го типа).</text:p>
      <text:p text:style-name="P99">I wish I had talked to Mike yesterday — Жаль, что я не поговорила с Майком вчера.</text:p>
      <text:p text:style-name="P253"/>
      <text:p text:style-name="P253">Сожаления о настоящем из-за другого человека: I wish + could + инфинитив.</text:p>
      <text:p text:style-name="P53"><text:span text:style-name="T441">I wish you could make me happy — </text:span><text:span text:style-name="T442">Ж</text:span><text:span text:style-name="T441">аль, что ты не можешь сделать меня счастливой.</text:span></text:p>
      <text:p text:style-name="P253"/>
      <text:p text:style-name="P253">Сожаления о прошлом из-за другого человека: I wish + мод. глагол + перфектный инфинитив.</text:p>
      <text:p text:style-name="P99">I wish we could have worked it out — Жаль, что мы не смогли это уладить.</text:p>
      <text:p text:style-name="P253"/>
      <text:p text:style-name="P254">Когда хочется, чтобы кто-то выполнил желаемое в будущем: I wish + would + инфинитив.</text:p>
      <text:p text:style-name="P100">I wish you would stop smoking — Я бы хотела, чтобы ты перестал курить.</text:p>
      <text:p text:style-name="P100"/>
      <text:p text:style-name="P228">Придаточные определительные предложения</text:p>
      <text:p text:style-name="P255"/>
      <text:p text:style-name="P256">Это небольшие, поясняющие предложения, которые сообщают дополнительную </text:p>
      <text:p text:style-name="P256">информацию о человеке или предмете.</text:p>
      <text:p text:style-name="P383"><text:soft-page-break/><text:span text:style-name="T282">Если к союзам who, wich, that относится предлог, то он </text:span><text:span text:style-name="T283">остается</text:span><text:span text:style-name="T282"> в конце придаточного предложения, </text:span><text:span text:style-name="T284">даже если сам союз выпадет.</text:span></text:p>
      <text:p text:style-name="P257"/>
      <text:p text:style-name="P102">Do you know the woman (who/that) Tom is talking <text:span text:style-name="T5">to</text:span>? — Ты знаешь женщину, </text:p>
      <text:p text:style-name="P102"><text:span text:style-name="T5">с которой</text:span> говорит Том?</text:p>
      <text:p text:style-name="P101"/>
      <text:p text:style-name="P258">Союзы whose, whom, where обычно не выпадают вовсе.</text:p>
      <text:p text:style-name="P103"/>
      <text:p text:style-name="P103">It was the village where I wanted to meet my old age — Это была деревня, где я хотел</text:p>
      <text:p text:style-name="P103">встретить свою старость. (несмотря на то, что в придаточном предложение есть и подлежащее, и сказуемое, союз where не убирают, т. к. он необходим по смыслу)</text:p>
      <text:p text:style-name="P103"/>
      <text:p text:style-name="P258">Союз whom — это формальный вариант слова who. В речи практичечески не используется.</text:p>
      <text:p text:style-name="P258">Этот союз появляется только в том случае, если перед <text:span text:style-name="T444">ним </text:span>будет стоять предлог. </text:p>
      <text:p text:style-name="P258"/>
      <text:p text:style-name="P103">The boy <text:span text:style-name="T5">with whom</text:span> we usually play football broke his leg last week — </text:p>
      <text:p text:style-name="P103">Мальчик, с которым мы обычно играем в футбол, сломал ногу на прошлой неделе.</text:p>
      <text:p text:style-name="P264"/>
      <text:p text:style-name="P531"><text:span text:style-name="T281">Е</text:span><text:span text:style-name="T245">сли предлог сместить в конец придаточного предложения, то whom превратиться </text:span></text:p>
      <text:p text:style-name="P266">в who и его можно будет убрать.</text:p>
      <text:p text:style-name="P265"/>
      <text:p text:style-name="P54"><text:span text:style-name="T444">The boy </text:span><text:span text:style-name="T132">(</text:span><text:span text:style-name="T129">who</text:span><text:span text:style-name="T132">) </text:span><text:span text:style-name="T133">we usually play football </text:span><text:span text:style-name="T130">with</text:span><text:span text:style-name="T444"> broke his leg last week — </text:span></text:p>
      <text:p text:style-name="P54"><text:span text:style-name="T444">Мальчик, </text:span><text:span text:style-name="T133">с которм мы обычно играем в футбол</text:span><text:span text:style-name="T444">, сломал ногу на прошлой неделе.</text:span></text:p>
      <text:p text:style-name="P258"/>
      <text:p text:style-name="P226">Косвенна речь</text:p>
      <text:p text:style-name="P226"/>
      <text:p text:style-name="P298"><text:span text:style-name="T446">Грамматически, </text:span>Present <text:span text:style-name="T447">меняется </text:span>на Past, <text:span text:style-name="T446">н</text:span><text:span text:style-name="T445">о перевод остается в настоящем.</text:span></text:p>
      <text:p text:style-name="P299"/>
      <text:p text:style-name="P385"><text:span text:style-name="T72">(</text:span><text:span text:style-name="T65">I live in </text:span><text:span text:style-name="T64">Bali</text:span><text:span text:style-name="T72">)</text:span><text:span text:style-name="T71"> </text:span><text:span text:style-name="T70">H</text:span><text:span text:style-name="T66">e said that he </text:span><text:span text:style-name="T56">lived</text:span><text:span text:style-name="T66"> in </text:span><text:span text:style-name="T64">Bali</text:span><text:span text:style-name="T66"> — Он сказал, что </text:span><text:span text:style-name="T56">живет</text:span><text:span text:style-name="T66"> </text:span><text:span text:style-name="T67">на</text:span><text:span text:style-name="T66"> </text:span><text:span text:style-name="T64">Бали</text:span><text:span text:style-name="T66">.</text:span></text:p>
      <text:p text:style-name="P386"><text:span text:style-name="T72">(</text:span><text:span text:style-name="T64">I am </text:span><text:span text:style-name="T69">flying</text:span><text:span text:style-name="T64"> to Bali</text:span><text:span text:style-name="T72">)</text:span><text:span text:style-name="T71"> </text:span><text:span text:style-name="T70">H</text:span><text:span text:style-name="T64">e said that he </text:span><text:span text:style-name="T58">was </text:span><text:span text:style-name="T60">flying</text:span><text:span text:style-name="T64"> to Bali — Он сказал, что </text:span><text:span text:style-name="T60">летит</text:span><text:span text:style-name="T64"> на Бали.</text:span></text:p>
      <text:p text:style-name="P385"><text:span text:style-name="T72">(</text:span><text:span text:style-name="T65">I have been to </text:span><text:span text:style-name="T64">Bali</text:span><text:span text:style-name="T72">)</text:span><text:span text:style-name="T71"> </text:span><text:span text:style-name="T70">H</text:span><text:span text:style-name="T68">e said that he </text:span><text:span text:style-name="T57">had been</text:span><text:span text:style-name="T68"> to </text:span><text:span text:style-name="T64">Bali</text:span><text:span text:style-name="T68"> — Он сказал, что </text:span><text:span text:style-name="T57">бывал</text:span><text:span text:style-name="T68"> на </text:span><text:span text:style-name="T64">Бали</text:span><text:span text:style-name="T68">.</text:span></text:p>
      <text:p text:style-name="P298"/>
      <text:p text:style-name="P299">Past Simple и Past Continuous меняются на Past Perfect и Past Perfect Continuous.</text:p>
      <text:p text:style-name="P299">Past Perfect не меняется.</text:p>
      <text:p text:style-name="P259"/>
      <text:p text:style-name="P384"><text:span text:style-name="T48">(</text:span><text:span text:style-name="T42">I lived in </text:span><text:span text:style-name="T43">Bali</text:span><text:span text:style-name="T48">)</text:span><text:span text:style-name="T47"> </text:span><text:span text:style-name="T46">H</text:span><text:span text:style-name="T44">e said that he </text:span><text:span text:style-name="T57">had lived</text:span><text:span text:style-name="T44"> in </text:span><text:span text:style-name="T43">Bali</text:span><text:span text:style-name="T44"> — Он сказала, что </text:span><text:span text:style-name="T57">жил</text:span><text:span text:style-name="T44"> на </text:span><text:span text:style-name="T43">Bali</text:span><text:span text:style-name="T44">.</text:span></text:p>
      <text:p text:style-name="P387"><text:span text:style-name="T48">(</text:span><text:span text:style-name="T43">I was </text:span><text:span text:style-name="T45">flying</text:span><text:span text:style-name="T43"> to Bali</text:span><text:span text:style-name="T48">)</text:span><text:span text:style-name="T47"> </text:span><text:span text:style-name="T46">H</text:span><text:span text:style-name="T43">e said that he </text:span><text:span text:style-name="T58">had been </text:span><text:span text:style-name="T61">flying</text:span><text:span text:style-name="T43"> to Bali </text:span><text:span text:style-name="T44">—</text:span><text:span text:style-name="T43"> Она сказал, что </text:span><text:span text:style-name="T61">летел</text:span><text:span text:style-name="T43"> на Бали.</text:span></text:p>
      <text:p text:style-name="P260"/>
      <text:p text:style-name="P385"><text:span text:style-name="T285">Future</text:span><text:span text:style-name="T286"> меня</text:span><text:span text:style-name="T285">е</text:span><text:span text:style-name="T286">тся на Future-in-the-</text:span><text:span text:style-name="T288">P</text:span><text:span text:style-name="T286">ast. </text:span><text:span text:style-name="T285">(</text:span><text:span text:style-name="T287">вместо </text:span><text:span text:style-name="T285">will </text:span><text:span text:style-name="T287">будет</text:span><text:span text:style-name="T285"> would </text:span><text:span text:style-name="T287">и пр.</text:span><text:span text:style-name="T285">)</text:span></text:p>
      <text:p text:style-name="P385"><text:span text:style-name="T48">(</text:span><text:span text:style-name="T42">I will </text:span><text:span text:style-name="T45">fly</text:span><text:span text:style-name="T42"> to </text:span><text:span text:style-name="T43">Bali</text:span><text:span text:style-name="T48">)</text:span><text:span text:style-name="T47"> </text:span><text:span text:style-name="T46">H</text:span><text:span text:style-name="T42">e said that he </text:span><text:span text:style-name="T59">would </text:span><text:span text:style-name="T61">fly</text:span><text:span text:style-name="T42"> to </text:span><text:span text:style-name="T43">Bali</text:span><text:span text:style-name="T42"> — Он сказала, что </text:span><text:span text:style-name="T61">полетит</text:span><text:span text:style-name="T42"> на </text:span><text:span text:style-name="T43">Бали</text:span><text:span text:style-name="T42">.</text:span></text:p>
      <text:p text:style-name="P262"/>
      <text:p text:style-name="P389"><text:span text:style-name="T289">В </text:span><text:span text:style-name="T291">специальных </text:span><text:span text:style-name="T289">вопросах, предложение перестраивается в утвердительную форму. </text:span></text:p>
      <text:p text:style-name="P389"><text:span text:style-name="T289">Вопросительное слов</text:span><text:span text:style-name="T290">о</text:span><text:span text:style-name="T289"> сохраняется и ставится на место that.</text:span></text:p>
      <text:p text:style-name="P107"/>
      <text:p text:style-name="P107"><text:span text:style-name="T448">(</text:span>Who did you call?<text:span text:style-name="T448">)</text:span> <text:span text:style-name="T448">H</text:span>e asked me who I <text:span text:style-name="T5">had called</text:span> — <text:span text:style-name="T448">Он спросила, кому я </text:span><text:span text:style-name="T18">звонил</text:span><text:span text:style-name="T448">.</text:span></text:p>
      <text:p text:style-name="P388"><text:span text:style-name="T48">(</text:span><text:span text:style-name="T47">Why are you waiting here?</text:span><text:span text:style-name="T48">)</text:span><text:span text:style-name="T47"> </text:span><text:span text:style-name="T48">H</text:span><text:span text:style-name="T47">e asked why I </text:span><text:span text:style-name="T62">was waiting</text:span><text:span text:style-name="T47"> there — </text:span><text:span text:style-name="T48">Он спросил, почему я там </text:span><text:span text:style-name="T63">жду</text:span><text:span text:style-name="T48">.</text:span></text:p>
      <text:p text:style-name="P107"/>
      <text:p text:style-name="P263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261"/>
      <text:p text:style-name="P104"><text:span text:style-name="T449">(</text:span>Do you like apples?<text:span text:style-name="T449">) </text:span>He asked <text:span text:style-name="T5">if</text:span> we <text:span text:style-name="T5">liked</text:span> apples — <text:span text:style-name="T449">Она спросил, </text:span><text:span text:style-name="T19">любим</text:span><text:span text:style-name="T449"> </text:span><text:span text:style-name="T19">ли</text:span><text:span text:style-name="T449"> мы яблоки.</text:span></text:p>
      <text:p text:style-name="P104"/>
      <text:p text:style-name="P106"><text:soft-page-break/><text:span text:style-name="T449">(</text:span>Have you seen Tom today?<text:span text:style-name="T449">) </text:span>Martha asked <text:span text:style-name="T5">if</text:span> I <text:span text:style-name="T5">had seen</text:span> Tom that day — </text:p>
      <text:p text:style-name="P106"><text:span text:style-name="T449">Марта спросила, </text:span><text:span text:style-name="T19">видел</text:span><text:span text:style-name="T449"> </text:span><text:span text:style-name="T19">ли</text:span><text:span text:style-name="T449"> я Тома в тот день.</text:span></text:p>
      <text:p text:style-name="P105"/>
      <text:p text:style-name="P227">Сложносочиненные предложения</text:p>
      <text:p text:style-name="P267"/>
      <text:p text:style-name="P267">Состоят из простых, равноправных предложений, которые связаны сочинительными союзами. Такие союзы называются coordinators:</text:p>
      <text:p text:style-name="P267"/>
      <text:p text:style-name="P267">for — <text:span text:style-name="T451">потому что (синоним because)</text:span>;</text:p>
      <text:p text:style-name="P267">and — <text:span text:style-name="T451">и, а</text:span>;</text:p>
      <text:p text:style-name="P390"><text:span text:style-name="T292">nor — </text:span><text:span text:style-name="T293">и не (обычно передает двойное отрицание, «ни … ни»)</text:span><text:span text:style-name="T292">;</text:span></text:p>
      <text:p text:style-name="P267">but — <text:span text:style-name="T451">но</text:span>;</text:p>
      <text:p text:style-name="P267">or — <text:span text:style-name="T451">или, либо</text:span>;</text:p>
      <text:p text:style-name="P267">yet — <text:span text:style-name="T451">все же, однако</text:span>;</text:p>
      <text:p text:style-name="P267">so — <text:span text:style-name="T451">поэтому (синоним that`s why)</text:span>;</text:p>
      <text:p text:style-name="P267"/>
      <text:p text:style-name="P108">Cats are good pets, <text:span text:style-name="T5">for</text:span> they are clean and quiet — </text:p>
      <text:p text:style-name="P108">Кошки это хорошие домашние питомцы, <text:span text:style-name="T5">потому что</text:span> они чистые и тихие.</text:p>
      <text:p text:style-name="P109"/>
      <text:p text:style-name="P108">She had not complained to the social workers, <text:span text:style-name="T5">nor</text:span> to police — </text:p>
      <text:p text:style-name="P108">Она не обращалась с жалобами <text:span text:style-name="T5">ни</text:span> к социальным сотрудницам, <text:span text:style-name="T5">ни</text:span> в полицию.</text:p>
      <text:p text:style-name="P109"/>
      <text:p text:style-name="P110">I<text:span text:style-name="T452">`</text:span>m counting my calories, <text:span text:style-name="T5">yet</text:span> I really want dessert — Я считаю калории, но <text:span text:style-name="T5">все же</text:span> хочу десерт.</text:p>
      <text:p text:style-name="P55"><text:span text:style-name="T452">He</text:span><text:span text:style-name="T450"> was busy, </text:span><text:span text:style-name="T20">so</text:span><text:span text:style-name="T450"> I went to the movies alone — </text:span><text:span text:style-name="T452">Он</text:span><text:span text:style-name="T450"> был занят, </text:span><text:span text:style-name="T20">так что</text:span><text:span text:style-name="T450"> я пошла в кино одна.</text:span></text:p>
      <text:p text:style-name="P267"/>
      <text:p text:style-name="P267"/>
      <text:p text:style-name="P179">Вопросительные предложения</text:p>
      <text:p text:style-name="P268"/>
      <text:p text:style-name="P277">В английском языке существует правило: в каком времени задается вопрос, </text:p>
      <text:p text:style-name="P277">в таком времени должен быть и ответ.</text:p>
      <text:p text:style-name="P269"/>
      <text:p text:style-name="P392"><text:span text:style-name="T295">Разделительный вопрос </text:span><text:span text:style-name="T294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296">Корешок </text:span><text:span text:style-name="T297">обычно</text:span><text:span text:style-name="T296"> переводится словами переспроса: «да?», «правда?», «не так ли?»</text:span></text:p>
      <text:p text:style-name="P270"/>
      <text:p text:style-name="P111">You live in a big flat, don’t you? — Вы живете в большой квартире, да?</text:p>
      <text:p text:style-name="P270"/>
      <text:p text:style-name="P391"><text:span text:style-name="T294">Если разделительный вопрос образуется от утверждения, то </text:span><text:span text:style-name="T304">в ответе, </text:span><text:span text:style-name="T294">слово yes выражает </text:span></text:p>
      <text:p text:style-name="P278">согласие с этим, а слово no — несогласие.</text:p>
      <text:p text:style-name="P278"/>
      <text:p text:style-name="P117">You’re from Canada, aren’t you? Yes, I am — Вы с Канады, не так ли? Да.</text:p>
      <text:p text:style-name="P278"/>
      <text:p text:style-name="P278">Если разделительный вопрос образуется от отрицания, то здесь наоборот, </text:p>
      <text:p text:style-name="P391"><text:span text:style-name="T49">no</text:span><text:span text:style-name="T294"> выражает согласие, а </text:span><text:span text:style-name="T49">yes</text:span><text:span text:style-name="T294"> — несогласие.</text:span></text:p>
      <text:p text:style-name="P278"/>
      <text:p text:style-name="P56"><text:span text:style-name="T453">You aren’t from Russia, are you? No, I’m not — Вы не из России, верно? Да/</text:span><text:span text:style-name="T454">верно</text:span><text:span text:style-name="T453">. </text:span></text:p>
      <text:p text:style-name="P56"/>
      <text:p text:style-name="P273">Вопросы с отрицанием придают речи эмоциональную окраску. При переводе удобно добавлять слово «разве» в начале, либо частицу «ли». Отвечают на такие вопросы обычно одним словом — yes или no.</text:p>
      <text:p text:style-name="P273"/>
      <text:p text:style-name="P112">Don’t you want to help? — Разве ты не хочешь помочь?</text:p>
      <text:p text:style-name="P112"><text:soft-page-break/>Wouldn’t it be better to go home now? — Не лучше ли пойти сейчас домой?</text:p>
      <text:p text:style-name="P56">Why do they never help? — Почему они никогда не помогают? <text:span text:style-name="T455">(возмущение)</text:span></text:p>
      <text:p text:style-name="P56"/>
      <text:p text:style-name="P274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456">Порядок слов как в утверждении.</text:span></text:p>
      <text:p text:style-name="P274"/>
      <text:p text:style-name="P113">Did you hear that Maria is getting married? <text:span text:style-name="T414">Maria’s getting married?</text:span> — </text:p>
      <text:p text:style-name="P114">Ты слышал, что Мария выходит замуж? <text:span text:style-name="T414">Мария выходит замуж?</text:span><text:span text:style-name="T127"> (переспрос)</text:span></text:p>
      <text:p text:style-name="P271"/>
      <text:p text:style-name="P393"><text:span text:style-name="T302">Иногда </text:span><text:span text:style-name="T303">эхо-</text:span><text:span text:style-name="T302">вопросы сокращают </text:span><text:span text:style-name="T303">так</text:span><text:span text:style-name="T302">, что остается лишь вопросительное слово </text:span></text:p>
      <text:p text:style-name="P275">и несколько поясняющих слов.</text:p>
      <text:p text:style-name="P275"/>
      <text:p text:style-name="P115">Honey, I paid $5000 for this dress. <text:span text:style-name="T460">You what?</text:span> — </text:p>
      <text:p text:style-name="P393"><text:span text:style-name="T50">Дорогой, я заплатила за это платье 5000 долларов. </text:span><text:span text:style-name="T458">Чтооо</text:span><text:span text:style-name="T459">?!</text:span></text:p>
      <text:p text:style-name="P115"/>
      <text:p text:style-name="P394"><text:span text:style-name="T300">В</text:span><text:span text:style-name="T299"> сложно</text:span><text:span text:style-name="T301">м</text:span><text:span text:style-name="T299"> предложении, </text:span><text:span text:style-name="T300">вопросительной может быть только главная часть</text:span><text:span text:style-name="T299">. </text:span></text:p>
      <text:p text:style-name="P394"><text:span text:style-name="T299">В придаточной части поря</text:span><text:span text:style-name="T301">д</text:span><text:span text:style-name="T299">ок слов всегда</text:span><text:span text:style-name="T298"> </text:span><text:span text:style-name="T299">утвердительны</text:span><text:span text:style-name="T300">й</text:span><text:span text:style-name="T299">.</text:span></text:p>
      <text:p text:style-name="P272"/>
      <text:p text:style-name="P276">1) Условные предложения и предложения с wish.</text:p>
      <text:p text:style-name="P276"/>
      <text:p text:style-name="P57">Will you learn a lot if you read this chapter? — Вы многое узнаете, если прочитаете эту главу?Do you wish you earned 10 000$ in a month? — Ты бы хотел зарабатывать <text:span text:style-name="T457">$</text:span>10 000 в месяц?</text:p>
      <text:p text:style-name="P272"/>
      <text:p text:style-name="P276">2) Придаточные определительные предложения.</text:p>
      <text:p text:style-name="P116"/>
      <text:p text:style-name="P116">Do you still have the report you promised me? — У тебя все еще есть тот доклад,</text:p>
      <text:p text:style-name="P116">который ты мне обещал?</text:p>
      <text:p text:style-name="P116"/>
      <text:p text:style-name="P276">3) Сложные предложения с that-clause и косвенная речь.</text:p>
      <text:p text:style-name="P276"/>
      <text:p text:style-name="P116">Does he agree that Mary is a liar? — Он согласен, что Мэри врет? </text:p>
      <text:p text:style-name="P116">(that-clause — это обычное предложение, с that)</text:p>
      <text:p text:style-name="P116"/>
      <text:p text:style-name="P116">Why did he say that he lived in Malta? — Почему он сказал, что жил на Мальте?</text:p>
      <text:p text:style-name="P116"/>
      <text:p text:style-name="P116"/>
      <text:p text:style-name="P614">Формальное подлежащее</text:p>
      <text:p text:style-name="P284"/>
      <text:p text:style-name="P532"><text:span text:style-name="T245">Самыми популярны</text:span><text:span text:style-name="T308">ми из них</text:span><text:span text:style-name="T245"> являются it и there. </text:span></text:p>
      <text:p text:style-name="P284">Также в этой роли могут выступать слова: you, they, this, that, here.</text:p>
      <text:p text:style-name="P284"/>
      <text:p text:style-name="P285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284"/>
      <text:p text:style-name="P118"><text:span text:style-name="T5">There is</text:span> a new restaurant near here — Недалеко <text:span text:style-name="T5">есть</text:span> новый ресторан.</text:p>
      <text:p text:style-name="P284"/>
      <text:p text:style-name="P284">Если нужно сказать, что чего-то нет, чего-то не имеется или не находится в каком-то месте, </text:p>
      <text:p text:style-name="P284">то используется связка there + be + no или there + be + not + any.</text:p>
      <text:p text:style-name="P284"/>
      <text:p text:style-name="P119"><text:span text:style-name="T21">T</text:span><text:span text:style-name="T22">here are no</text:span><text:span text:style-name="T477"> customers this time / </text:span><text:span text:style-name="T21">T</text:span><text:span text:style-name="T22">here aren’t any</text:span><text:span text:style-name="T477"> customers this time — </text:span></text:p>
      <text:p text:style-name="P119"><text:span text:style-name="T478">В</text:span><text:span text:style-name="T477"> это время </text:span><text:span text:style-name="T22">нет</text:span><text:span text:style-name="T477"> посетителей.</text:span></text:p>
      <text:p text:style-name="P533"><text:soft-page-break/><text:span text:style-name="T306">П</text:span><text:span text:style-name="T305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286"/>
      <text:p text:style-name="P120"><text:span text:style-name="T5">There must be</text:span> a mistake — Здесь, <text:span text:style-name="T5">похоже</text:span>, ошибка.</text:p>
      <text:p text:style-name="P120"><text:span text:style-name="T5">There must have been</text:span> somebody at home — Кто-то, <text:span text:style-name="T5">должно быть</text:span>, находился в доме.</text:p>
      <text:p text:style-name="P120"/>
      <text:p text:style-name="P280">It может указывать не только на существительное (т. е. объект), но и на прилагательное, </text:p>
      <text:p text:style-name="P535"><text:span text:style-name="T307">а также идти в связке с любым глаголом. </text:span><text:span text:style-name="T308">Им</text:span><text:span text:style-name="T307"> часто заменяет существительное, о котором говорилось ранее. Иногда переводится как «это», но чаще «он/</text:span><text:span text:style-name="T308">она</text:span><text:span text:style-name="T307">» </text:span><text:span text:style-name="T308">или вообще выпадает</text:span><text:span text:style-name="T307">.</text:span></text:p>
      <text:p text:style-name="P279"/>
      <text:p text:style-name="P279">We bought pizza. <text:span text:style-name="T5">It was</text:span> very tasty — Мы купили пиццу. <text:span text:style-name="T5">Она была</text:span> очень вкусной.</text:p>
      <text:p text:style-name="P279">(it заменяет слово «pizza», <text:span text:style-name="T479">о которой говорилось ранее</text:span>)</text:p>
      <text:p text:style-name="P279"/>
      <text:p text:style-name="P279"><text:span text:style-name="T480">Также </text:span>It используют, когда говорят о времене, погоде или дистанции. Если it стоит в связке </text:p>
      <text:p text:style-name="P534">с прилагательным, то это означает состояние (<text:span text:style-name="T479">i</text:span>t is <text:span text:style-name="T479">nice, it is good</text:span>).</text:p>
      <text:p text:style-name="P279"/>
      <text:p text:style-name="P122">I think it’s going to rain — Я думаю, что пойдет дождь.</text:p>
      <text:p text:style-name="P122">What time is it? It’s 10 o’clock — Сколько времени? Сейчас 10 часов.</text:p>
      <text:p text:style-name="P122">Let’s walk home. <text:span text:style-name="T479">N</text:span>o, it’s too far — Давай пойдем домой пешком. <text:span text:style-name="T479">Н</text:span>ет, это слишком далеко.</text:p>
      <text:p text:style-name="P121">It was nice to talk to you. — Было приятно поговорить с вами.</text:p>
      <text:p text:style-name="P279"/>
      <text:p text:style-name="P281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279"/>
      <text:p text:style-name="P281">Устойчивые выражения с it:</text:p>
      <text:list xml:id="list2071601185" text:style-name="L20">
        <text:list-item>
          <text:p text:style-name="P615">it takes — это занимает (столько-то времени);</text:p>
        </text:list-item>
        <text:list-item>
          <text:p text:style-name="P615">get it — понятно;</text:p>
        </text:list-item>
        <text:list-item>
          <text:p text:style-name="P615">get over it — преодолеть неприятную ситуацию;</text:p>
        </text:list-item>
        <text:list-item>
          <text:p text:style-name="P615">make it — удалось (достичь цели);</text:p>
        </text:list-item>
        <text:list-item>
          <text:p text:style-name="P615">I`m on it — я в процессе (работаю над этим);</text:p>
        </text:list-item>
        <text:list-item>
          <text:p text:style-name="P615">take it or leave it — саглащайся или уходи (торг не уместен);</text:p>
        </text:list-item>
        <text:list-item>
          <text:p text:style-name="P615">use it or lose it — используй (это умение) или потеряешь;</text:p>
        </text:list-item>
        <text:list-item>
          <text:p text:style-name="P615">it takes two to tango — делить ответственность на двоих (оба виноваты);</text:p>
        </text:list-item>
      </text:list>
      <text:p text:style-name="P282"/>
      <text:p text:style-name="P124">It takes me 30 minutes to get home — У меня занимает 30 минут, чтобы добраться до дома.</text:p>
      <text:p text:style-name="P124">Do you get what I’m saying? Yes, I get it — Вам понятно, что я говорю? Да, понятно.</text:p>
      <text:p text:style-name="P124">I’ve had time to get over it — У меня было время прийти в себя (пережить это).</text:p>
      <text:p text:style-name="P124">I’m so happy you could make it — Я так рад, что у тебя получилось.</text:p>
      <text:p text:style-name="P124">I’m on it, but we’ve got another problem — Я этим занимаюсь, но у нас тут еще одна проблем.</text:p>
      <text:p text:style-name="P124"/>
      <text:p text:style-name="P125">I’ve offered you $3000 for that car. Take it or leave it — Я вам предложил 3000$ за машину. Соглашайтесь или уходите. (я не буду торговаться)</text:p>
      <text:p text:style-name="P125"/>
      <text:p text:style-name="P125">It takes two to tango, so Peter and Nick are both responsible for the damage — Виноваты оба, </text:p>
      <text:p text:style-name="P125">так что и Питер, и Ник несут ответственность за ущерб.</text:p>
      <text:p text:style-name="P536"/>
      <text:p text:style-name="P536">You, <text:span text:style-name="T482">как</text:span> формально<text:span text:style-name="T482">е</text:span> подлежаще<text:span text:style-name="T482">е,</text:span> используется <text:span text:style-name="T482">для</text:span> обращение к любому человеку.</text:p>
      <text:p text:style-name="P283">Часто это какие-то инструкции или рекомендации. Здесь you не переводится.</text:p>
      <text:p text:style-name="P283"/>
      <text:p text:style-name="P123">You can burn your hand if you put it in fire — Можно обжечь руку, если засунуть ее в огонь.</text:p>
      <text:p text:style-name="P123">In order to login you must be registered — Для того чтобы войти, нужно зарегистрироваться.</text:p>
      <text:p text:style-name="P283"><text:soft-page-break/>They, как формальное подлежащее, часто встречается в связке they say. </text:p>
      <text:p text:style-name="P283">По аналогии с you, имеется ввиду не какие-то конкретные люди, а люди вообще. </text:p>
      <text:p text:style-name="P283"/>
      <text:p text:style-name="P642">They say that winter will be cold — Говорят, что зима будет холодной.</text:p>
      <text:p text:style-name="P642">They say this old house is haunted — Говорят, что этот старый дом населен призраками.</text:p>
      <text:p text:style-name="P283"/>
      <text:p text:style-name="P662"><text:span text:style-name="T316">That, </text:span><text:span text:style-name="T317">как формальное подлежащее,</text:span><text:span text:style-name="T316"> </text:span><text:span text:style-name="T317">встречается в</text:span><text:span text:style-name="T316"> в устойчивых </text:span><text:span text:style-name="T317">выражениях</text:span><text:span text:style-name="T316">, </text:span></text:p>
      <text:p text:style-name="P662"><text:span text:style-name="T317">в значении</text:span><text:span text:style-name="T316"> «это» </text:span><text:span text:style-name="T317">либо вообще выпадает.</text:span></text:p>
      <text:p text:style-name="P662"><text:span text:style-name="T317"/></text:p>
      <text:p text:style-name="P642">Wow, that’s great/awesome/wonderful! — Ух ты, отлично/<text:span text:style-name="T504">с</text:span>упер/<text:span text:style-name="T504">в</text:span>еликолепно!</text:p>
      <text:p text:style-name="P296"/>
      <text:p text:style-name="P283">Here в роли формального подлежащего встречается в связках:</text:p>
      <text:list xml:id="list428810979" text:style-name="L21">
        <text:list-item>
          <text:p text:style-name="P616"><text:span text:style-name="T481">h</text:span>ere <text:span text:style-name="T481">it is / here you are — вот (когда что-то дают);</text:span></text:p>
        </text:list-item>
        <text:list-item>
          <text:p text:style-name="P618">here it comes — вот оно, началось (когда что-то надвигается);</text:p>
        </text:list-item>
        <text:list-item>
          <text:p text:style-name="P618">here they are — вот они (когда кого-то искали и нашли);</text:p>
        </text:list-item>
      </text:list>
      <text:p text:style-name="P295"/>
      <text:p text:style-name="P295"/>
      <text:p text:style-name="P557"><text:span text:style-name="T489">Д</text:span><text:span text:style-name="T490">ополнени</text:span><text:span text:style-name="T489">е</text:span></text:p>
      <text:p text:style-name="P287"/>
      <text:p text:style-name="P288">В английском языке дополнение называется object. Их бывает 3 вида:</text:p>
      <text:list xml:id="list3697125833" text:style-name="L22">
        <text:list-item>
          <text:p text:style-name="P619">direct object — прямое дополнение;</text:p>
        </text:list-item>
        <text:list-item>
          <text:p text:style-name="P619">indirect object — непрямое дополнение;</text:p>
        </text:list-item>
        <text:list-item>
          <text:p text:style-name="P619">object of the preposition — дополнение с предлогом;</text:p>
        </text:list-item>
      </text:list>
      <text:p text:style-name="P28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16611396896">
          <table:table-cell table:style-name="Table3.A1" office:value-type="string">
            <text:p text:style-name="P571"/>
          </table:table-cell>
          <table:table-cell table:style-name="Table3.A1" office:value-type="string">
            <text:p text:style-name="P570">Непрямое дополнение</text:p>
          </table:table-cell>
          <table:table-cell table:style-name="Table3.A1" office:value-type="string">
            <text:p text:style-name="P570">Прямое дополнение</text:p>
          </table:table-cell>
          <table:table-cell table:style-name="Table3.D1" office:value-type="string">
            <text:p text:style-name="P570">Дополнение с предлогом</text:p>
          </table:table-cell>
        </table:table-row>
        <table:table-row table:style-name="TableLine94716610682320">
          <table:table-cell table:style-name="Table3.A2" office:value-type="string">
            <text:p text:style-name="P582">I gave</text:p>
          </table:table-cell>
          <table:table-cell table:style-name="Table3.A2" office:value-type="string">
            <text:p text:style-name="P582">him</text:p>
          </table:table-cell>
          <table:table-cell table:style-name="Table3.A2" office:value-type="string">
            <text:p text:style-name="P582">his car keys</text:p>
          </table:table-cell>
          <table:table-cell table:style-name="Table3.D2" office:value-type="string">
            <text:p text:style-name="P571"/>
          </table:table-cell>
        </table:table-row>
        <table:table-row table:style-name="TableLine94716610711952">
          <table:table-cell table:style-name="Table3.A2" office:value-type="string">
            <text:p text:style-name="P582">I sold</text:p>
          </table:table-cell>
          <table:table-cell table:style-name="Table3.A2" office:value-type="string">
            <text:p text:style-name="P571"/>
          </table:table-cell>
          <table:table-cell table:style-name="Table3.A2" office:value-type="string">
            <text:p text:style-name="P582">my car</text:p>
          </table:table-cell>
          <table:table-cell table:style-name="Table3.D2" office:value-type="string">
            <text:p text:style-name="P582">to some guy</text:p>
          </table:table-cell>
        </table:table-row>
      </table:table>
      <text:p text:style-name="P288"/>
      <text:p text:style-name="P537"><text:span text:style-name="T309">Прямое дополнение отвечает на вопрос «</text:span><text:span text:style-name="T310">что</text:span><text:span text:style-name="T309">?», «</text:span><text:span text:style-name="T310">кого</text:span><text:span text:style-name="T309">?». </text:span><text:span text:style-name="T312">Оно дополняет по смыслу глагол. </text:span><text:span text:style-name="T309">Перед </text:span><text:span text:style-name="T310">ним</text:span><text:span text:style-name="T309"> не бывает предлогов. </text:span><text:span text:style-name="T310">Но при переводе предлоги могут появиться. </text:span></text:p>
      <text:p text:style-name="P289"/>
      <text:p text:style-name="P126">Sandra likes <text:span text:style-name="T5">chocolate cake</text:span> — Сандра любит <text:span text:style-name="T5">шоколадный торт</text:span>.</text:p>
      <text:p text:style-name="P126">Kira saw <text:span text:style-name="T5">Ann</text:span> through the window — Кира увидела <text:span text:style-name="T5">Аню</text:span> через окно.</text:p>
      <text:p text:style-name="P127">Angela played <text:span text:style-name="T5">the piano</text:span>. — Анжела играла <text:span text:style-name="T5">на пианино</text:span>.</text:p>
      <text:p text:style-name="P127"/>
      <text:p text:style-name="P538"><text:span text:style-name="T311">А</text:span><text:span text:style-name="T310">нглийская логика: «Анжела использовала </text:span><text:span text:style-name="T322">что</text:span><text:span text:style-name="T310">?» → пианино.</text:span></text:p>
      <text:p text:style-name="P538">Русская логика: «Анжела играла <text:span text:style-name="T127">на чем</text:span>?» → на пианино.</text:p>
      <text:p text:style-name="P538"/>
      <text:p text:style-name="P539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539"/>
      <text:p text:style-name="P128">They <text:span text:style-name="T414">sent</text:span> <text:span text:style-name="T5">him</text:span> <text:span text:style-name="T414">a present</text:span>. — Они <text:span text:style-name="T414">послали</text:span> <text:span text:style-name="T5">ему</text:span> <text:span text:style-name="T414">подарок</text:span>.</text:p>
      <text:p text:style-name="P128">Dad <text:span text:style-name="T414">made</text:span> <text:span text:style-name="T5">his son</text:span> <text:span text:style-name="T414">a sandwich</text:span>. — Папа <text:span text:style-name="T414">сделал</text:span> <text:span text:style-name="T5">своему сыну</text:span> <text:span text:style-name="T414">бутерброд</text:span>.</text:p>
      <text:p text:style-name="P128">Mom <text:span text:style-name="T414">read</text:span> <text:span text:style-name="T5">Katie</text:span> <text:span text:style-name="T414">a book</text:span>. — Мама <text:span text:style-name="T414">читала</text:span> <text:span text:style-name="T5">Кэти</text:span> <text:span text:style-name="T414">книгу</text:span>.</text:p>
      <text:p text:style-name="P620"/>
      <text:p text:style-name="P540"><text:span text:style-name="T313">Дополнение с предлогом помогает конкретизировать информацию. </text:span><text:span text:style-name="T314">И</text:span><text:span text:style-name="T313">спользу</text:span><text:span text:style-name="T314">ется</text:span><text:span text:style-name="T313">, когда фраза, после связки «глагол + предлог», остается не полной по смыслу. Если </text:span><text:span text:style-name="T314">же</text:span><text:span text:style-name="T313"> </text:span></text:p>
      <text:p text:style-name="P540"><text:span text:style-name="T313">«глагол + предлог» не требу</text:span><text:span text:style-name="T314">ю</text:span><text:span text:style-name="T313">т пояснений, то это фразовый глагол.</text:span></text:p>
      <text:p text:style-name="P620"/>
      <text:p text:style-name="P129"><text:span text:style-name="T483">I am </text:span><text:span text:style-name="T415">thinking</text:span><text:span text:style-name="T134"> </text:span><text:span text:style-name="T131">about</text:span><text:span text:style-name="T23"> your idea</text:span><text:span text:style-name="T483"> — Я </text:span><text:span text:style-name="T415">обдумываю</text:span><text:span text:style-name="T483"> </text:span><text:span text:style-name="T23">твою</text:span><text:span text:style-name="T483"> </text:span><text:span text:style-name="T23">идею</text:span><text:span text:style-name="T99">.</text:span></text:p>
      <text:p text:style-name="P153"><text:span text:style-name="T484">(фраза «I am thinking about» неполная и требует указать, то, о чем думаю</text:span><text:span text:style-name="T486">т</text:span><text:span text:style-name="T484">)</text:span></text:p>
      <text:p text:style-name="P300"><text:soft-page-break/>Глаголы, которые требуют 2х дополнений: give, lend, pass, send, show.</text:p>
      <text:p text:style-name="P494"><text:span text:style-name="T245">Стандартный способ </text:span><text:span text:style-name="T315">их </text:span><text:span text:style-name="T245">расположения: verb + непрямое дополнение + прямое дополние.</text:span></text:p>
      <text:p text:style-name="P300">Альтернативные способ: verb + прямое дополнение + дополнение с предлогом to.</text:p>
      <text:p text:style-name="P300"/>
      <text:p text:style-name="P153"><text:span text:style-name="T483">He lent me some money — </text:span><text:span text:style-name="T485">Он одолжил мне немного денег.</text:span></text:p>
      <text:p text:style-name="P153"><text:span text:style-name="T483">He lent some money to me — </text:span><text:span text:style-name="T485">Он одолжил немного денег мне.</text:span></text:p>
      <text:p text:style-name="P153"/>
      <text:p text:style-name="P153"/>
      <text:p text:style-name="P180">Обстоятельство</text:p>
      <text:p text:style-name="P301"/>
      <text:p text:style-name="P303"><text:span text:style-name="T499">Э</text:span>то слово или группа слов, которые характеризуют действие <text:span text:style-name="T499">(т. е. глагол)</text:span>. <text:s/></text:p>
      <text:p text:style-name="P302"/>
      <text:p text:style-name="P542"><text:span text:style-name="T329">В</text:span><text:span text:style-name="T339">и</text:span><text:span text:style-name="T329">ды обстоятельств:</text:span></text:p>
      <text:list xml:id="list919162293" text:style-name="L23">
        <text:list-item>
          <text:p text:style-name="P637"><text:span text:style-name="T329">обстоятельство места — отвечает на вопрос «где?»; </text:span><text:span text:style-name="T331">(</text:span><text:span text:style-name="T330">стоит после глагола</text:span><text:span text:style-name="T331">)</text:span></text:p>
        </text:list-item>
        <text:list-item>
          <text:p text:style-name="P637"><text:span text:style-name="T329">обстоятельство времени — отвечает на вопрос «когда?»; </text:span><text:span text:style-name="T331">(стоит в конце или в начале)</text:span></text:p>
        </text:list-item>
        <text:list-item>
          <text:p text:style-name="P637"><text:span text:style-name="T329">обстоятельство </text:span><text:span text:style-name="T332">способа действия</text:span><text:span text:style-name="T329"> — отвечает на вопрос «как?»;</text:span></text:p>
        </text:list-item>
      </text:list>
      <text:p text:style-name="P169"/>
      <text:p text:style-name="P154"><text:span text:style-name="T127">My friend lives </text:span><text:span text:style-name="T414">in Washington</text:span><text:span text:style-name="T127"> — Мой друг живет </text:span><text:span text:style-name="T414">в Вашингтоне</text:span><text:span text:style-name="T127">. </text:span><text:span text:style-name="T135">(где?)</text:span></text:p>
      <text:p text:style-name="P155"><text:span text:style-name="T135">People sleep </text:span><text:span text:style-name="T416">at night</text:span><text:span text:style-name="T135"> — Люди спят </text:span><text:span text:style-name="T416">ночью</text:span><text:span text:style-name="T135">. (когда?)</text:span></text:p>
      <text:p text:style-name="P154"><text:span text:style-name="T127">I speak English </text:span><text:span text:style-name="T414">well</text:span><text:span text:style-name="T127"> — Я </text:span><text:span text:style-name="T414">хорошо</text:span><text:span text:style-name="T127"> говорю по-английски. </text:span><text:span text:style-name="T135">(как?)</text:span></text:p>
      <text:p text:style-name="P170"/>
      <text:p text:style-name="P546"><text:span text:style-name="T323">Также </text:span><text:span text:style-name="T324">обстоятельство может</text:span><text:span text:style-name="T323"> поясня</text:span><text:span text:style-name="T324">ть</text:span><text:span text:style-name="T323"> причину дейст</text:span><text:span text:style-name="T325">в</text:span><text:span text:style-name="T323">ия и </text:span><text:span text:style-name="T325">показыва</text:span><text:span text:style-name="T324">ть</text:span><text:span text:style-name="T325"> его </text:span><text:span text:style-name="T323">цель. </text:span></text:p>
      <text:p text:style-name="P546"><text:span text:style-name="T324">В этом случае оно </text:span><text:span text:style-name="T326">может</text:span><text:span text:style-name="T324"> выражаться </text:span><text:span text:style-name="T327">инфинитивом и пр</text:span><text:span text:style-name="T324">.</text:span></text:p>
      <text:p text:style-name="P170"/>
      <text:p text:style-name="P541"><text:span text:style-name="T73">This happened </text:span><text:span text:style-name="T77">because of you</text:span><text:span text:style-name="T73">! — Это случилось </text:span><text:span text:style-name="T77">из-за тебя</text:span><text:span text:style-name="T73">! (</text:span><text:span text:style-name="T74">поясняет </text:span><text:span text:style-name="T73">причин</text:span><text:span text:style-name="T74">у</text:span><text:span text:style-name="T73">)</text:span></text:p>
      <text:p text:style-name="P131"><text:span text:style-name="T100">I stood up </text:span><text:span text:style-name="T417">to shake</text:span><text:span text:style-name="T100"> his hand — Я встал, </text:span><text:span text:style-name="T417">чтобы пожать</text:span><text:span text:style-name="T100"> ему руку </text:span><text:span text:style-name="T101">(</text:span><text:span text:style-name="T105">показывает </text:span><text:span text:style-name="T101">цель)</text:span></text:p>
      <text:p text:style-name="P156"/>
      <text:p text:style-name="P304"><text:span text:style-name="T487">Е</text:span><text:span text:style-name="T101">сли обстоятельство выражается одним словом, то это будет наречие.</text:span></text:p>
      <text:p text:style-name="P306"/>
      <text:p text:style-name="P306"/>
      <text:p text:style-name="P558"><text:span text:style-name="T493">Н</text:span><text:span text:style-name="T489">аречи</text:span><text:span text:style-name="T493">я</text:span></text:p>
      <text:p text:style-name="P305"/>
      <text:p text:style-name="P290"><text:span text:style-name="T103">1) </text:span><text:span text:style-name="T104">Наречия, о</text:span><text:span text:style-name="T84">бразованные от прилагательных. (strong → strongly, rapid → rapidly)</text:span></text:p>
      <text:p text:style-name="P307"/>
      <text:p text:style-name="P543"><text:span text:style-name="T333">Наречия lately и hardly хоть и кажутся производными от late и hard, но </text:span><text:span text:style-name="T334">имеют</text:span><text:span text:style-name="T333"> совсем другое значени</text:span><text:span text:style-name="T335">е</text:span><text:span text:style-name="T333">. Lately означает «в последние время», а hardly — </text:span><text:span text:style-name="T335">едва ли.</text:span></text:p>
      <text:p text:style-name="P307"/>
      <text:p text:style-name="P157">Have you seen Tom lately? — Ты видел Тома в последнее время?</text:p>
      <text:p text:style-name="P157">She hardly spoke to me — Она едва ли говорила со мной.</text:p>
      <text:p text:style-name="P307"/>
      <text:p text:style-name="P543"><text:span text:style-name="T103">Другие з</text:span><text:span text:style-name="T102">начения h</text:span><text:span text:style-name="T84">ardly:</text:span></text:p>
      <text:list xml:id="list1050621001" text:style-name="L24">
        <text:list-item>
          <text:p text:style-name="P621"><text:span text:style-name="T84">can + hardly — </text:span><text:span text:style-name="T102">едва ли </text:span><text:span text:style-name="T103">могу это сделать</text:span><text:span text:style-name="T102">;</text:span></text:p>
        </text:list-item>
        <text:list-item>
          <text:p text:style-name="P624">hardly ever — почти никогда;</text:p>
        </text:list-item>
        <text:list-item>
          <text:p text:style-name="P624">hardly — конечно нет;</text:p>
        </text:list-item>
      </text:list>
      <text:p text:style-name="P308"/>
      <text:p text:style-name="P158">I was so ill that I could hardly move — Мне было так плохо, что я едва ли мог двигаться.</text:p>
      <text:p text:style-name="P132"><text:span text:style-name="T84">The sutuation is bad, but it’s hardly a crysis — Ситуац</text:span><text:span text:style-name="T103">ия</text:span><text:span text:style-name="T84"> плохая, но это конечно не конец света.</text:span></text:p>
      <text:p text:style-name="P638"/>
      <text:p text:style-name="P544"><text:span text:style-name="T84">2) Наречия места (</text:span><text:span text:style-name="T106">отвечают на вопрос «где?»</text:span><text:span text:style-name="T84">).</text:span></text:p>
      <text:p text:style-name="P309"/>
      <text:list xml:id="list2602699051" text:style-name="L25">
        <text:list-item>
          <text:p text:style-name="P622"><text:span text:style-name="T84">here — </text:span><text:span text:style-name="T104">здесь</text:span><text:span text:style-name="T84">;</text:span></text:p>
        </text:list-item>
        <text:list-item>
          <text:p text:style-name="P622"><text:span text:style-name="T84">there — </text:span><text:span text:style-name="T104">там (не путать с формальным подлежащим)</text:span><text:span text:style-name="T84">;</text:span></text:p>
        </text:list-item>
        <text:list-item>
          <text:p text:style-name="P622"><text:soft-page-break/><text:span text:style-name="T84">above — </text:span><text:span text:style-name="T104">над</text:span><text:span text:style-name="T84">;</text:span></text:p>
        </text:list-item>
        <text:list-item>
          <text:p text:style-name="P622"><text:span text:style-name="T84">everywhery — </text:span><text:span text:style-name="T104">везде</text:span><text:span text:style-name="T84">;</text:span></text:p>
        </text:list-item>
      </text:list>
      <text:p text:style-name="P309"/>
      <text:p text:style-name="P545"><text:span text:style-name="T335">Иногда</text:span><text:span text:style-name="T336"> </text:span><text:span text:style-name="T340">они </text:span><text:span text:style-name="T335">выглядят как предлоги, стоят на той же позиции. </text:span><text:span text:style-name="T341">Н</text:span><text:span text:style-name="T335">о </text:span><text:span text:style-name="T336">предлоги</text:span><text:span text:style-name="T335"> отличаются тем, что после </text:span><text:span text:style-name="T336">них</text:span><text:span text:style-name="T335"> идет существит</text:span><text:span text:style-name="T336">ельное</text:span><text:span text:style-name="T335">, а после наречий — нет</text:span><text:span text:style-name="T336">. </text:span><text:span text:style-name="T338">Могут выпадать при переводе.</text:span></text:p>
      <text:p text:style-name="P311"/>
      <text:list xml:id="list2071087720" text:style-name="L26">
        <text:list-item>
          <text:p text:style-name="P643"><text:span text:style-name="T336">around — </text:span><text:span text:style-name="T337">вокруг</text:span><text:span text:style-name="T336">; </text:span></text:p>
        </text:list-item>
        <text:list-item>
          <text:p text:style-name="P644"><text:span text:style-name="T328">behind — </text:span><text:span text:style-name="T337">сзади</text:span><text:span text:style-name="T328">;</text:span></text:p>
        </text:list-item>
        <text:list-item>
          <text:p text:style-name="P644"><text:span text:style-name="T328">down — </text:span><text:span text:style-name="T337">внизу</text:span><text:span text:style-name="T328">;</text:span></text:p>
        </text:list-item>
        <text:list-item>
          <text:p text:style-name="P644"><text:span text:style-name="T328">in — </text:span><text:span text:style-name="T337">внутри</text:span><text:span text:style-name="T328">;</text:span></text:p>
        </text:list-item>
        <text:list-item>
          <text:p text:style-name="P644"><text:span text:style-name="T328">off — </text:span><text:span text:style-name="T337">вне</text:span><text:span text:style-name="T328">;</text:span></text:p>
        </text:list-item>
        <text:list-item>
          <text:p text:style-name="P644"><text:span text:style-name="T328">on — </text:span><text:span text:style-name="T337">на</text:span><text:span text:style-name="T328">;</text:span></text:p>
        </text:list-item>
        <text:list-item>
          <text:p text:style-name="P644"><text:span text:style-name="T328">over — </text:span><text:span text:style-name="T337">над</text:span><text:span text:style-name="T328">;</text:span></text:p>
        </text:list-item>
      </text:list>
      <text:p text:style-name="P310"/>
      <text:p text:style-name="P133"><text:span text:style-name="T103">He slipped and fell </text:span><text:span text:style-name="T24">down</text:span><text:span text:style-name="T103"> — Он поскользнулся и упал (</text:span><text:span text:style-name="T24">вниз</text:span><text:span text:style-name="T103">).</text:span></text:p>
      <text:p text:style-name="P310"/>
      <text:p text:style-name="P547"><text:span text:style-name="T335">3</text:span><text:span text:style-name="T328">) Наречия времени (отвечают на вопрос «когда?»)</text:span></text:p>
      <text:p text:style-name="P305"/>
      <text:list xml:id="list3241558834" text:style-name="L27">
        <text:list-item>
          <text:p text:style-name="P625">yesterday — вчера;</text:p>
        </text:list-item>
        <text:list-item>
          <text:p text:style-name="P625">tomorrow — завтра;</text:p>
        </text:list-item>
        <text:list-item>
          <text:p text:style-name="P625">today — сегодня;</text:p>
        </text:list-item>
        <text:list-item>
          <text:p text:style-name="P625">now — сейчас;</text:p>
        </text:list-item>
        <text:list-item>
          <text:p text:style-name="P625">later — позже;</text:p>
        </text:list-item>
        <text:list-item>
          <text:p text:style-name="P625">last... — в прошлом;</text:p>
        </text:list-item>
        <text:list-item>
          <text:p text:style-name="P625">next... — в следующем;</text:p>
        </text:list-item>
      </text:list>
      <text:p text:style-name="P305"/>
      <text:p text:style-name="P549"><text:span text:style-name="T332">О</text:span><text:span text:style-name="T342">бычно стоят </text:span><text:span text:style-name="T345">или</text:span><text:span text:style-name="T342"> в конце предложения, </text:span><text:span text:style-name="T345">или</text:span><text:span text:style-name="T342"> в </text:span><text:span text:style-name="T343">самом </text:span><text:span text:style-name="T342">начале.</text:span></text:p>
      <text:p text:style-name="P159">I will show you an interesting place tomorrow — Завтра я покажу тебе интересное место.</text:p>
      <text:p text:style-name="P159"/>
      <text:p text:style-name="P291"><text:span text:style-name="T106">4</text:span><text:span text:style-name="T84">) Наречия частотности (отвечают на вопрос «как часто?»)</text:span></text:p>
      <text:p text:style-name="P312"/>
      <text:list xml:id="list2863860904" text:style-name="L28">
        <text:list-item>
          <text:p text:style-name="P626">always — всегда;</text:p>
        </text:list-item>
        <text:list-item>
          <text:p text:style-name="P626">usually — обычно;</text:p>
        </text:list-item>
        <text:list-item>
          <text:p text:style-name="P626">often — часто;</text:p>
        </text:list-item>
        <text:list-item>
          <text:p text:style-name="P626">sometimes — иногда;</text:p>
        </text:list-item>
        <text:list-item>
          <text:p text:style-name="P626">rarely/seldom — редко;</text:p>
        </text:list-item>
        <text:list-item>
          <text:p text:style-name="P626">never — никогда;</text:p>
        </text:list-item>
        <text:list-item>
          <text:p text:style-name="P626">ever — когда-либо;</text:p>
        </text:list-item>
        <text:list-item>
          <text:p text:style-name="P626">also — также;</text:p>
        </text:list-item>
        <text:list-item>
          <text:p text:style-name="P626">just — только что;</text:p>
        </text:list-item>
        <text:list-item>
          <text:p text:style-name="P626">still — всё еще;</text:p>
        </text:list-item>
        <text:list-item>
          <text:p text:style-name="P626">already — уже;</text:p>
        </text:list-item>
      </text:list>
      <text:p text:style-name="P312"/>
      <text:p text:style-name="P548"><text:span text:style-name="T328">Это маячки времени. В основном стоят между вспомогательным и смысловым глаголом. Если </text:span><text:span text:style-name="T343">в предложении есть глагол be в форме am/is/are/were/was</text:span><text:span text:style-name="T328">, то наречие будет </text:span><text:span text:style-name="T343">стоять после.</text:span></text:p>
      <text:p text:style-name="P313"/>
      <text:p text:style-name="P160">I will always be with you. — Я обещаю, что я всегда буду с тобой (перед be).</text:p>
      <text:p text:style-name="P134"><text:span text:style-name="T107">I’m always at home at noon. — Я всегда дома днем (</text:span><text:span text:style-name="T108">но </text:span><text:span text:style-name="T107">после am).</text:span></text:p>
      <text:p text:style-name="P160"/>
      <text:p text:style-name="P313">Чтобы сказать, что ситуация изменилась (больше этого нет), используются связки </text:p>
      <text:p text:style-name="P550"><text:span text:style-name="T343">not + any + more/longer либо no + more/longer. Связк</text:span><text:span text:style-name="T344">а</text:span><text:span text:style-name="T343"> с not + any стоит в конце предложения, </text:span></text:p>
      <text:p text:style-name="P313">а c no — в середине.</text:p>
      <text:p text:style-name="P135"><text:soft-page-break/><text:span text:style-name="T107">Let it go. I can</text:span><text:span text:style-name="T25">no</text:span><text:span text:style-name="T26">t</text:span><text:span text:style-name="T107"> hold it back </text:span><text:span text:style-name="T26">any</text:span><text:span text:style-name="T107"> </text:span><text:span text:style-name="T26">more</text:span><text:span text:style-name="T107"> — Отпусти. Я </text:span><text:span text:style-name="T26">больше не</text:span><text:span text:style-name="T107"> могу держаться.</text:span></text:p>
      <text:p text:style-name="P135"><text:span text:style-name="T107">We are </text:span><text:span text:style-name="T26">no</text:span><text:span text:style-name="T107"> </text:span><text:span text:style-name="T26">longer</text:span><text:span text:style-name="T107"> friends with Peter — Мы с Питером </text:span><text:span text:style-name="T26">больше не</text:span><text:span text:style-name="T107"> друзья.</text:span></text:p>
      <text:p text:style-name="P160"/>
      <text:p text:style-name="P556"><text:span text:style-name="T358">Наречия, образованные от прилагательных, могут быть сравнительными. </text:span><text:span text:style-name="T357">Для этого нужно поменять окончание на -er или добавить слово more.</text:span></text:p>
      <text:p text:style-name="P314"/>
      <text:p text:style-name="P555"><text:span text:style-name="T354">quickly → quicklier (быстро →</text:span><text:span text:style-name="T359"> </text:span><text:span text:style-name="T354">быстрее);</text:span></text:p>
      <text:p text:style-name="P294">often → more often (часто →<text:span text:style-name="T488"> </text:span>чаще / <text:span text:style-name="T488">более часто</text:span>);</text:p>
      <text:p text:style-name="P314"/>
      <text:p text:style-name="P314">Чтобы усилить сравнение, используются доп. связки:</text:p>
      <text:list xml:id="list261900193" text:style-name="L29">
        <text:list-item>
          <text:p text:style-name="P623"><text:span text:style-name="T114">far, </text:span><text:span text:style-name="T109">much — намного;</text:span></text:p>
        </text:list-item>
        <text:list-item>
          <text:p text:style-name="P627">a lot — сильнее;</text:p>
        </text:list-item>
        <text:list-item>
          <text:p text:style-name="P627">quite a lot — намного сильнее;</text:p>
        </text:list-item>
        <text:list-item>
          <text:p text:style-name="P627">a bit, a little — немного;</text:p>
        </text:list-item>
        <text:list-item>
          <text:p text:style-name="P627">just a bit — всего лишь;</text:p>
        </text:list-item>
        <text:list-item>
          <text:p text:style-name="P627">a little bit — чуть-чуть;</text:p>
        </text:list-item>
        <text:list-item>
          <text:p text:style-name="P627">slightly — слегка;</text:p>
        </text:list-item>
      </text:list>
      <text:p text:style-name="P314"/>
      <text:p text:style-name="P161">I’ve known about key far longer than you have — Я знаю о ключе намного дольше, чем ты.</text:p>
      <text:p text:style-name="P161">I need a little bit more time. — Мне нужно чуть больше времени.</text:p>
      <text:p text:style-name="P161"/>
      <text:p text:style-name="P292"><text:span text:style-name="T109">П</text:span><text:span text:style-name="T84">опулярные наречия: </text:span><text:span text:style-name="T111">so, such, enough, too, quite, rather, pretty, fairly, even.</text:span></text:p>
      <text:p text:style-name="P315"/>
      <text:p text:style-name="P551"><text:span text:style-name="T353">S</text:span><text:span text:style-name="T346">o и such переводятся как «такой», «так». So </text:span><text:span text:style-name="T347">используется с</text:span><text:span text:style-name="T346"> прилагательным</text:span><text:span text:style-name="T348">и</text:span><text:span text:style-name="T346"> </text:span></text:p>
      <text:p text:style-name="P551"><text:span text:style-name="T350">и</text:span><text:span text:style-name="T346"> наречи</text:span><text:span text:style-name="T348">я</text:span><text:span text:style-name="T346">м</text:span><text:span text:style-name="T348">и</text:span><text:span text:style-name="T346">. Such </text:span><text:span text:style-name="T347">используется с</text:span><text:span text:style-name="T346"> существительным</text:span><text:span text:style-name="T348">и</text:span><text:span text:style-name="T346">.</text:span></text:p>
      <text:p text:style-name="P316"/>
      <text:p text:style-name="P641">You are so nice. <text:span text:style-name="T505">It’s such good news — </text:span>Ты такой милый. <text:span text:style-name="T505">Это такие хорошие новости.</text:span></text:p>
      <text:p text:style-name="P315"/>
      <text:p text:style-name="P316">Устойчивые выражения:</text:p>
      <text:list xml:id="list3365774880" text:style-name="L30">
        <text:list-item>
          <text:p text:style-name="P628">no such — такого не бывает;</text:p>
        </text:list-item>
        <text:list-item>
          <text:p text:style-name="P628">so long / such a long time — так давно;</text:p>
        </text:list-item>
        <text:list-item>
          <text:p text:style-name="P628">so much / many — так много;</text:p>
        </text:list-item>
      </text:list>
      <text:p text:style-name="P315"/>
      <text:p text:style-name="P162">There is no such thing as magic — Такой вещи, как магия, не существует.</text:p>
      <text:p text:style-name="P162"/>
      <text:p text:style-name="P163">I haven’t seen her for so long — Я так давно ее не видел.</text:p>
      <text:p text:style-name="P163">I haven’t seen her for such a long time — Я не видел ее так давно.</text:p>
      <text:p text:style-name="P163"/>
      <text:p text:style-name="P163">Why did you spend so much money? — Зачем ты потратил так много денег?</text:p>
      <text:p text:style-name="P163">Why did you buy so many clothes? — Зачем ты купил так много вещей?</text:p>
      <text:p text:style-name="P163"/>
      <text:p text:style-name="P553"><text:span text:style-name="T350">E</text:span><text:span text:style-name="T347">nough </text:span><text:span text:style-name="T351">означает «достаточно», но его не всегда удобно переводить </text:span><text:span text:style-name="T352">так</text:span><text:span text:style-name="T351">. И</text:span><text:span text:style-name="T347">спользуется </text:span></text:p>
      <text:p text:style-name="P553"><text:span text:style-name="T347">с существительным</text:span><text:span text:style-name="T349">и и прилагательными</text:span><text:span text:style-name="T347">. </text:span><text:span text:style-name="T349">Ч</text:span><text:span text:style-name="T347">асто стоит в отрицаниях и вопросах.</text:span></text:p>
      <text:p text:style-name="P317"/>
      <text:p text:style-name="P164">We haven’t got enough money — У нас недостаточно денег.</text:p>
      <text:p text:style-name="P164">Well, that’s fair enough — Ну что ж, это вполне честно.</text:p>
      <text:p text:style-name="P319"/>
      <text:p text:style-name="P136"><text:span text:style-name="T350">T</text:span><text:span text:style-name="T328">oo </text:span><text:span text:style-name="T352">означает «слишком». И</text:span><text:span text:style-name="T328">спо</text:span><text:span text:style-name="T348">льзуется с прилагательными </text:span><text:span text:style-name="T349">и наречиями. </text:span></text:p>
      <text:p text:style-name="P136"><text:span text:style-name="T355">В отличие от enough, с</text:span><text:span text:style-name="T349">тоит только в утверждениях.</text:span></text:p>
      <text:p text:style-name="P318"/>
      <text:p text:style-name="P164">I’m too excited — Я слишком взволнована.</text:p>
      <text:p text:style-name="P164">You’re speaking too quickly — Ты говоришь слишком быстро.</text:p>
      <text:p text:style-name="P293"><text:soft-page-break/><text:span text:style-name="T112">Q</text:span><text:span text:style-name="T110">uite, rather, pretty, fairly переводятся одинаково, </text:span><text:span text:style-name="T113">как</text:span><text:span text:style-name="T110"> «довольно», «вполне», «очень».</text:span></text:p>
      <text:p text:style-name="P320">Используются с прилагательными и наречиями.</text:p>
      <text:p text:style-name="P320"/>
      <text:p text:style-name="P552"><text:span text:style-name="T350">Pretty </text:span><text:span text:style-name="T353">любят</text:span><text:span text:style-name="T350"> </text:span><text:span text:style-name="T356">употреблять</text:span><text:span text:style-name="T350"> в разгоровной речи. Quite часто входит в устойчивые связки. </text:span></text:p>
      <text:p text:style-name="P320">Rather иногда используют в негативном контексте. Fairly встречается редко.</text:p>
      <text:p text:style-name="P320"/>
      <text:p text:style-name="P165">This situation is pretty ugly — Эта ситуация очень неприятная.</text:p>
      <text:p text:style-name="P165">I’m not quite sure about that — Я не вполне уверен на этот счет.</text:p>
      <text:p text:style-name="P165">He looked rather unhappy — Он выглядел довольно несчастным.</text:p>
      <text:p text:style-name="P165"/>
      <text:p text:style-name="P495">Even означает «даже». Может стоять в любом месте в предложении.</text:p>
      <text:p text:style-name="P165"/>
      <text:p text:style-name="P165">Even he was there / He was even there — Даже он был там / Он был даже там.</text:p>
      <text:p text:style-name="P554"><text:span text:style-name="T75">I got up </text:span><text:span text:style-name="T76">early</text:span><text:span text:style-name="T75">, but John got up even earlier — Я встала </text:span><text:span text:style-name="T76">рано</text:span><text:span text:style-name="T75">, но Джон встал даже раньше.</text:span></text:p>
      <text:p text:style-name="P166"/>
      <text:p text:style-name="P166"/>
      <text:p text:style-name="P181">Прилагательное</text:p>
      <text:p text:style-name="P321"/>
      <text:p text:style-name="P322">Словосочетания прилагательных с go:</text:p>
      <text:list xml:id="list3053463280" text:style-name="L31">
        <text:list-item>
          <text:p text:style-name="P629">go blind — ослепнуть;</text:p>
        </text:list-item>
        <text:list-item>
          <text:p text:style-name="P629">go mad/crazy — сойти с ума;</text:p>
        </text:list-item>
        <text:list-item>
          <text:p text:style-name="P629">go rotten — испортиться, сгнить;</text:p>
        </text:list-item>
        <text:list-item>
          <text:p text:style-name="P629">go missing — пропасть;</text:p>
        </text:list-item>
        <text:list-item>
          <text:p text:style-name="P629">go wrong — (дела) идут плохо;</text:p>
        </text:list-item>
      </text:list>
      <text:p text:style-name="P322"/>
      <text:p text:style-name="P167">I’ll go crazy if this keeps on — Я сойду с ума, если это будет продолжаться.</text:p>
      <text:p text:style-name="P167">Oops, I guess something went wrong — Ой, кажется, что-то пошло не так.</text:p>
      <text:p text:style-name="P322"/>
      <text:p text:style-name="P322">Популярные суффиксы в прилагательных:</text:p>
      <text:list xml:id="list645185299" text:style-name="L32">
        <text:list-item>
          <text:p text:style-name="P630">-ful — <text:span text:style-name="T495">носитель данного качества (colorful, powerful, beautiful)</text:span>;</text:p>
        </text:list-item>
        <text:list-item>
          <text:p text:style-name="P630">-less — <text:span text:style-name="T495">отсутствие данного качества (friendless, pointless)</text:span>;</text:p>
        </text:list-item>
        <text:list-item>
          <text:p text:style-name="P631">-al — <text:span text:style-name="T495">появляется при образовании прилагательных от существительных; </text:span></text:p>
          <text:p text:style-name="P632">(central, formal, technical)</text:p>
        </text:list-item>
      </text:list>
      <text:p text:style-name="P322"/>
      <text:p text:style-name="P323">Усилительные связки:</text:p>
      <text:list xml:id="list1393831539" text:style-name="L33">
        <text:list-item>
          <text:p text:style-name="P633">better and better — лучше и лучше;</text:p>
        </text:list-item>
        <text:list-item>
          <text:p text:style-name="P633">the … the better — чем …, тем лучше; </text:p>
        </text:list-item>
        <text:list-item>
          <text:p text:style-name="P634">(not) as … as — (не) такой ... как;</text:p>
        </text:list-item>
      </text:list>
      <text:p text:style-name="P324"/>
      <text:p text:style-name="P324">He likes getting big presents the bigger the better — </text:p>
      <text:p text:style-name="P324">Он любит получать большие подарки, чем больше, тем лучше.</text:p>
      <text:p text:style-name="P323"/>
      <text:p text:style-name="P137"><text:span text:style-name="T115">С</text:span><text:span text:style-name="T116">all me back as soon as possible — </text:span><text:span text:style-name="T115">П</text:span><text:span text:style-name="T116">ерезвони как можно скорее (так скоро, как это возмож</text:span><text:span text:style-name="T115">.</text:span><text:span text:style-name="T116">)</text:span></text:p>
      <text:p text:style-name="P640">I’m not as strong as him — Я не такой сильный, как он.</text:p>
      <text:p text:style-name="P323"/>
      <text:p text:style-name="P325">Прилагательные можно образовывать от глаголов с пом<text:span text:style-name="T497">ощью</text:span> суфиксов -ing <text:span text:style-name="T496">и</text:span> -ed.</text:p>
      <text:p text:style-name="P562"><text:span text:style-name="T360">Прилагательные с -ing говорят </text:span><text:span text:style-name="T363">о том, какой объект есть сейчас</text:span><text:span text:style-name="T360">. </text:span></text:p>
      <text:p text:style-name="P561"><text:span text:style-name="T360">Прилагательные с -ed говорят о </text:span><text:span text:style-name="T363">том</text:span><text:span text:style-name="T362">, </text:span><text:span text:style-name="T363">каким объект стал.</text:span></text:p>
      <text:p text:style-name="P563"><text:span text:style-name="T500">П</text:span><text:span text:style-name="T501">рилагательные с -able ????</text:span></text:p>
      <text:p text:style-name="P591"/>
      <text:p text:style-name="P564"><text:span text:style-name="T361">i</text:span><text:span text:style-name="T360">nteresting — интересный; </text:span></text:p>
      <text:p text:style-name="P635">interested — заинтересованный;</text:p>
      <text:p text:style-name="P138"><text:soft-page-break/>He thinks football is interesting — Он считает, что футбол интересный.</text:p>
      <text:p text:style-name="P565"><text:span text:style-name="T51">He</text:span><text:span text:style-name="T30"> is interested in sports — </text:span><text:span text:style-name="T51">Он</text:span><text:span text:style-name="T30"> интересуется спортом (</text:span><text:span text:style-name="T51">он </text:span><text:span text:style-name="T52">заинтересованный </text:span><text:span text:style-name="T53">в </text:span><text:span text:style-name="T52">спорт</text:span><text:span text:style-name="T53">е</text:span><text:span text:style-name="T30">).</text:span></text:p>
      <text:p text:style-name="P561"/>
      <text:p text:style-name="P561">Чтобы не путать <text:span text:style-name="T498">такие</text:span><text:span text:style-name="T497"> слова</text:span> с герундием или глаголом в прошедшей форме, нужно помнить что они употребляются по <text:span text:style-name="T497">правилам прилагательных (</text:span><text:span text:style-name="T461">стоят перед существительными, </text:span></text:p>
      <text:p text:style-name="P561"><text:span text:style-name="T463">или</text:span><text:span text:style-name="T461"> после глаголов состояния: be, get, look, feel и пр.</text:span><text:span text:style-name="T462">)</text:span></text:p>
      <text:p text:style-name="P326"/>
      <text:p text:style-name="P646">I started a work. It is started process — Я начал работать. Это начатый процесс.</text:p>
      <text:p text:style-name="P645"/>
      <text:p text:style-name="P645"/>
      <text:p text:style-name="P660"><text:span text:style-name="T475">М</text:span><text:span text:style-name="T476">естоимени</text:span><text:span text:style-name="T475">я</text:span></text:p>
      <text:p text:style-name="P649"/>
      <text:p text:style-name="P661"><text:span text:style-name="T464">He и she заменяют людей. В качестве исключения, she </text:span><text:span text:style-name="T467">может </text:span><text:span text:style-name="T464">заменя</text:span><text:span text:style-name="T467">ть</text:span><text:span text:style-name="T464"> огромный, </text:span></text:p>
      <text:p text:style-name="P661"><text:span text:style-name="T464">монументальный объект, например Titanic — she.</text:span></text:p>
      <text:p text:style-name="P649"/>
      <text:p text:style-name="P651">It и its заменяют предметы, животных <text:span text:style-name="T503">и</text:span> абстрактные понятия. </text:p>
      <text:p text:style-name="P651">Исключение состовляет слово baby — it.</text:p>
      <text:p text:style-name="P650"/>
      <text:p text:style-name="P653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653"/>
      <text:p text:style-name="P647">If anybody doesn’t agree, <text:span text:style-name="T5">they</text:span> can stand out - Если кто-то не согласен, <text:span text:style-name="T5">он</text:span> может высказаться.</text:p>
      <text:p text:style-name="P647"/>
      <text:p text:style-name="P663"><text:span text:style-name="T465">Указательные местоимения: </text:span><text:span text:style-name="T466">this, that, these, those </text:span><text:span text:style-name="T465">могут использоваться как самостоятельно, так и с существит</text:span><text:span text:style-name="T466">ельным</text:span><text:span text:style-name="T469">и</text:span><text:span text:style-name="T465">. </text:span><text:span text:style-name="T468">Т</text:span><text:span text:style-name="T466">акже, </text:span><text:span text:style-name="T468">t</text:span><text:span text:style-name="T465">his используют чтобы представить человека при знакостве. </text:span><text:span text:style-name="T468">А t</text:span><text:span text:style-name="T465">hat</text:span><text:span text:style-name="T470">, чтобы указать на мысль или идею, о которой говорили ранее.</text:span></text:p>
      <text:p text:style-name="P653"/>
      <text:p text:style-name="P647">This is my bag. This bag is mine — Это моя сумка. Эта сумка моя.</text:p>
      <text:p text:style-name="P647">This is Tom. Nice to meet you — Это Tом. Приятно познакомиться.</text:p>
      <text:p text:style-name="P647">Hello, this is Jane — <text:span text:style-name="T502">Привет, это Джейн (человек представляет сам себя по телефону)</text:span></text:p>
      <text:p text:style-name="P653"/>
      <text:p text:style-name="P658">Неопределенные местоимения заменяются местоимением it. Поэтому в предложении они</text:p>
      <text:p text:style-name="P658">всегда используются по правилам 3го лица, единственного числа.</text:p>
      <text:p text:style-name="P653"/>
      <text:p text:style-name="P656">Неопределенные местоимения могут комбинироваться со словами:</text:p>
      <text:list xml:id="list3449057166" text:style-name="L34">
        <text:list-item>
          <text:p text:style-name="P657">body/one — когда говорят о каком-то человеке;</text:p>
        </text:list-item>
        <text:list-item>
          <text:p text:style-name="P657">thing — когда говорят о чем-то;</text:p>
        </text:list-item>
        <text:list-item>
          <text:p text:style-name="P657">where — когда говорят о месте;</text:p>
        </text:list-item>
        <text:list-item>
          <text:p text:style-name="P657">time/times — когда говорят о времени;</text:p>
        </text:list-item>
        <text:list-item>
          <text:p text:style-name="P657">how — когда говорят о способе;</text:p>
        </text:list-item>
      </text:list>
      <text:p text:style-name="P654"/>
      <table:table table:name="Table4" table:style-name="Table4">
        <table:table-column table:style-name="Table4.A" table:number-columns-repeated="5"/>
        <table:table-row table:style-name="TableLine94716646263744">
          <table:table-cell table:style-name="Table4.A1" office:value-type="string">
            <text:p text:style-name="P670">-<text:span text:style-name="T506">body/</text:span><text:span text:style-name="T507">one</text:span></text:p>
          </table:table-cell>
          <table:table-cell table:style-name="Table4.A1" office:value-type="string">
            <text:p text:style-name="P671">-thing</text:p>
          </table:table-cell>
          <table:table-cell table:style-name="Table4.A1" office:value-type="string">
            <text:p text:style-name="P670">-<text:span text:style-name="T507">where</text:span></text:p>
          </table:table-cell>
          <table:table-cell table:style-name="Table4.A1" office:value-type="string">
            <text:p text:style-name="P671">-time/times</text:p>
          </table:table-cell>
          <table:table-cell table:style-name="Table4.E1" office:value-type="string">
            <text:p text:style-name="P671">-how</text:p>
          </table:table-cell>
        </table:table-row>
        <table:table-row table:style-name="TableLine94716646263744">
          <table:table-cell table:style-name="Table4.A2" office:value-type="string">
            <text:p text:style-name="P667">somebody</text:p>
            <text:p text:style-name="P667">(кто-то)</text:p>
          </table:table-cell>
          <table:table-cell table:style-name="Table4.A2" office:value-type="string">
            <text:p text:style-name="P667">something</text:p>
            <text:p text:style-name="P667">(что-то)</text:p>
          </table:table-cell>
          <table:table-cell table:style-name="Table4.A2" office:value-type="string">
            <text:p text:style-name="P667">somewhere</text:p>
            <text:p text:style-name="P667">(где-то)</text:p>
          </table:table-cell>
          <table:table-cell table:style-name="Table4.A2" office:value-type="string">
            <text:p text:style-name="P667">sometimes</text:p>
            <text:p text:style-name="P667">(иногда)</text:p>
          </table:table-cell>
          <table:table-cell table:style-name="Table4.E2" office:value-type="string">
            <text:p text:style-name="P667">somehow</text:p>
            <text:p text:style-name="P668"><text:span text:style-name="T507">(как-</text:span><text:span text:style-name="T508">то</text:span><text:span text:style-name="T507">)</text:span></text:p>
          </table:table-cell>
        </table:table-row>
        <table:table-row table:style-name="TableLine94716646263744">
          <table:table-cell table:style-name="Table4.A2" office:value-type="string">
            <text:p text:style-name="P667">anybody</text:p>
            <text:p text:style-name="P668"><text:span text:style-name="T507">(кто-то)</text:span></text:p>
          </table:table-cell>
          <table:table-cell table:style-name="Table4.A2" office:value-type="string">
            <text:p text:style-name="P667">anything</text:p>
            <text:p text:style-name="P667">(что-то)</text:p>
          </table:table-cell>
          <table:table-cell table:style-name="Table4.A2" office:value-type="string">
            <text:p text:style-name="P667">anywhere</text:p>
            <text:p text:style-name="P667">(где-то)</text:p>
          </table:table-cell>
          <table:table-cell table:style-name="Table4.A2" office:value-type="string">
            <text:p text:style-name="P667">anytime</text:p>
            <text:p text:style-name="P672">(в любое время)</text:p>
          </table:table-cell>
          <table:table-cell table:style-name="Table4.E2" office:value-type="string">
            <text:p text:style-name="P667">anyhow</text:p>
            <text:p text:style-name="P669"><text:span text:style-name="T508">(так или иначе)</text:span></text:p>
          </table:table-cell>
        </table:table-row>
        <table:table-row table:style-name="TableLine94716646263744">
          <table:table-cell table:style-name="Table4.A2" office:value-type="string">
            <text:p text:style-name="P667">nobody</text:p>
            <text:p text:style-name="P672">(никто)</text:p>
          </table:table-cell>
          <table:table-cell table:style-name="Table4.A2" office:value-type="string">
            <text:p text:style-name="P667">nothing</text:p>
            <text:p text:style-name="P672">(ничего)</text:p>
          </table:table-cell>
          <table:table-cell table:style-name="Table4.A2" office:value-type="string">
            <text:p text:style-name="P667">nowhere</text:p>
            <text:p text:style-name="P672">(нигде)</text:p>
          </table:table-cell>
          <table:table-cell table:style-name="Table4.A2" office:value-type="string">
            <text:p text:style-name="P668"/>
          </table:table-cell>
          <table:table-cell table:style-name="Table4.E2" office:value-type="string">
            <text:p text:style-name="P667">nohow</text:p>
            <text:p text:style-name="P672">(никак)</text:p>
          </table:table-cell>
        </table:table-row>
        <table:table-row table:style-name="TableLine94716646263744">
          <table:table-cell table:style-name="Table4.A2" office:value-type="string">
            <text:p text:style-name="P667">everybody</text:p>
            <text:p text:style-name="P672">(все)</text:p>
          </table:table-cell>
          <table:table-cell table:style-name="Table4.A2" office:value-type="string">
            <text:p text:style-name="P667">everything</text:p>
            <text:p text:style-name="P672">(всё)</text:p>
          </table:table-cell>
          <table:table-cell table:style-name="Table4.A2" office:value-type="string">
            <text:p text:style-name="P667">everywhere</text:p>
            <text:p text:style-name="P672">(везде)</text:p>
          </table:table-cell>
          <table:table-cell table:style-name="Table4.A2" office:value-type="string">
            <text:p text:style-name="P667">everytime</text:p>
            <text:p text:style-name="P672">(каждый раз)</text:p>
          </table:table-cell>
          <table:table-cell table:style-name="Table4.E2" office:value-type="string">
            <text:p text:style-name="P667"/>
          </table:table-cell>
        </table:table-row>
      </table:table>
      <text:p text:style-name="P665"><text:soft-page-break/><text:span text:style-name="T472">Местоимения с</text:span><text:span text:style-name="T473"> body и one </text:span><text:span text:style-name="T474">являются </text:span><text:span text:style-name="T473">взаимозаменяемы</text:span><text:span text:style-name="T474">ми</text:span><text:span text:style-name="T473">.</text:span></text:p>
      <text:p text:style-name="P664"><text:span text:style-name="T471">Отрицание с no более весомое, чес с not + any.</text:span></text:p>
      <text:p text:style-name="P655"/>
      <text:p text:style-name="P656">Если слово «все» подразумевает людей (все люди), то нужно использовать </text:p>
      <text:p text:style-name="P656">everybody или everyone и никогда all.</text:p>
      <text:p text:style-name="P656"/>
      <text:p text:style-name="P648">Is everybody ready? (правильно) Is all ready? (неправильно)</text:p>
      <text:p text:style-name="P648"/>
      <text:p text:style-name="P648"/>
      <text:p text:style-name="P659">Существительное</text:p>
      <text:p text:style-name="P6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7T15:28:40.536060028</dc:date>
    <meta:editing-duration>P1DT7H44M55S</meta:editing-duration>
    <meta:editing-cycles>525</meta:editing-cycles>
    <meta:document-statistic meta:table-count="4" meta:image-count="0" meta:object-count="0" meta:page-count="28" meta:paragraph-count="953" meta:word-count="9163" meta:character-count="56395" meta:non-whitespace-character-count="47742"/>
  </office:meta>
</office:document-meta>
</file>